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D000002F6F49BF80E.png"/>
  <manifest:file-entry manifest:media-type="image/png" manifest:full-path="Pictures/10000000000003AC000002C70FE5618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svg:stroke-width="0.035cm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2" style:family="graphic" style:parent-style-name="standard">
      <style:graphic-properties draw:fill-color="#ff6600" draw:textarea-vertical-align="middle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ff6600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fill-color="#ff00cc" draw:textarea-vertical-align="middle"/>
    </style:style>
    <style:style style:name="gr5" style:family="graphic" style:parent-style-name="standard">
      <style:graphic-properties draw:fill-color="#9900ff" draw:textarea-vertical-align="middle"/>
    </style:style>
    <style:style style:name="gr6" style:family="graphic" style:parent-style-name="standard">
      <style:graphic-properties draw:fill-color="#6666ff" draw:textarea-vertical-align="middle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9900ff" draw:textarea-vertical-align="middle" fo:padding-top="0.134cm" fo:padding-bottom="0.134cm" fo:padding-left="0.259cm" fo:padding-right="0.259cm"/>
    </style:style>
    <style:style style:name="gr8" style:family="graphic" style:parent-style-name="objectwithoutfill">
      <style:graphic-properties svg:stroke-width="0.106cm" svg:stroke-color="#ff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ff6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99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6666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fill-color="#00ccff" draw:textarea-vertical-align="middle"/>
    </style:style>
    <style:style style:name="gr13" style:family="graphic" style:parent-style-name="standard">
      <style:graphic-properties svg:stroke-width="0.018cm" svg:stroke-color="#000000" draw:marker-start-width="0.227cm" draw:marker-end-width="0.227cm" draw:fill-color="#00ccff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svg:stroke-width="0.106cm" svg:stroke-color="#00cc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fill-color="#ff3333" draw:textarea-vertical-align="middle"/>
    </style:style>
    <style:style style:name="gr16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fill-color="#33ff99" draw:textarea-vertical-align="middle"/>
    </style:style>
    <style:style style:name="gr18" style:family="graphic" style:parent-style-name="standard">
      <style:graphic-properties svg:stroke-width="0.018cm" svg:stroke-color="#000000" draw:marker-start-width="0.226cm" draw:marker-end-width="0.226cm" draw:fill-color="#33ff99" draw:textarea-vertical-align="middle" fo:padding-top="0.133cm" fo:padding-bottom="0.133cm" fo:padding-left="0.258cm" fo:padding-right="0.258cm"/>
    </style:style>
    <style:style style:name="gr19" style:family="graphic" style:parent-style-name="objectwithoutfill">
      <style:graphic-properties svg:stroke-width="0.106cm" svg:stroke-color="#33ff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draw:fill-color="#ff9999" draw:textarea-vertical-align="middle"/>
    </style:style>
    <style:style style:name="gr21" style:family="graphic" style:parent-style-name="objectwithoutfill">
      <style:graphic-properties svg:stroke-width="0.106cm" svg:stroke-color="#ff99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fill-color="#cc66ff" draw:textarea-vertical-align="middle"/>
    </style:style>
    <style:style style:name="gr23" style:family="graphic" style:parent-style-name="objectwithoutfill">
      <style:graphic-properties svg:stroke-width="0.106cm" svg:stroke-color="#cc66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fill-color="#ccff00" draw:textarea-vertical-align="middle"/>
    </style:style>
    <style:style style:name="gr25" style:family="graphic" style:parent-style-name="standard">
      <style:graphic-properties draw:fill-color="#ccff66" draw:textarea-vertical-align="middle"/>
    </style:style>
    <style:style style:name="gr26" style:family="graphic" style:parent-style-name="objectwithoutfill">
      <style:graphic-properties svg:stroke-width="0.106cm" svg:stroke-color="#ccff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06cm" svg:stroke-color="#cc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fill-color="#0000ff" draw:textarea-vertical-align="middle"/>
    </style:style>
    <style:style style:name="gr29" style:family="graphic" style:parent-style-name="standard">
      <style:graphic-properties svg:stroke-width="0.018cm" svg:stroke-color="#000000" draw:marker-start-width="0.227cm" draw:marker-end-width="0.227cm" draw:fill-color="#0000cc" draw:textarea-vertical-align="middle" fo:padding-top="0.134cm" fo:padding-bottom="0.134cm" fo:padding-left="0.259cm" fo:padding-right="0.259cm"/>
    </style:style>
    <style:style style:name="gr30" style:family="graphic" style:parent-style-name="objectwithoutfill">
      <style:graphic-properties svg:stroke-width="0.106cm" svg:stroke-color="#00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draw:fill-color="#0000cc" draw:textarea-vertical-align="middle"/>
    </style:style>
    <style:style style:name="gr32" style:family="graphic" style:parent-style-name="standard">
      <style:graphic-properties draw:fill-color="#ffff00" draw:textarea-vertical-align="middle"/>
    </style:style>
    <style:style style:name="gr33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draw:fill-color="#ff33ff" draw:textarea-vertical-align="middle"/>
    </style:style>
    <style:style style:name="gr35" style:family="graphic" style:parent-style-name="standard">
      <style:graphic-properties draw:fill-color="#cc9900" draw:textarea-vertical-align="middle"/>
    </style:style>
    <style:style style:name="gr36" style:family="graphic" style:parent-style-name="objectwithoutfill">
      <style:graphic-properties svg:stroke-width="0.106cm" svg:stroke-color="#ff33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7" style:family="graphic" style:parent-style-name="standard">
      <style:graphic-properties draw:stroke="solid" svg:stroke-width="0.018cm" svg:stroke-color="#000000" draw:marker-start-width="0.227cm" draw:marker-end-width="0.227cm" draw:fill-color="#cc9900" draw:textarea-vertical-align="middle" fo:padding-top="0.134cm" fo:padding-bottom="0.134cm" fo:padding-left="0.259cm" fo:padding-right="0.259cm"/>
    </style:style>
    <style:style style:name="gr38" style:family="graphic" style:parent-style-name="objectwithoutfill">
      <style:graphic-properties svg:stroke-width="0.106cm" svg:stroke-color="#cc99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9" style:family="graphic" style:parent-style-name="standard">
      <style:graphic-properties draw:fill-color="#00cc00" draw:textarea-vertical-align="middle"/>
    </style:style>
    <style:style style:name="gr40" style:family="graphic" style:parent-style-name="objectwithoutfill">
      <style:graphic-properties svg:stroke-width="0.106cm" svg:stroke-color="#00cc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1" style:family="graphic" style:parent-style-name="standard">
      <style:graphic-properties draw:textarea-vertical-align="middle"/>
    </style:style>
    <style:style style:name="gr42" style:family="graphic" style:parent-style-name="standard">
      <style:graphic-properties draw:fill="gradient" draw:fill-gradient-name="Green_20_Gradient_20_3" draw:textarea-vertical-align="middle"/>
    </style:style>
    <style:style style:name="gr43" style:family="graphic" style:parent-style-name="standard">
      <style:graphic-properties draw:fill="gradient" draw:fill-gradient-name="Rectangular_20_red_2f_white" draw:textarea-vertical-align="middle"/>
    </style:style>
    <style:style style:name="gr44" style:family="graphic" style:parent-style-name="standard">
      <style:graphic-properties draw:fill="gradient" draw:fill-gradient-name="Cyan_20_Gradient" draw:textarea-vertical-align="middle"/>
    </style:style>
    <style:style style:name="gr45" style:family="graphic" style:parent-style-name="standard">
      <style:graphic-properties svg:stroke-width="0.018cm" draw:marker-start-width="0.227cm" draw:marker-end-width="0.227cm" draw:textarea-vertical-align="middle" fo:padding-top="0.134cm" fo:padding-bottom="0.134cm" fo:padding-left="0.259cm" fo:padding-right="0.25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19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24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21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82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27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07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3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6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8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06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1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09cm"/>
    </style:style>
    <style:style style:name="gr60" style:family="graphic" style:parent-style-name="standard">
      <style:graphic-properties draw:fill-color="#ff420e" draw:textarea-vertical-align="middle"/>
    </style:style>
    <style:style style:name="gr6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62" style:family="graphic" style:parent-style-name="standard">
      <style:graphic-properties draw:fill-color="#ffcc00" draw:textarea-vertical-align="middle"/>
    </style:style>
    <style:style style:name="gr63" style:family="graphic" style:parent-style-name="standard">
      <style:graphic-properties draw:marker-end="" draw:fill-color="#9900ff" draw:textarea-vertical-align="middle"/>
    </style:style>
    <style:style style:name="gr64" style:family="graphic" style:parent-style-name="standard">
      <style:graphic-properties draw:textarea-vertical-align="middle"/>
    </style:style>
    <style:style style:name="gr65" style:family="graphic" style:parent-style-name="standard">
      <style:graphic-properties draw:stroke="solid" svg:stroke-width="0.018cm" svg:stroke-color="#000000" draw:marker-start-width="0.227cm" draw:marker-end-width="0.227cm" draw:fill-color="#33ff99" draw:textarea-vertical-align="middle" fo:padding-top="0.134cm" fo:padding-bottom="0.134cm" fo:padding-left="0.259cm" fo:padding-right="0.259cm"/>
    </style:style>
    <style:style style:name="gr66" style:family="graphic" style:parent-style-name="standard">
      <style:graphic-properties draw:stroke="solid" svg:stroke-width="0.018cm" svg:stroke-color="#000000" draw:marker-start-width="0.227cm" draw:marker-end-width="0.227cm" draw:fill-color="#ff6600" draw:textarea-vertical-align="middle" fo:padding-top="0.134cm" fo:padding-bottom="0.134cm" fo:padding-left="0.259cm" fo:padding-right="0.259cm"/>
    </style:style>
    <style:style style:name="gr67" style:family="graphic" style:parent-style-name="standard">
      <style:graphic-properties draw:stroke="solid" svg:stroke-width="0.018cm" svg:stroke-color="#000000" draw:marker-start-width="0.227cm" draw:marker-end-width="0.227cm" draw:fill-color="#ff3333" draw:textarea-vertical-align="middle" fo:padding-top="0.134cm" fo:padding-bottom="0.134cm" fo:padding-left="0.259cm" fo:padding-right="0.259cm"/>
    </style:style>
    <style:style style:name="gr68" style:family="graphic" style:parent-style-name="standard">
      <style:graphic-properties draw:stroke="solid" svg:stroke-width="0.018cm" svg:stroke-color="#000000" draw:marker-start-width="0.227cm" draw:marker-end-width="0.227cm" draw:fill-color="#00ccff" draw:textarea-vertical-align="middle" fo:padding-top="0.134cm" fo:padding-bottom="0.134cm" fo:padding-left="0.259cm" fo:padding-right="0.259cm"/>
    </style:style>
    <style:style style:name="gr69" style:family="graphic" style:parent-style-name="standard">
      <style:graphic-properties draw:stroke="solid" svg:stroke-width="0.018cm" svg:stroke-color="#000000" draw:marker-start-width="0.227cm" draw:marker-end-width="0.227cm" draw:fill-color="#9900ff" draw:textarea-vertical-align="middle" fo:padding-top="0.134cm" fo:padding-bottom="0.134cm" fo:padding-left="0.259cm" fo:padding-right="0.259cm"/>
    </style:style>
    <style:style style:name="gr70" style:family="graphic" style:parent-style-name="standard">
      <style:graphic-properties draw:stroke="solid" svg:stroke-width="0.018cm" svg:stroke-color="#000000" draw:marker-start-width="0.227cm" draw:marker-end-width="0.227cm" draw:fill-color="#ffcc00" draw:textarea-vertical-align="middle" fo:padding-top="0.134cm" fo:padding-bottom="0.134cm" fo:padding-left="0.259cm" fo:padding-right="0.259cm"/>
    </style:style>
    <style:style style:name="gr71" style:family="graphic" style:parent-style-name="objectwithoutfill">
      <style:graphic-properties svg:stroke-width="0.212cm" svg:stroke-color="#33ff9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2" style:family="graphic" style:parent-style-name="objectwithoutfill">
      <style:graphic-properties svg:stroke-width="0.212cm" svg:stroke-color="#ff66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3" style:family="graphic" style:parent-style-name="objectwithoutfill">
      <style:graphic-properties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4" style:family="graphic" style:parent-style-name="objectwithoutfill">
      <style:graphic-properties draw:stroke="solid" draw:stroke-dash="Fine_20_Dashed" svg:stroke-width="0.212cm" svg:stroke-color="#00ccff" draw:marker-start-width="0.518cm" draw:marker-end-width="0.518cm" svg:stroke-opacity="100%" draw:fill="none" draw:textarea-vertical-align="middle" fo:padding-top="0.231cm" fo:padding-bottom="0.231cm" fo:padding-left="0.356cm" fo:padding-right="0.356cm"/>
    </style:style>
    <style:style style:name="gr75" style:family="graphic" style:parent-style-name="objectwithoutfill">
      <style:graphic-properties draw:stroke="solid" svg:stroke-width="0.212cm" svg:stroke-color="#6666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6" style:family="graphic" style:parent-style-name="objectwithoutfill">
      <style:graphic-properties svg:stroke-width="0.212cm" svg:stroke-color="#ff33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7" style:family="graphic" style:parent-style-name="objectwithoutfill">
      <style:graphic-properties svg:stroke-width="0.212cm" svg:stroke-color="#9900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8" style:family="graphic" style:parent-style-name="objectwithoutfill">
      <style:graphic-properties svg:stroke-width="0.212cm" svg:stroke-color="#ffcc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06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7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6cm"/>
    </style:style>
    <style:style style:name="gr82" style:family="graphic" style:parent-style-name="standard">
      <style:graphic-properties draw:fill-color="#ff6600" draw:opacity="20%" draw:textarea-vertical-align="middle"/>
    </style:style>
    <style:style style:name="gr83" style:family="graphic" style:parent-style-name="standard">
      <style:graphic-properties svg:stroke-width="0.018cm" svg:stroke-color="#000000" draw:marker-start-width="0.227cm" draw:marker-end-width="0.227cm" draw:fill-color="#ff6600" draw:opacity="20%" draw:textarea-vertical-align="middle" fo:padding-top="0.134cm" fo:padding-bottom="0.134cm" fo:padding-left="0.259cm" fo:padding-right="0.259cm"/>
    </style:style>
    <style:style style:name="gr84" style:family="graphic" style:parent-style-name="standard">
      <style:graphic-properties draw:fill-color="#ff00cc" draw:opacity="20%" draw:textarea-vertical-align="middle"/>
    </style:style>
    <style:style style:name="gr85" style:family="graphic" style:parent-style-name="standard">
      <style:graphic-properties draw:fill-color="#9900ff" draw:opacity="20%" draw:textarea-vertical-align="middle"/>
    </style:style>
    <style:style style:name="gr86" style:family="graphic" style:parent-style-name="standard">
      <style:graphic-properties draw:fill-color="#6666ff" draw:opacity="20%" draw:textarea-vertical-align="middle"/>
    </style:style>
    <style:style style:name="gr87" style:family="graphic" style:parent-style-name="standard">
      <style:graphic-properties svg:stroke-width="0.018cm" svg:stroke-color="#000000" draw:marker-start-width="0.227cm" draw:marker-end-width="0.227cm" draw:fill-color="#9900ff" draw:opacity="20%" draw:textarea-vertical-align="middle" fo:padding-top="0.134cm" fo:padding-bottom="0.134cm" fo:padding-left="0.259cm" fo:padding-right="0.259cm"/>
    </style:style>
    <style:style style:name="gr88" style:family="graphic" style:parent-style-name="objectwithoutfill">
      <style:graphic-properties svg:stroke-width="0.106cm" svg:stroke-color="#ff00cc" draw:marker-start-width="0.359cm" draw:marker-end-width="0.359cm" svg:stroke-opacity="30%" draw:fill="none" draw:opacity="20%" draw:textarea-vertical-align="middle" fo:padding-top="0.178cm" fo:padding-bottom="0.178cm" fo:padding-left="0.303cm" fo:padding-right="0.303cm"/>
    </style:style>
    <style:style style:name="gr89" style:family="graphic" style:parent-style-name="objectwithoutfill">
      <style:graphic-properties svg:stroke-width="0.106cm" svg:stroke-color="#ff6600" draw:marker-start-width="0.359cm" draw:marker-end-width="0.359cm" svg:stroke-opacity="30%" draw:fill="none" draw:opacity="20%" draw:textarea-vertical-align="middle" fo:padding-top="0.178cm" fo:padding-bottom="0.178cm" fo:padding-left="0.303cm" fo:padding-right="0.303cm"/>
    </style:style>
    <style:style style:name="gr90" style:family="graphic" style:parent-style-name="objectwithoutfill">
      <style:graphic-properties svg:stroke-width="0.106cm" svg:stroke-color="#9900ff" draw:marker-start-width="0.359cm" draw:marker-end-width="0.359cm" svg:stroke-opacity="30%" draw:fill="none" draw:opacity="20%" draw:textarea-vertical-align="middle" fo:padding-top="0.178cm" fo:padding-bottom="0.178cm" fo:padding-left="0.303cm" fo:padding-right="0.303cm"/>
    </style:style>
    <style:style style:name="gr91" style:family="graphic" style:parent-style-name="objectwithoutfill">
      <style:graphic-properties svg:stroke-width="0.106cm" svg:stroke-color="#6666ff" draw:marker-start-width="0.359cm" draw:marker-end-width="0.359cm" svg:stroke-opacity="30%" draw:fill="none" draw:opacity="20%" draw:textarea-vertical-align="middle" fo:padding-top="0.178cm" fo:padding-bottom="0.178cm" fo:padding-left="0.303cm" fo:padding-right="0.303cm"/>
    </style:style>
    <style:style style:name="gr92" style:family="graphic" style:parent-style-name="standard">
      <style:graphic-properties draw:fill-color="#00ccff" draw:opacity="20%" draw:textarea-vertical-align="middle"/>
    </style:style>
    <style:style style:name="gr93" style:family="graphic" style:parent-style-name="standard">
      <style:graphic-properties svg:stroke-width="0.018cm" svg:stroke-color="#000000" draw:marker-start-width="0.227cm" draw:marker-end-width="0.227cm" draw:fill-color="#00ccff" draw:opacity="20%" draw:textarea-vertical-align="middle" fo:padding-top="0.134cm" fo:padding-bottom="0.134cm" fo:padding-left="0.259cm" fo:padding-right="0.259cm"/>
    </style:style>
    <style:style style:name="gr94" style:family="graphic" style:parent-style-name="objectwithoutfill">
      <style:graphic-properties svg:stroke-width="0.106cm" svg:stroke-color="#00ccff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95" style:family="graphic" style:parent-style-name="standard">
      <style:graphic-properties draw:fill-color="#ff3333" draw:opacity="20%" draw:textarea-vertical-align="middle"/>
    </style:style>
    <style:style style:name="gr96" style:family="graphic" style:parent-style-name="objectwithoutfill">
      <style:graphic-properties svg:stroke-width="0.106cm" svg:stroke-color="#ff3333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97" style:family="graphic" style:parent-style-name="standard">
      <style:graphic-properties draw:fill-color="#33ff99" draw:opacity="20%" draw:textarea-vertical-align="middle"/>
    </style:style>
    <style:style style:name="gr98" style:family="graphic" style:parent-style-name="standard">
      <style:graphic-properties svg:stroke-width="0.018cm" svg:stroke-color="#000000" draw:marker-start-width="0.226cm" draw:marker-end-width="0.226cm" draw:fill-color="#33ff99" draw:opacity="20%" draw:textarea-vertical-align="middle" fo:padding-top="0.133cm" fo:padding-bottom="0.133cm" fo:padding-left="0.258cm" fo:padding-right="0.258cm"/>
    </style:style>
    <style:style style:name="gr99" style:family="graphic" style:parent-style-name="objectwithoutfill">
      <style:graphic-properties svg:stroke-width="0.106cm" svg:stroke-color="#33ff99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00" style:family="graphic" style:parent-style-name="standard">
      <style:graphic-properties draw:fill-color="#ff9999" draw:opacity="20%" draw:textarea-vertical-align="middle"/>
    </style:style>
    <style:style style:name="gr101" style:family="graphic" style:parent-style-name="objectwithoutfill">
      <style:graphic-properties svg:stroke-width="0.106cm" svg:stroke-color="#ff9999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02" style:family="graphic" style:parent-style-name="standard">
      <style:graphic-properties draw:fill-color="#cc66ff" draw:opacity="20%" draw:textarea-vertical-align="middle"/>
    </style:style>
    <style:style style:name="gr103" style:family="graphic" style:parent-style-name="objectwithoutfill">
      <style:graphic-properties svg:stroke-width="0.106cm" svg:stroke-color="#cc66ff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04" style:family="graphic" style:parent-style-name="standard">
      <style:graphic-properties draw:fill-color="#ccff00" draw:opacity="20%" draw:textarea-vertical-align="middle"/>
    </style:style>
    <style:style style:name="gr105" style:family="graphic" style:parent-style-name="standard">
      <style:graphic-properties draw:fill-color="#ccff66" draw:opacity="20%" draw:textarea-vertical-align="middle"/>
    </style:style>
    <style:style style:name="gr106" style:family="graphic" style:parent-style-name="objectwithoutfill">
      <style:graphic-properties svg:stroke-width="0.106cm" svg:stroke-color="#ccff66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07" style:family="graphic" style:parent-style-name="objectwithoutfill">
      <style:graphic-properties svg:stroke-width="0.106cm" svg:stroke-color="#ccff00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08" style:family="graphic" style:parent-style-name="standard">
      <style:graphic-properties draw:fill-color="#0000ff" draw:opacity="20%" draw:textarea-vertical-align="middle"/>
    </style:style>
    <style:style style:name="gr109" style:family="graphic" style:parent-style-name="standard">
      <style:graphic-properties svg:stroke-width="0.018cm" svg:stroke-color="#000000" draw:marker-start-width="0.227cm" draw:marker-end-width="0.227cm" draw:fill-color="#0000cc" draw:opacity="20%" draw:textarea-vertical-align="middle" fo:padding-top="0.134cm" fo:padding-bottom="0.134cm" fo:padding-left="0.259cm" fo:padding-right="0.259cm"/>
    </style:style>
    <style:style style:name="gr110" style:family="graphic" style:parent-style-name="objectwithoutfill">
      <style:graphic-properties svg:stroke-width="0.106cm" svg:stroke-color="#0000cc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11" style:family="graphic" style:parent-style-name="standard">
      <style:graphic-properties draw:fill-color="#0000cc" draw:opacity="20%" draw:textarea-vertical-align="middle"/>
    </style:style>
    <style:style style:name="gr112" style:family="graphic" style:parent-style-name="standard">
      <style:graphic-properties draw:fill-color="#ffff00" draw:opacity="20%" draw:textarea-vertical-align="middle"/>
    </style:style>
    <style:style style:name="gr113" style:family="graphic" style:parent-style-name="objectwithoutfill">
      <style:graphic-properties svg:stroke-width="0.106cm" svg:stroke-color="#ffff00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14" style:family="graphic" style:parent-style-name="standard">
      <style:graphic-properties draw:fill-color="#ff33ff" draw:opacity="20%" draw:textarea-vertical-align="middle"/>
    </style:style>
    <style:style style:name="gr115" style:family="graphic" style:parent-style-name="standard">
      <style:graphic-properties draw:fill-color="#cc9900" draw:opacity="20%" draw:textarea-vertical-align="middle"/>
    </style:style>
    <style:style style:name="gr116" style:family="graphic" style:parent-style-name="standard">
      <style:graphic-properties draw:stroke="solid" svg:stroke-width="0.018cm" svg:stroke-color="#000000" draw:marker-start-width="0.227cm" draw:marker-end-width="0.227cm" draw:fill-color="#cc9900" draw:opacity="20%" draw:textarea-vertical-align="middle" fo:padding-top="0.134cm" fo:padding-bottom="0.134cm" fo:padding-left="0.259cm" fo:padding-right="0.259cm"/>
    </style:style>
    <style:style style:name="gr117" style:family="graphic" style:parent-style-name="objectwithoutfill">
      <style:graphic-properties svg:stroke-width="0.106cm" svg:stroke-color="#cc9900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18" style:family="graphic" style:parent-style-name="objectwithoutfill">
      <style:graphic-properties svg:stroke-width="0.106cm" svg:stroke-color="#cc9900" draw:marker-start-width="0.359cm" draw:marker-end-width="0.359cm" svg:stroke-opacity="30%" draw:fill="none" draw:opacity="20%" draw:textarea-vertical-align="middle" fo:padding-top="0.178cm" fo:padding-bottom="0.178cm" fo:padding-left="0.303cm" fo:padding-right="0.303cm"/>
    </style:style>
    <style:style style:name="gr119" style:family="graphic" style:parent-style-name="objectwithoutfill">
      <style:graphic-properties svg:stroke-width="0.106cm" svg:stroke-color="#ff6600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20" style:family="graphic" style:parent-style-name="standard">
      <style:graphic-properties draw:fill-color="#00cc00" draw:opacity="20%" draw:textarea-vertical-align="middle"/>
    </style:style>
    <style:style style:name="gr121" style:family="graphic" style:parent-style-name="objectwithoutfill">
      <style:graphic-properties svg:stroke-width="0.106cm" svg:stroke-color="#00cc00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22" style:family="graphic" style:parent-style-name="standard">
      <style:graphic-properties draw:fill="gradient" draw:fill-gradient-name="Green_20_Gradient_20_3" draw:opacity="20%" draw:textarea-vertical-align="middle"/>
    </style:style>
    <style:style style:name="gr123" style:family="graphic" style:parent-style-name="standard">
      <style:graphic-properties draw:fill="gradient" draw:fill-gradient-name="Rectangular_20_red_2f_white" draw:opacity="20%" draw:textarea-vertical-align="middle"/>
    </style:style>
    <style:style style:name="gr124" style:family="graphic" style:parent-style-name="standard">
      <style:graphic-properties draw:fill="gradient" draw:fill-gradient-name="Cyan_20_Gradient" draw:opacity="20%" draw:textarea-vertical-align="middle"/>
    </style:style>
    <style:style style:name="gr125" style:family="graphic" style:parent-style-name="Volet_20_roulant">
      <style:graphic-properties draw:opacity="100%"/>
    </style:style>
    <style:style style:name="gr126" style:family="graphic" style:parent-style-name="standard">
      <style:graphic-properties draw:stroke="none" svg:stroke-color="#000000" draw:fill="none" draw:fill-color="#ffffff" draw:opacity="20%" draw:textarea-horizontal-align="left" draw:auto-grow-height="true" draw:auto-grow-width="true" fo:min-height="0.475cm" fo:min-width="2.081cm"/>
    </style:style>
    <style:style style:name="gr127" style:family="graphic" style:parent-style-name="standard">
      <style:graphic-properties draw:stroke="none" svg:stroke-color="#000000" draw:fill="none" draw:fill-color="#ffffff" draw:opacity="20%" draw:textarea-horizontal-align="left" draw:auto-grow-height="true" draw:auto-grow-width="true" fo:min-height="0.475cm" fo:min-width="1.67cm"/>
    </style:style>
    <style:style style:name="gr128" style:family="graphic" style:parent-style-name="standard">
      <style:graphic-properties draw:stroke="none" svg:stroke-color="#000000" draw:fill="none" draw:fill-color="#ffffff" draw:opacity="20%" draw:textarea-horizontal-align="left" draw:auto-grow-height="true" draw:auto-grow-width="true" fo:min-height="0.475cm" fo:min-width="0.806cm"/>
    </style:style>
    <style:style style:name="gr129" style:family="graphic" style:parent-style-name="Module">
      <style:graphic-properties draw:opacity="100%"/>
    </style:style>
    <style:style style:name="gr130" style:family="graphic" style:parent-style-name="Limite_20_module">
      <style:graphic-properties svg:stroke-opacity="40%"/>
    </style:style>
    <style:style style:name="gr131" style:family="graphic" style:parent-style-name="standard">
      <style:graphic-properties draw:fill-color="#009900" draw:textarea-vertical-align="middle"/>
    </style:style>
    <style:style style:name="gr132" style:family="graphic" style:parent-style-name="standard">
      <style:graphic-properties draw:fill="gradient" draw:fill-gradient-name="Rectangular_20_red_2f_white" draw:opacity="40%" draw:textarea-vertical-align="middle"/>
    </style:style>
    <style:style style:name="gr133" style:family="graphic" style:parent-style-name="standard">
      <style:graphic-properties draw:fill-color="#ffcc00" draw:opacity="20%" draw:textarea-vertical-align="middle"/>
    </style:style>
    <style:style style:name="gr134" style:family="graphic" style:parent-style-name="standard">
      <style:graphic-properties draw:marker-end="" svg:stroke-opacity="100%" draw:fill-color="#9900ff" draw:opacity="20%" draw:textarea-vertical-align="middle"/>
    </style:style>
    <style:style style:name="gr135" style:family="graphic" style:parent-style-name="standard">
      <style:graphic-properties draw:stroke="solid" svg:stroke-width="0.018cm" svg:stroke-color="#000000" draw:marker-start-width="0.227cm" draw:marker-end-width="0.227cm" draw:fill-color="#33ff99" draw:opacity="20%" draw:textarea-vertical-align="middle" fo:padding-top="0.134cm" fo:padding-bottom="0.134cm" fo:padding-left="0.259cm" fo:padding-right="0.259cm"/>
    </style:style>
    <style:style style:name="gr136" style:family="graphic" style:parent-style-name="standard">
      <style:graphic-properties draw:stroke="solid" svg:stroke-width="0.018cm" svg:stroke-color="#000000" draw:marker-start-width="0.227cm" draw:marker-end-width="0.227cm" draw:fill-color="#ff6600" draw:opacity="20%" draw:textarea-vertical-align="middle" fo:padding-top="0.134cm" fo:padding-bottom="0.134cm" fo:padding-left="0.259cm" fo:padding-right="0.259cm"/>
    </style:style>
    <style:style style:name="gr137" style:family="graphic" style:parent-style-name="standard">
      <style:graphic-properties draw:stroke="solid" svg:stroke-width="0.018cm" svg:stroke-color="#000000" draw:marker-start-width="0.227cm" draw:marker-end-width="0.227cm" draw:fill-color="#ff3333" draw:opacity="20%" draw:textarea-vertical-align="middle" fo:padding-top="0.134cm" fo:padding-bottom="0.134cm" fo:padding-left="0.259cm" fo:padding-right="0.259cm"/>
    </style:style>
    <style:style style:name="gr138" style:family="graphic" style:parent-style-name="standard">
      <style:graphic-properties draw:stroke="solid" svg:stroke-width="0.018cm" svg:stroke-color="#000000" draw:marker-start-width="0.227cm" draw:marker-end-width="0.227cm" draw:fill-color="#00ccff" draw:opacity="20%" draw:textarea-vertical-align="middle" fo:padding-top="0.134cm" fo:padding-bottom="0.134cm" fo:padding-left="0.259cm" fo:padding-right="0.259cm"/>
    </style:style>
    <style:style style:name="gr139" style:family="graphic" style:parent-style-name="standard">
      <style:graphic-properties draw:stroke="solid" svg:stroke-width="0.018cm" svg:stroke-color="#000000" draw:marker-start-width="0.227cm" draw:marker-end-width="0.227cm" draw:fill-color="#9900ff" draw:opacity="20%" draw:textarea-vertical-align="middle" fo:padding-top="0.134cm" fo:padding-bottom="0.134cm" fo:padding-left="0.259cm" fo:padding-right="0.259cm"/>
    </style:style>
    <style:style style:name="gr140" style:family="graphic" style:parent-style-name="standard">
      <style:graphic-properties draw:stroke="solid" svg:stroke-width="0.018cm" svg:stroke-color="#000000" draw:marker-start-width="0.227cm" draw:marker-end-width="0.227cm" draw:fill-color="#ffcc00" draw:opacity="20%" draw:textarea-vertical-align="middle" fo:padding-top="0.134cm" fo:padding-bottom="0.134cm" fo:padding-left="0.259cm" fo:padding-right="0.259cm"/>
    </style:style>
    <style:style style:name="gr141" style:family="graphic" style:parent-style-name="objectwithoutfill">
      <style:graphic-properties svg:stroke-width="0.212cm" svg:stroke-color="#33ff99" draw:marker-start-width="0.518cm" draw:marker-end-width="0.518cm" svg:stroke-opacity="20%" draw:fill="none" draw:opacity="20%" draw:textarea-vertical-align="middle" fo:padding-top="0.231cm" fo:padding-bottom="0.231cm" fo:padding-left="0.356cm" fo:padding-right="0.356cm"/>
    </style:style>
    <style:style style:name="gr142" style:family="graphic" style:parent-style-name="objectwithoutfill">
      <style:graphic-properties svg:stroke-width="0.212cm" svg:stroke-color="#ff6600" draw:marker-start-width="0.518cm" draw:marker-end-width="0.518cm" svg:stroke-opacity="20%" draw:fill="none" draw:textarea-vertical-align="middle" fo:padding-top="0.231cm" fo:padding-bottom="0.231cm" fo:padding-left="0.356cm" fo:padding-right="0.356cm"/>
    </style:style>
    <style:style style:name="gr143" style:family="graphic" style:parent-style-name="objectwithoutfill">
      <style:graphic-properties svg:stroke-width="0.212cm" svg:stroke-color="#ff6600" draw:marker-start-width="0.518cm" draw:marker-end-width="0.518cm" svg:stroke-opacity="20%" draw:fill="none" draw:opacity="20%" draw:textarea-vertical-align="middle" fo:padding-top="0.231cm" fo:padding-bottom="0.231cm" fo:padding-left="0.356cm" fo:padding-right="0.356cm"/>
    </style:style>
    <style:style style:name="gr144" style:family="graphic" style:parent-style-name="objectwithoutfill">
      <style:graphic-properties svg:stroke-width="0.212cm" svg:stroke-color="#ff3333" draw:marker-start-width="0.518cm" draw:marker-end-width="0.518cm" svg:stroke-opacity="20%" draw:fill="none" draw:opacity="20%" draw:textarea-vertical-align="middle" fo:padding-top="0.231cm" fo:padding-bottom="0.231cm" fo:padding-left="0.356cm" fo:padding-right="0.356cm"/>
    </style:style>
    <style:style style:name="gr145" style:family="graphic" style:parent-style-name="objectwithoutfill">
      <style:graphic-properties draw:stroke="solid" draw:stroke-dash="Fine_20_Dashed" svg:stroke-width="0.212cm" svg:stroke-color="#00ccff" draw:marker-start-width="0.518cm" draw:marker-end-width="0.518cm" svg:stroke-opacity="20%" draw:fill="none" draw:textarea-vertical-align="middle" fo:padding-top="0.231cm" fo:padding-bottom="0.231cm" fo:padding-left="0.356cm" fo:padding-right="0.356cm"/>
    </style:style>
    <style:style style:name="gr146" style:family="graphic" style:parent-style-name="objectwithoutfill">
      <style:graphic-properties draw:stroke="solid" draw:stroke-dash="Fine_20_Dashed" svg:stroke-width="0.212cm" svg:stroke-color="#00ccff" draw:marker-start-width="0.518cm" draw:marker-end-width="0.518cm" svg:stroke-opacity="5%" draw:fill="none" draw:textarea-vertical-align="middle" fo:padding-top="0.231cm" fo:padding-bottom="0.231cm" fo:padding-left="0.356cm" fo:padding-right="0.356cm"/>
    </style:style>
    <style:style style:name="gr147" style:family="graphic" style:parent-style-name="objectwithoutfill">
      <style:graphic-properties draw:stroke="solid" svg:stroke-width="0.212cm" svg:stroke-color="#6666ff" draw:marker-start-width="0.518cm" draw:marker-end-width="0.518cm" svg:stroke-opacity="20%" draw:fill="none" draw:textarea-vertical-align="middle" fo:padding-top="0.231cm" fo:padding-bottom="0.231cm" fo:padding-left="0.356cm" fo:padding-right="0.356cm"/>
    </style:style>
    <style:style style:name="gr148" style:family="graphic" style:parent-style-name="objectwithoutfill">
      <style:graphic-properties draw:stroke="dash" draw:stroke-dash="Ultrafine_20_2_20_Dots_20_3_20_Dashes" svg:stroke-width="0.212cm" svg:stroke-color="#ff33ff" draw:marker-start-width="0.518cm" draw:marker-end-width="0.518cm" svg:stroke-opacity="20%" draw:fill="none" draw:textarea-vertical-align="middle" fo:padding-top="0.231cm" fo:padding-bottom="0.231cm" fo:padding-left="0.356cm" fo:padding-right="0.356cm"/>
    </style:style>
    <style:style style:name="gr149" style:family="graphic" style:parent-style-name="objectwithoutfill">
      <style:graphic-properties svg:stroke-width="0.212cm" svg:stroke-color="#9900ff" draw:marker-start-width="0.518cm" draw:marker-end-width="0.518cm" svg:stroke-opacity="20%" draw:fill="none" draw:textarea-vertical-align="middle" fo:padding-top="0.231cm" fo:padding-bottom="0.231cm" fo:padding-left="0.356cm" fo:padding-right="0.356cm"/>
    </style:style>
    <style:style style:name="gr150" style:family="graphic" style:parent-style-name="objectwithoutfill">
      <style:graphic-properties svg:stroke-width="0.212cm" svg:stroke-color="#ffcc00" draw:marker-start-width="0.517cm" draw:marker-end-width="0.517cm" svg:stroke-opacity="20%" draw:fill="none" draw:textarea-vertical-align="middle" fo:padding-top="0.23cm" fo:padding-bottom="0.23cm" fo:padding-left="0.355cm" fo:padding-right="0.355cm"/>
    </style:style>
    <style:style style:name="gr151" style:family="graphic" style:parent-style-name="Module">
      <style:graphic-properties svg:stroke-opacity="10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color="#eeeeee"/>
    </style:style>
    <style:style style:name="P4" style:family="paragraph">
      <style:paragraph-properties fo:text-align="center"/>
      <style:text-properties fo:color="#eeeeee" fo:font-size="10pt" style:font-size-asian="10pt" style:font-size-complex="10pt"/>
    </style:style>
    <style:style style:name="P5" style:family="paragraph">
      <style:paragraph-properties fo:text-align="center"/>
      <style:text-properties fo:font-size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color="#ffffff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text-align="center"/>
      <style:text-properties fo:color="#eeeeee" fo:font-size="18pt"/>
    </style:style>
    <style:style style:name="P14" style:family="paragraph">
      <style:paragraph-properties fo:text-align="center"/>
      <style:text-properties fo:color="#ffffff" fo:font-size="12pt" style:font-size-asian="12pt" style:font-size-complex="12pt"/>
    </style:style>
    <style:style style:name="P15" style:family="paragraph">
      <style:text-properties fo:font-size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eeeeee"/>
    </style:style>
    <style:style style:name="T3" style:family="text">
      <style:text-properties fo:color="#eeeeee" fo:font-size="10pt" style:font-size-asian="10pt" style:font-size-complex="10pt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ffffff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color="#eeeeee" fo:font-size="18pt"/>
    </style:style>
    <style:style style:name="T12" style:family="text">
      <style:text-properties fo:color="#ffffff" fo:font-size="12pt" style:font-size-asian="12pt" style:font-size-complex="12pt"/>
    </style:style>
    <style:style style:name="T13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0.021cm" svg:height="18.999cm" svg:x="4.279cm" svg:y="1cm">
          <draw:image xlink:href="Pictures/100000000000031D000002F6F49BF80E.png" xlink:type="simple" xlink:show="embed" xlink:actuate="onLoad">
            <text:p/>
          </draw:image>
        </draw:frame>
        <draw:circle draw:style-name="gr2" draw:text-style-name="P1" xml:id="id4" draw:id="id4" draw:layer="layout" svg:width="0.94cm" svg:height="0.94cm" svg:x="9.1cm" svg:y="3.76cm">
          <text:p text:style-name="P1">6</text:p>
        </draw:circle>
        <draw:rect draw:style-name="gr2" draw:text-style-name="P2" xml:id="id3" draw:id="id3" draw:layer="layout" svg:width="0.639cm" svg:height="0.5cm" svg:x="8cm" svg:y="1.7cm">
          <text:p text:style-name="P1"><text:span text:style-name="T1">6.1</text:span></text:p>
        </draw:rect>
        <draw:rect draw:style-name="gr3" draw:text-style-name="P2" xml:id="id5" draw:id="id5" draw:layer="layout" svg:width="0.687cm" svg:height="0.5cm" svg:x="9.7cm" svg:y="6.5cm">
          <text:p text:style-name="P1"><text:span text:style-name="T1">6.2</text:span></text:p>
        </draw:rect>
        <draw:circle draw:style-name="gr4" draw:text-style-name="P1" xml:id="id2" draw:id="id2" draw:layer="layout" svg:width="0.94cm" svg:height="0.94cm" svg:x="5.9cm" svg:y="2.56cm">
          <text:p text:style-name="P1">9</text:p>
        </draw:circle>
        <draw:circle draw:style-name="gr5" draw:text-style-name="P1" xml:id="id7" draw:id="id7" draw:layer="layout" svg:width="0.94cm" svg:height="0.94cm" svg:x="5.4cm" svg:y="4.56cm">
          <text:p text:style-name="P1">7</text:p>
        </draw:circle>
        <draw:circle draw:style-name="gr6" draw:text-style-name="P1" xml:id="id9" draw:id="id9" draw:layer="layout" svg:width="0.94cm" svg:height="0.94cm" svg:x="5.9cm" svg:y="6.36cm">
          <text:p text:style-name="P1">8</text:p>
        </draw:circle>
        <draw:rect draw:style-name="gr4" draw:text-style-name="P2" xml:id="id1" draw:id="id1" draw:layer="layout" svg:width="0.661cm" svg:height="0.5cm" svg:x="6.9cm" svg:y="2cm">
          <text:p text:style-name="P1"><text:span text:style-name="T1">9.1</text:span></text:p>
        </draw:rect>
        <draw:rect draw:style-name="gr7" draw:text-style-name="P2" xml:id="id6" draw:id="id6" draw:layer="layout" svg:width="0.722cm" svg:height="0.5cm" svg:x="6.778cm" svg:y="4.6cm">
          <text:p text:style-name="P1"><text:span text:style-name="T1">7.1</text:span></text:p>
        </draw:rect>
        <draw:rect draw:style-name="gr6" draw:text-style-name="P2" xml:id="id8" draw:id="id8" draw:layer="layout" svg:width="0.706cm" svg:height="0.5cm" svg:x="6.794cm" svg:y="5.2cm">
          <text:p text:style-name="P1"><text:span text:style-name="T1">8.1</text:span></text:p>
        </draw:rect>
        <draw:connector draw:style-name="gr8" draw:text-style-name="P1" draw:layer="layout" draw:type="curve" svg:x1="6.9cm" svg:y1="2.25cm" svg:x2="6.37cm" svg:y2="2.56cm" draw:start-shape="id1" draw:start-glue-point="3" draw:end-shape="id2" draw:end-glue-point="0" svg:d="M6900 2250c-354 0-530 103-530 310">
          <text:p/>
        </draw:connector>
        <draw:connector draw:style-name="gr9" draw:text-style-name="P1" draw:layer="layout" draw:type="curve" svg:x1="8.639cm" svg:y1="1.95cm" svg:x2="9.57cm" svg:y2="3.76cm" draw:start-shape="id3" draw:start-glue-point="1" draw:end-shape="id4" draw:end-glue-point="0" svg:d="M8639 1950c621 0 931 603 931 1810">
          <text:p/>
        </draw:connector>
        <draw:connector draw:style-name="gr9" draw:text-style-name="P1" draw:layer="layout" draw:type="curve" svg:x1="9.57cm" svg:y1="4.7cm" svg:x2="10.043cm" svg:y2="6.5cm" draw:start-shape="id4" draw:start-glue-point="2" draw:end-shape="id5" draw:end-glue-point="0" svg:d="M9570 4700c0 1350 473 450 473 1800">
          <text:p/>
        </draw:connector>
        <draw:connector draw:style-name="gr10" draw:text-style-name="P1" draw:layer="layout" draw:type="curve" svg:x1="6.778cm" svg:y1="4.85cm" svg:x2="6.34cm" svg:y2="5.03cm" draw:start-shape="id6" draw:start-glue-point="3" draw:end-shape="id7" draw:end-glue-point="1" svg:d="M6778 4850c-328 0-110 180-438 180">
          <text:p/>
        </draw:connector>
        <draw:connector draw:style-name="gr11" draw:text-style-name="P1" draw:layer="layout" draw:type="curve" svg:x1="6.794cm" svg:y1="5.45cm" svg:x2="6.37cm" svg:y2="6.36cm" draw:start-shape="id8" draw:start-glue-point="3" draw:end-shape="id9" draw:end-glue-point="0" svg:d="M6794 5450c-283 0-424 303-424 910">
          <text:p/>
        </draw:connector>
        <draw:circle draw:style-name="gr12" draw:text-style-name="P1" xml:id="id11" draw:id="id11" draw:layer="layout" svg:width="0.94cm" svg:height="0.94cm" svg:x="10.7cm" svg:y="11.06cm">
          <text:p text:style-name="P1">4</text:p>
        </draw:circle>
        <draw:rect draw:style-name="gr12" draw:text-style-name="P2" xml:id="id10" draw:id="id10" draw:layer="layout" svg:width="0.646cm" svg:height="0.5cm" svg:x="9.554cm" svg:y="7.2cm">
          <text:p text:style-name="P1"><text:span text:style-name="T1">4.1</text:span></text:p>
        </draw:rect>
        <draw:rect draw:style-name="gr13" draw:text-style-name="P2" xml:id="id12" draw:id="id12" draw:layer="layout" svg:width="0.693cm" svg:height="0.5cm" svg:x="8.6cm" svg:y="13.3cm">
          <text:p text:style-name="P1"><text:span text:style-name="T1">4.2</text:span></text:p>
        </draw:rect>
        <draw:rect draw:style-name="gr12" draw:text-style-name="P2" xml:id="id14" draw:id="id14" draw:layer="layout" svg:width="0.686cm" svg:height="0.5cm" svg:x="14.814cm" svg:y="10.8cm">
          <text:p text:style-name="P1"><text:span text:style-name="T1">4.1</text:span></text:p>
        </draw:rect>
        <draw:rect draw:style-name="gr13" draw:text-style-name="P2" xml:id="id13" draw:id="id13" draw:layer="layout" svg:width="0.645cm" svg:height="0.5cm" svg:x="12.755cm" svg:y="14.1cm">
          <text:p text:style-name="P1"><text:span text:style-name="T1">4.3</text:span></text:p>
        </draw:rect>
        <draw:connector draw:style-name="gr14" draw:text-style-name="P1" draw:layer="layout" draw:type="curve" svg:x1="10.2cm" svg:y1="7.45cm" svg:x2="11.17cm" svg:y2="11.06cm" draw:start-shape="id10" draw:start-glue-point="1" draw:end-shape="id11" draw:end-glue-point="0" svg:d="M10200 7450c647 0 970 1203 970 3610">
          <text:p/>
        </draw:connector>
        <draw:connector draw:style-name="gr14" draw:text-style-name="P1" draw:layer="layout" draw:type="curve" svg:x1="10.7cm" svg:y1="11.53cm" svg:x2="8.946cm" svg:y2="13.3cm" draw:start-shape="id11" draw:start-glue-point="3" draw:end-shape="id12" draw:end-glue-point="0" svg:d="M10700 11530c-1170 0-1754 590-1754 1770">
          <text:p/>
        </draw:connector>
        <draw:connector draw:style-name="gr14" draw:text-style-name="P1" draw:layer="layout" draw:type="curve" svg:x1="11.17cm" svg:y1="12cm" svg:x2="12.755cm" svg:y2="14.35cm" draw:start-shape="id11" draw:start-glue-point="2" draw:end-shape="id13" draw:end-glue-point="3" svg:d="M11170 12000c0 1567 528 2350 1585 2350">
          <text:p/>
        </draw:connector>
        <draw:connector draw:style-name="gr14" draw:text-style-name="P1" draw:layer="layout" draw:type="curve" svg:x1="11.64cm" svg:y1="11.53cm" svg:x2="14.814cm" svg:y2="11.05cm" draw:start-shape="id11" draw:start-glue-point="1" draw:end-shape="id14" draw:end-glue-point="3" svg:d="M11640 11530c2380 0 794-480 3174-480">
          <text:p/>
        </draw:connector>
        <draw:circle draw:style-name="gr15" draw:text-style-name="P1" xml:id="id15" draw:id="id15" draw:layer="layout" svg:width="0.94cm" svg:height="0.94cm" svg:x="13.4cm" svg:y="7.26cm">
          <text:p text:style-name="P1">12</text:p>
        </draw:circle>
        <draw:rect draw:style-name="gr15" draw:text-style-name="P2" xml:id="id16" draw:id="id16" draw:layer="layout" svg:width="0.686cm" svg:height="0.5cm" svg:x="14.814cm" svg:y="10.2cm">
          <text:p text:style-name="P1"><text:span text:style-name="T1">12.1</text:span></text:p>
        </draw:rect>
        <draw:connector draw:style-name="gr16" draw:text-style-name="P1" draw:layer="layout" draw:type="curve" svg:x1="13.87cm" svg:y1="8.2cm" svg:x2="14.814cm" svg:y2="10.45cm" draw:start-shape="id15" draw:start-glue-point="2" draw:end-shape="id16" draw:end-glue-point="3" svg:d="M13870 8200c0 1500 314 2250 944 2250">
          <text:p/>
        </draw:connector>
        <draw:circle draw:style-name="gr17" draw:text-style-name="P1" xml:id="id18" draw:id="id18" draw:layer="layout" svg:width="0.94cm" svg:height="0.94cm" svg:x="16.6cm" svg:y="12.66cm">
          <text:p text:style-name="P1">3</text:p>
        </draw:circle>
        <draw:rect draw:style-name="gr18" draw:text-style-name="P2" xml:id="id17" draw:id="id17" draw:layer="layout" svg:width="0.7cm" svg:height="0.5cm" svg:x="15.6cm" svg:y="10.8cm">
          <text:p text:style-name="P1"><text:span text:style-name="T1">3.1</text:span></text:p>
        </draw:rect>
        <draw:rect draw:style-name="gr17" draw:text-style-name="P2" xml:id="id19" draw:id="id19" draw:layer="layout" svg:width="0.692cm" svg:height="0.5cm" svg:x="13.5cm" svg:y="14.1cm">
          <text:p text:style-name="P1"><text:span text:style-name="T1">3.1</text:span></text:p>
        </draw:rect>
        <draw:connector draw:style-name="gr19" draw:text-style-name="P1" draw:layer="layout" draw:type="curve" svg:x1="15.95cm" svg:y1="11.3cm" svg:x2="17.07cm" svg:y2="12.66cm" draw:start-shape="id17" draw:start-glue-point="2" draw:end-shape="id18" draw:end-glue-point="0" svg:d="M15950 11300c0 1020 1120 340 1120 1360">
          <text:p/>
        </draw:connector>
        <draw:connector draw:style-name="gr19" draw:text-style-name="P1" draw:layer="layout" draw:type="curve" svg:x1="17.07cm" svg:y1="13.6cm" svg:x2="14.192cm" svg:y2="14.35cm" draw:start-shape="id18" draw:start-glue-point="2" draw:end-shape="id19" draw:end-glue-point="1" svg:d="M17070 13600c0 500-959 750-2878 750">
          <text:p/>
        </draw:connector>
        <draw:circle draw:style-name="gr20" draw:text-style-name="P1" xml:id="id21" draw:id="id21" draw:layer="layout" svg:width="0.94cm" svg:height="0.94cm" svg:x="9.6cm" svg:y="16.66cm">
          <text:p text:style-name="P1">14</text:p>
        </draw:circle>
        <draw:rect draw:style-name="gr20" draw:text-style-name="P2" xml:id="id20" draw:id="id20" draw:layer="layout" svg:width="0.661cm" svg:height="0.5cm" svg:x="12.739cm" svg:y="14.7cm">
          <text:p text:style-name="P1"><text:span text:style-name="T1">14.1</text:span></text:p>
        </draw:rect>
        <draw:connector draw:style-name="gr21" draw:text-style-name="P1" draw:layer="layout" draw:type="curve" svg:x1="12.739cm" svg:y1="14.95cm" svg:x2="10.07cm" svg:y2="16.66cm" draw:start-shape="id20" draw:start-glue-point="3" draw:end-shape="id21" draw:end-glue-point="0" svg:d="M12739 14950c-1780 0-2669 570-2669 1710">
          <text:p/>
        </draw:connector>
        <draw:rect draw:style-name="gr22" draw:text-style-name="P2" xml:id="id23" draw:id="id23" draw:layer="layout" svg:width="0.692cm" svg:height="0.5cm" svg:x="13.5cm" svg:y="14.7cm">
          <text:p text:style-name="P1"><text:span text:style-name="T1">5.1</text:span></text:p>
        </draw:rect>
        <draw:circle draw:style-name="gr22" draw:text-style-name="P1" xml:id="id22" draw:id="id22" draw:layer="layout" svg:width="0.94cm" svg:height="0.94cm" svg:x="16.6cm" svg:y="16.56cm">
          <text:p text:style-name="P1">5</text:p>
        </draw:circle>
        <draw:connector draw:style-name="gr23" draw:text-style-name="P1" draw:layer="layout" draw:type="curve" svg:x1="16.6cm" svg:y1="17.03cm" svg:x2="14.192cm" svg:y2="14.95cm" draw:start-shape="id22" draw:start-glue-point="3" draw:end-shape="id23" draw:end-glue-point="1" svg:d="M16600 17030c-1806 0-602-2080-2408-2080">
          <text:p/>
        </draw:connector>
        <draw:rect draw:style-name="gr22" draw:text-style-name="P2" xml:id="id24" draw:id="id24" draw:layer="layout" svg:width="0.661cm" svg:height="0.5cm" svg:x="18.439cm" svg:y="16.7cm">
          <text:p text:style-name="P1"><text:span text:style-name="T1">5.1</text:span></text:p>
        </draw:rect>
        <draw:connector draw:style-name="gr23" draw:text-style-name="P1" draw:layer="layout" draw:type="curve" svg:x1="18.439cm" svg:y1="16.95cm" svg:x2="17.54cm" svg:y2="17.03cm" draw:start-shape="id24" draw:start-glue-point="3" draw:end-shape="id22" draw:end-glue-point="1" svg:d="M18439 16950c-673 0-224 80-899 80">
          <text:p/>
        </draw:connector>
        <draw:circle draw:style-name="gr24" draw:text-style-name="P1" xml:id="id26" draw:id="id26" draw:layer="layout" svg:width="0.94cm" svg:height="0.94cm" svg:x="21.3cm" svg:y="17.46cm">
          <text:p text:style-name="P1">11</text:p>
        </draw:circle>
        <draw:rect draw:style-name="gr25" draw:text-style-name="P2" xml:id="id27" draw:id="id27" draw:layer="layout" svg:width="0.675cm" svg:height="0.5cm" svg:x="19.3cm" svg:y="16.7cm">
          <text:p text:style-name="P1"><text:span text:style-name="T1">11.1</text:span></text:p>
        </draw:rect>
        <draw:rect draw:style-name="gr25" draw:text-style-name="P2" xml:id="id25" draw:id="id25" draw:layer="layout" svg:width="0.704cm" svg:height="0.5cm" svg:x="21.396cm" svg:y="15.7cm">
          <text:p text:style-name="P1"><text:span text:style-name="T1">11.2</text:span></text:p>
        </draw:rect>
        <draw:connector draw:style-name="gr26" draw:text-style-name="P1" draw:layer="layout" draw:type="curve" svg:x1="22.1cm" svg:y1="15.95cm" svg:x2="21.77cm" svg:y2="17.46cm" draw:start-shape="id25" draw:start-glue-point="1" draw:end-shape="id26" draw:end-glue-point="0" svg:d="M22100 15950c763 0 636 440 363 582s-693-17-693 928">
          <text:p/>
        </draw:connector>
        <draw:connector draw:style-name="gr27" draw:text-style-name="P1" draw:layer="layout" draw:type="curve" svg:x1="19.637cm" svg:y1="17.2cm" svg:x2="21.3cm" svg:y2="17.93cm" draw:start-shape="id27" draw:start-glue-point="2" draw:end-shape="id26" svg:d="M19637 17200c0 487 554 730 1663 730">
          <text:p/>
        </draw:connector>
        <draw:circle draw:style-name="gr28" draw:text-style-name="P3" xml:id="id28" draw:id="id28" draw:layer="layout" svg:width="0.94cm" svg:height="0.94cm" svg:x="21.3cm" svg:y="12.76cm">
          <text:p text:style-name="P1"><text:span text:style-name="T2">10</text:span></text:p>
        </draw:circle>
        <draw:rect draw:style-name="gr29" draw:text-style-name="P4" xml:id="id29" draw:id="id29" draw:layer="layout" svg:width="0.672cm" svg:height="0.5cm" svg:x="21.428cm" svg:y="15.2cm">
          <text:p text:style-name="P1"><text:span text:style-name="T3">10.1</text:span></text:p>
        </draw:rect>
        <draw:connector draw:style-name="gr30" draw:text-style-name="P1" draw:layer="layout" draw:type="curve" svg:x1="21.77cm" svg:y1="13.7cm" svg:x2="22.1cm" svg:y2="15.45cm" draw:start-shape="id28" draw:start-glue-point="2" draw:end-shape="id29" draw:end-glue-point="1" svg:d="M21770 13700c0 1125 420 936 693 1093s400 657-363 657">
          <text:p/>
        </draw:connector>
        <draw:rect draw:style-name="gr31" draw:text-style-name="P4" xml:id="id30" draw:id="id30" draw:layer="layout" svg:width="0.721cm" svg:height="0.5cm" svg:x="19.779cm" svg:y="10.6cm">
          <text:p text:style-name="P1"><text:span text:style-name="T3">10.2</text:span></text:p>
        </draw:rect>
        <draw:connector draw:style-name="gr30" draw:text-style-name="P1" draw:layer="layout" draw:type="curve" svg:x1="20.5cm" svg:y1="10.85cm" svg:x2="21.77cm" svg:y2="12.76cm" draw:start-shape="id30" draw:start-glue-point="1" draw:end-shape="id28" draw:end-glue-point="0" svg:d="M20500 10850c847 0 1270 636 1270 1910">
          <text:p/>
        </draw:connector>
        <draw:circle draw:style-name="gr32" draw:text-style-name="P1" xml:id="id31" draw:id="id31" draw:layer="layout" svg:width="0.94cm" svg:height="0.94cm" svg:x="21.5cm" svg:y="7.56cm">
          <text:p text:style-name="P1">16</text:p>
        </draw:circle>
        <draw:rect draw:style-name="gr32" draw:text-style-name="P2" xml:id="id32" draw:id="id32" draw:layer="layout" svg:width="0.705cm" svg:height="0.5cm" svg:x="19.795cm" svg:y="10cm">
          <text:p text:style-name="P1"><text:span text:style-name="T1">16.1</text:span></text:p>
        </draw:rect>
        <draw:connector draw:style-name="gr33" draw:text-style-name="P1" draw:layer="layout" draw:type="curve" svg:x1="21.97cm" svg:y1="8.5cm" svg:x2="20.147cm" svg:y2="10cm" draw:start-shape="id31" draw:start-glue-point="2" draw:end-shape="id32" svg:d="M21970 8500c0 1125-1823 375-1823 1500">
          <text:p/>
        </draw:connector>
        <draw:circle draw:style-name="gr34" draw:text-style-name="P1" xml:id="id33" draw:id="id33" draw:layer="layout" svg:width="0.94cm" svg:height="0.94cm" svg:x="18.06cm" svg:y="8.9cm">
          <text:p text:style-name="P1">2</text:p>
        </draw:circle>
        <draw:circle draw:style-name="gr35" draw:text-style-name="P1" xml:id="id35" draw:id="id35" draw:layer="layout" svg:width="0.94cm" svg:height="0.94cm" svg:x="16.5cm" svg:y="8.26cm">
          <text:p text:style-name="P1">1</text:p>
        </draw:circle>
        <draw:rect draw:style-name="gr34" draw:text-style-name="P2" xml:id="id34" draw:id="id34" draw:layer="layout" svg:width="0.635cm" svg:height="0.5cm" svg:x="18cm" svg:y="7.8cm">
          <text:p text:style-name="P1"><text:span text:style-name="T1">2.1</text:span></text:p>
        </draw:rect>
        <draw:connector draw:style-name="gr36" draw:text-style-name="P1" draw:layer="layout" draw:type="curve" svg:x1="18.53cm" svg:y1="8.9cm" svg:x2="18.317cm" svg:y2="8.3cm" draw:start-shape="id33" draw:start-glue-point="0" draw:end-shape="id34" draw:end-glue-point="2" svg:d="M18530 8900c0-450-213-150-213-600">
          <text:p/>
        </draw:connector>
        <draw:rect draw:style-name="gr35" draw:text-style-name="P2" xml:id="id36" draw:id="id36" draw:layer="layout" svg:width="0.618cm" svg:height="0.5cm" svg:x="15.6cm" svg:y="10.2cm">
          <text:p text:style-name="P1"><text:span text:style-name="T1">1.1</text:span></text:p>
        </draw:rect>
        <draw:rect draw:style-name="gr37" draw:text-style-name="P2" xml:id="id37" draw:id="id37" draw:layer="layout" svg:width="0.678cm" svg:height="0.5cm" svg:x="15.9cm" svg:y="7.7cm">
          <text:p text:style-name="P1"><text:span text:style-name="T1">1.1</text:span></text:p>
        </draw:rect>
        <draw:connector draw:style-name="gr38" draw:text-style-name="P1" draw:layer="layout" draw:type="curve" svg:x1="16.97cm" svg:y1="9.2cm" svg:x2="16.218cm" svg:y2="10.45cm" draw:start-shape="id35" draw:start-glue-point="2" draw:end-shape="id36" draw:end-glue-point="1" svg:d="M16970 9200c0 834-250 1250-752 1250">
          <text:p/>
        </draw:connector>
        <draw:connector draw:style-name="gr38" draw:text-style-name="P1" draw:layer="layout" draw:type="curve" svg:x1="16.5cm" svg:y1="8.73cm" svg:x2="16.239cm" svg:y2="8.2cm" draw:start-shape="id35" draw:start-glue-point="3" draw:end-shape="id37" draw:end-glue-point="2" svg:d="M16500 8730c-174 0-261-176-261-530">
          <text:p/>
        </draw:connector>
        <draw:circle draw:style-name="gr2" draw:text-style-name="P1" xml:id="id38" draw:id="id38" draw:layer="layout" svg:width="0.94cm" svg:height="0.94cm" svg:x="16.5cm" svg:y="5.06cm">
          <text:p text:style-name="P1">15</text:p>
        </draw:circle>
        <draw:rect draw:style-name="gr2" draw:text-style-name="P2" xml:id="id39" draw:id="id39" draw:layer="layout" svg:width="0.678cm" svg:height="0.5cm" svg:x="15.9cm" svg:y="7.1cm">
          <text:p text:style-name="P1"><text:span text:style-name="T1">15.1</text:span></text:p>
        </draw:rect>
        <draw:connector draw:style-name="gr9" draw:text-style-name="P1" draw:layer="layout" draw:type="curve" svg:x1="16.97cm" svg:y1="6cm" svg:x2="16.578cm" svg:y2="7.35cm" draw:start-shape="id38" draw:start-glue-point="2" draw:end-shape="id39" draw:end-glue-point="1" svg:d="M16970 6000c0 825 58 686 151 818s220 532-543 532">
          <text:p/>
        </draw:connector>
        <draw:circle draw:style-name="gr39" draw:text-style-name="P1" xml:id="id40" draw:id="id40" draw:layer="layout" svg:width="0.94cm" svg:height="0.94cm" svg:x="5.8cm" svg:y="11.06cm">
          <text:p text:style-name="P1">19</text:p>
        </draw:circle>
        <draw:rect draw:style-name="gr39" draw:text-style-name="P2" xml:id="id41" draw:id="id41" draw:layer="layout" svg:width="0.694cm" svg:height="0.5cm" svg:x="7.806cm" svg:y="13.3cm">
          <text:p text:style-name="P1"><text:span text:style-name="T1">19.1</text:span></text:p>
        </draw:rect>
        <draw:connector draw:style-name="gr40" draw:text-style-name="P1" draw:layer="layout" draw:type="curve" svg:x1="6.74cm" svg:y1="11.53cm" svg:x2="8.153cm" svg:y2="13.3cm" draw:start-shape="id40" draw:start-glue-point="1" draw:end-shape="id41" draw:end-glue-point="0" svg:d="M6740 11530c942 0 1413 590 1413 1770">
          <text:p/>
        </draw:connector>
        <draw:ellipse draw:style-name="Volet_20_roulant" draw:layer="layout" svg:width="0.831cm" svg:height="0.837cm" svg:x="13.369cm" svg:y="13.26cm">
          <text:p>V2</text:p>
        </draw:ellipse>
        <draw:rect draw:style-name="gr41" draw:text-style-name="P1" draw:layer="layout" svg:width="6.5cm" svg:height="2.1cm" svg:x="12.6cm" svg:y="0.2cm">
          <text:p text:style-name="P1">Lights/switches - rdc</text:p>
        </draw:rect>
        <draw:circle draw:style-name="gr42" draw:text-style-name="P2" draw:layer="layout" svg:width="0.6cm" svg:height="0.6cm" svg:x="9.1cm" svg:y="6.4cm">
          <text:p text:style-name="P1"><text:span text:style-name="T1">M1</text:span></text:p>
        </draw:circle>
        <draw:circle draw:style-name="gr43" draw:text-style-name="P2" draw:layer="layout" svg:width="0.6cm" svg:height="0.6cm" svg:x="9.1cm" svg:y="5.8cm">
          <text:p text:style-name="P1"><text:span text:style-name="T1">T1</text:span></text:p>
        </draw:circle>
        <draw:circle draw:style-name="gr42" draw:text-style-name="P5" draw:layer="layout" svg:width="0.6cm" svg:height="0.6cm" svg:x="21.5cm" svg:y="1.7cm">
          <text:p text:style-name="P1"><text:span text:style-name="T4">M</text:span></text:p>
        </draw:circle>
        <draw:circle draw:style-name="gr43" draw:text-style-name="P6" draw:layer="layout" svg:width="0.6cm" svg:height="0.6cm" svg:x="21.5cm" svg:y="2.5cm">
          <text:p text:style-name="P1"><text:span text:style-name="T5">T</text:span></text:p>
        </draw:circle>
        <draw:circle draw:style-name="gr44" draw:text-style-name="P6" draw:layer="layout" svg:width="0.6cm" svg:height="0.6cm" svg:x="21.5cm" svg:y="3.2cm">
          <text:p text:style-name="P1"><text:span text:style-name="T5">H</text:span></text:p>
        </draw:circle>
        <draw:ellipse draw:style-name="gr44" draw:text-style-name="P2" draw:layer="layout" svg:width="0.706cm" svg:height="0.6cm" svg:x="6.794cm" svg:y="5.7cm">
          <text:p text:style-name="P1"><text:span text:style-name="T1">H1</text:span></text:p>
        </draw:ellipse>
        <draw:circle draw:style-name="gr43" draw:text-style-name="P2" draw:layer="layout" svg:width="0.6cm" svg:height="0.6cm" svg:x="15cm" svg:y="11.3cm">
          <text:p text:style-name="P1"><text:span text:style-name="T1">T2</text:span></text:p>
        </draw:circle>
        <draw:circle draw:style-name="gr42" draw:text-style-name="P2" draw:layer="layout" svg:width="0.6cm" svg:height="0.6cm" svg:x="15.6cm" svg:y="11.3cm">
          <text:p text:style-name="P1"><text:span text:style-name="T1">M5</text:span></text:p>
        </draw:circle>
        <draw:circle draw:style-name="gr42" draw:text-style-name="P2" draw:layer="layout" svg:width="0.6cm" svg:height="0.6cm" svg:x="15.3cm" svg:y="7.1cm">
          <text:p text:style-name="P1"><text:span text:style-name="T1">M2</text:span></text:p>
        </draw:circle>
        <draw:circle draw:style-name="gr42" draw:text-style-name="P2" draw:layer="layout" svg:width="0.6cm" svg:height="0.6cm" svg:x="12.8cm" svg:y="13.5cm">
          <text:p text:style-name="P1"><text:span text:style-name="T1">M4</text:span></text:p>
        </draw:circle>
        <draw:ellipse draw:style-name="Volet_20_roulant" draw:layer="layout" svg:width="0.831cm" svg:height="0.837cm" svg:x="7.97cm" svg:y="13.861cm">
          <text:p>V1</text:p>
        </draw:ellipse>
        <draw:ellipse draw:style-name="Volet_20_roulant" draw:layer="layout" svg:width="0.831cm" svg:height="0.837cm" svg:x="10.57cm" svg:y="4.961cm">
          <text:p>V4</text:p>
        </draw:ellipse>
        <draw:ellipse draw:style-name="Volet_20_roulant" draw:layer="layout" svg:width="0.831cm" svg:height="0.837cm" svg:x="14.57cm" svg:y="18.561cm">
          <text:p>V3</text:p>
        </draw:ellipse>
        <draw:circle draw:style-name="gr42" draw:text-style-name="P2" draw:layer="layout" svg:width="0.6cm" svg:height="0.6cm" svg:x="19.9cm" svg:y="11.1cm">
          <text:p text:style-name="P1"><text:span text:style-name="T1">M7</text:span></text:p>
        </draw:circle>
        <draw:circle draw:style-name="gr42" draw:text-style-name="P2" draw:layer="layout" svg:width="0.6cm" svg:height="0.6cm" svg:x="18.5cm" svg:y="16cm">
          <text:p text:style-name="P1"><text:span text:style-name="T1">M6</text:span></text:p>
        </draw:circle>
        <draw:circle draw:style-name="gr42" draw:text-style-name="P2" draw:layer="layout" svg:width="0.6cm" svg:height="0.6cm" svg:x="8.8cm" svg:y="13.9cm">
          <text:p text:style-name="P1"><text:span text:style-name="T1">M3</text:span></text:p>
        </draw:circle>
        <draw:ellipse draw:style-name="gr45" draw:text-style-name="P7" draw:layer="layout" svg:width="0.831cm" svg:height="0.837cm" svg:x="21.371cm" svg:y="3.862cm">
          <text:p text:style-name="P1"><text:span text:style-name="T6">V4</text:span></text:p>
        </draw:ellipse>
        <draw:circle draw:style-name="gr2" draw:text-style-name="P1" draw:layer="layout" svg:width="0.94cm" svg:height="0.94cm" svg:x="21.4cm" svg:y="4.76cm">
          <text:p text:style-name="P1">6</text:p>
        </draw:circle>
        <draw:rect draw:style-name="gr2" draw:text-style-name="P8" draw:layer="layout" svg:width="0.5cm" svg:height="0.5cm" svg:x="21.6cm" svg:y="5.8cm">
          <text:p text:style-name="P1"><text:span text:style-name="T7">6</text:span></text:p>
        </draw:rect>
        <draw:frame draw:style-name="gr46" draw:text-style-name="P9" draw:layer="layout" svg:width="3.712cm" svg:height="0.658cm" svg:x="22.3cm" svg:y="1.691cm">
          <draw:text-box>
            <text:p><text:span text:style-name="T1">Capteur mouvement</text:span></text:p>
          </draw:text-box>
        </draw:frame>
        <draw:frame draw:style-name="gr47" draw:text-style-name="P9" draw:layer="layout" svg:width="3.767cm" svg:height="0.658cm" svg:x="22.3cm" svg:y="2.491cm">
          <draw:text-box>
            <text:p><text:span text:style-name="T1">Capteur température</text:span></text:p>
          </draw:text-box>
        </draw:frame>
        <draw:frame draw:style-name="gr48" draw:text-style-name="P9" draw:layer="layout" svg:width="2.734cm" svg:height="0.658cm" svg:x="22.3cm" svg:y="3.191cm">
          <draw:text-box>
            <text:p><text:span text:style-name="T1">Capteur hydro</text:span></text:p>
          </draw:text-box>
        </draw:frame>
        <draw:frame draw:style-name="gr49" draw:text-style-name="P9" draw:layer="layout" svg:width="3.339cm" svg:height="0.658cm" svg:x="22.3cm" svg:y="3.991cm">
          <draw:text-box>
            <text:p><text:span text:style-name="T1">Inter. Volet roulant</text:span></text:p>
          </draw:text-box>
        </draw:frame>
        <draw:frame draw:style-name="gr50" draw:text-style-name="P9" draw:layer="layout" svg:width="1.794cm" svg:height="0.658cm" svg:x="22.3cm" svg:y="4.991cm">
          <draw:text-box>
            <text:p><text:span text:style-name="T1">Lumière</text:span></text:p>
          </draw:text-box>
        </draw:frame>
        <draw:frame draw:style-name="gr51" draw:text-style-name="P9" draw:layer="layout" svg:width="3.589cm" svg:height="0.658cm" svg:x="22.3cm" svg:y="5.791cm">
          <draw:text-box>
            <text:p><text:span text:style-name="T1">Interrupteur lumière</text:span></text:p>
          </draw:text-box>
        </draw:frame>
        <draw:frame draw:style-name="gr52" draw:text-style-name="P10" draw:layer="layout" svg:width="1.151cm" svg:height="0.743cm" svg:x="17.8cm" svg:y="7.128cm">
          <draw:text-box>
            <text:p><text:span text:style-name="T7">Wc</text:span></text:p>
          </draw:text-box>
        </draw:frame>
        <draw:frame draw:style-name="gr53" draw:text-style-name="P10" draw:layer="layout" svg:width="2.882cm" svg:height="0.743cm" svg:x="11.701cm" svg:y="12.029cm">
          <draw:text-box>
            <text:p><text:span text:style-name="T7">Salon/séjour</text:span></text:p>
          </draw:text-box>
        </draw:frame>
        <draw:frame draw:style-name="gr54" draw:text-style-name="P10" draw:layer="layout" svg:width="2.599cm" svg:height="0.743cm" svg:x="8.401cm" svg:y="2.33cm">
          <draw:text-box>
            <text:p><text:span text:style-name="T7">Ch parents</text:span></text:p>
          </draw:text-box>
        </draw:frame>
        <draw:frame draw:style-name="gr55" draw:text-style-name="P10" draw:layer="layout" svg:width="2.188cm" svg:height="0.743cm" svg:x="5.302cm" svg:y="3.531cm">
          <draw:text-box>
            <text:p><text:span text:style-name="T7">Dressing</text:span></text:p>
          </draw:text-box>
        </draw:frame>
        <draw:frame draw:style-name="gr56" draw:text-style-name="P10" draw:layer="layout" svg:width="1.324cm" svg:height="0.743cm" svg:x="5.302cm" svg:y="5.832cm">
          <draw:text-box>
            <text:p><text:span text:style-name="T7">SdE</text:span></text:p>
          </draw:text-box>
        </draw:frame>
        <draw:frame draw:style-name="gr57" draw:text-style-name="P10" draw:layer="layout" svg:width="1.934cm" svg:height="0.743cm" svg:x="21.501cm" svg:y="10.229cm">
          <draw:text-box>
            <text:p><text:span text:style-name="T7">Garage</text:span></text:p>
          </draw:text-box>
        </draw:frame>
        <draw:frame draw:style-name="gr58" draw:text-style-name="P10" draw:layer="layout" svg:width="1.718cm" svg:height="0.743cm" svg:x="20.601cm" svg:y="18.43cm">
          <draw:text-box>
            <text:p><text:span text:style-name="T7">Cellier</text:span></text:p>
          </draw:text-box>
        </draw:frame>
        <draw:frame draw:style-name="gr57" draw:text-style-name="P10" draw:layer="layout" svg:width="1.934cm" svg:height="0.743cm" svg:x="16.601cm" svg:y="18.431cm">
          <draw:text-box>
            <text:p><text:span text:style-name="T7">Cuisine</text:span></text:p>
          </draw:text-box>
        </draw:frame>
        <draw:frame draw:style-name="gr59" draw:text-style-name="P10" draw:layer="layout" svg:width="2.027cm" svg:height="0.743cm" svg:x="12.601cm" svg:y="8.432cm">
          <draw:text-box>
            <text:p><text:span text:style-name="T7">Escalier</text:span></text:p>
          </draw:text-box>
        </draw:frame>
        <draw:ellipse draw:style-name="Volet_20_roulant" draw:layer="layout" svg:width="0.831cm" svg:height="0.837cm" svg:x="15.069cm" svg:y="7.7cm">
          <text:p>Vs</text:p>
        </draw:ellipse>
        <draw:circle draw:style-name="gr42" draw:text-style-name="P2" draw:layer="layout" svg:width="0.6cm" svg:height="0.6cm" svg:x="21.688cm" svg:y="8.5cm">
          <text:p text:style-name="P1"><text:span text:style-name="T1">M8</text:span></text:p>
        </draw:circle>
        <draw:circle draw:style-name="gr42" draw:text-style-name="P2" draw:layer="layout" svg:width="0.6cm" svg:height="0.6cm" svg:x="10.54cm" svg:y="16.66cm">
          <text:p text:style-name="P1"><text:span text:style-name="T1">M9</text:span></text:p>
        </draw:circle>
        <draw:ellipse draw:style-name="gr42" draw:text-style-name="P2" draw:layer="layout" svg:width="0.925cm" svg:height="0.6cm" svg:x="5.595cm" svg:y="12cm">
          <text:p text:style-name="P1"><text:span text:style-name="T1">M10</text:span></text:p>
        </draw:ellipse>
        <draw:circle draw:style-name="gr43" draw:text-style-name="P2" draw:layer="layout" svg:width="0.6cm" svg:height="0.6cm" svg:x="22.288cm" svg:y="8.5cm">
          <text:p text:style-name="P1"><text:span text:style-name="T1">T7</text:span></text:p>
        </draw:circle>
        <draw:custom-shape draw:style-name="Module" draw:layer="layout" svg:width="0.915cm" svg:height="0.915cm" svg:x="7.4cm" svg:y="4.6cm">
          <text:p>M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0.398cm" svg:y="6.285cm">
          <text:p>M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Limite_20_module" draw:layer="layout" svg:width="4.174cm" svg:height="3.858cm" svg:x="4.279cm" svg:y="4.178cm" svg:viewBox="0 0 4175 3859" draw:points="0,398 1450,3859 3996,2288 4175,99 853,0 0,358">
          <text:p/>
        </draw:polygon>
        <draw:polygon draw:style-name="Limite_20_module" draw:layer="layout" svg:width="4.457cm" svg:height="3.077cm" svg:x="5.072cm" svg:y="1cm" svg:viewBox="0 0 4458 3078" draw:points="0,791 230,3078 2400,3078 4099,2073 4458,388 2994,0 1473,373">
          <text:p/>
        </draw:polygon>
        <draw:custom-shape draw:style-name="Module" draw:layer="layout" svg:width="0.915cm" svg:height="0.915cm" svg:x="6.763cm" svg:y="2.352cm">
          <text:p>M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Limite_20_module" draw:layer="layout" svg:width="2.659cm" svg:height="5.071cm" svg:x="8.653cm" svg:y="3.263cm" svg:viewBox="0 0 2660 5072" draw:points="917,0 199,696 0,3859 697,5072 1950,4913 2660,3800 2646,2904 1671,2586 2033,436">
          <text:p/>
        </draw:polygon>
        <draw:polygon draw:style-name="Limite_20_module" draw:layer="layout" svg:width="7.379cm" svg:height="5.908cm" svg:x="4.536cm" svg:y="9.529cm" svg:viewBox="0 0 7380 5909" draw:points="975,637 4396,0 7300,974 7380,3104 4436,5909 1174,5591 0,2348">
          <text:p/>
        </draw:polygon>
        <draw:custom-shape draw:style-name="Module" draw:layer="layout" svg:width="0.915cm" svg:height="0.915cm" svg:x="8.031cm" svg:y="12.551cm">
          <text:p>M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Limite_20_module" draw:layer="layout" svg:width="4.962cm" svg:height="5.748cm" svg:x="19.337cm" svg:y="6.704cm" svg:viewBox="0 0 4963 5749" draw:points="2009,20 0,3024 0,5172 1452,5749 4177,4416 4963,1711 3620,239 2009,0">
          <text:p/>
        </draw:polygon>
        <draw:polygon draw:style-name="Limite_20_module" draw:layer="layout" svg:width="3.596cm" svg:height="6.505cm" svg:x="20.216cm" svg:y="12.453cm" svg:viewBox="0 0 3597 6506" draw:points="3060,1055 2284,180 991,0 411,1059 0,2883 617,4527 1050,6506 3537,5352 3597,3024 3079,1055">
          <text:p/>
        </draw:polygon>
        <draw:polygon draw:style-name="Limite_20_module" draw:layer="layout" svg:width="8.56cm" svg:height="6.048cm" svg:x="9.369cm" svg:y="12.253cm" svg:viewBox="0 0 8561 6049" draw:points="3880,510 2288,1533 398,3185 0,5313 1174,6049 3370,4407 5556,2903 7097,2697 8561,1618 8382,334 7457,0 6044,693 5053,510 3919,510">
          <text:p/>
        </draw:polygon>
        <draw:polygon draw:style-name="Limite_20_module" draw:layer="layout" svg:width="4.879cm" svg:height="2.586cm" svg:x="15.49cm" svg:y="15.516cm" svg:viewBox="0 0 4880 2587" draw:points="514,153 0,1669 925,2491 2851,2587 3747,2368 4880,1684 4418,257 2209,0">
          <text:p/>
        </draw:polygon>
        <draw:polygon draw:style-name="Limite_20_module" draw:layer="layout" svg:width="3.281cm" svg:height="4.673cm" svg:x="14.682cm" svg:y="4.675cm" svg:viewBox="0 0 3282 4674" draw:points="2069,0 179,1452 0,3525 775,4555 2785,4674 3043,3819 2984,2009 3282,338 2088,19">
          <text:p/>
        </draw:polygon>
        <draw:polygon draw:style-name="Limite_20_module" draw:layer="layout" svg:width="1.491cm" svg:height="3.123cm" svg:x="17.845cm" svg:y="6.962cm" svg:viewBox="0 0 1492 3124" draw:points="119,0 0,1214 79,3084 1293,3124 1492,140">
          <text:p/>
        </draw:polygon>
        <draw:polygon draw:style-name="Limite_20_module" draw:layer="layout" svg:width="2.665cm" svg:height="2.943cm" svg:x="13.985cm" svg:y="9.509cm" svg:viewBox="0 0 2666 2944" draw:points="498,0 0,2288 1313,2944 2666,2208 2547,259 518,0">
          <text:p/>
        </draw:polygon>
        <draw:custom-shape draw:style-name="Module" draw:layer="layout" svg:width="0.915cm" svg:height="0.915cm" svg:x="14.084cm" svg:y="13.906cm">
          <text:p>M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8.003cm" svg:y="17.2cm">
          <text:p>M6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3.985cm" svg:y="10.8cm">
          <text:p>M7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20.67cm" svg:y="15.285cm">
          <text:p>M8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20.311cm" svg:y="10cm">
          <text:p>M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7.72cm" svg:y="8.165cm">
          <text:p>M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6.367cm" svg:y="7.285cm">
          <text:p>M1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ircle draw:style-name="gr43" draw:text-style-name="P2" draw:layer="layout" svg:width="0.6cm" svg:height="0.6cm" svg:x="6.52cm" svg:y="12cm">
          <text:p text:style-name="P1"><text:span text:style-name="T1">T8</text:span></text:p>
        </draw:circle>
        <draw:custom-shape draw:style-name="Module" draw:layer="layout" svg:width="0.915cm" svg:height="0.915cm" svg:x="21.237cm" svg:y="0.623cm">
          <text:p>x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6" draw:text-style-name="P9" draw:layer="layout" svg:width="3.712cm" svg:height="0.658cm" svg:x="22.304cm" svg:y="0.822cm">
          <draw:text-box>
            <text:p><text:span text:style-name="T1">Module</text:span></text:p>
          </draw:text-box>
        </draw:frame>
        <draw:custom-shape draw:style-name="Module" draw:layer="layout" svg:width="0.915cm" svg:height="0.915cm" svg:x="22.481cm" svg:y="18.379cm">
          <text:p>M1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60" draw:text-style-name="P11" draw:layer="layout" svg:width="2.107cm" svg:height="0.847cm" draw:transform="rotate (1.5707963267946) translate (19.564cm 15.704cm)">
          <text:p text:style-name="P1"><text:span text:style-name="T8">Raspi</text:span></text:p>
        </draw:rect>
      </draw:page>
      <draw:page draw:name="page2" draw:style-name="dp1" draw:master-page-name="Standard">
        <draw:rect draw:style-name="gr41" draw:text-style-name="P1" draw:layer="layout" svg:width="6.5cm" svg:height="2.1cm" svg:x="0.3cm" svg:y="0.3cm">
          <text:p text:style-name="P1"><text:span text:style-name="T9">Lights/switches - étage</text:span></text:p>
        </draw:rect>
        <draw:frame draw:style-name="gr61" draw:text-style-name="P1" draw:layer="layout" svg:width="20.387cm" svg:height="15.44cm" svg:x="1.413cm" svg:y="4.2cm">
          <draw:image xlink:href="Pictures/10000000000003AC000002C70FE5618C.png" xlink:type="simple" xlink:show="embed" xlink:actuate="onLoad">
            <text:p/>
          </draw:image>
        </draw:frame>
        <draw:circle draw:style-name="gr17" draw:text-style-name="P1" xml:id="id43" draw:id="id43" draw:layer="layout" svg:width="1.375cm" svg:height="1.375cm" svg:x="6.133cm" svg:y="14.416cm">
          <text:p text:style-name="P1">19</text:p>
        </draw:circle>
        <draw:circle draw:style-name="gr62" draw:text-style-name="P1" xml:id="id61" draw:id="id61" draw:layer="layout" svg:width="1.375cm" svg:height="1.375cm" svg:x="15.797cm" svg:y="14.521cm">
          <text:p text:style-name="P1">20</text:p>
        </draw:circle>
        <draw:circle draw:style-name="gr2" draw:text-style-name="P1" xml:id="id46" draw:id="id46" draw:layer="layout" svg:width="1.375cm" svg:height="1.375cm" svg:x="4.989cm" svg:y="7.295cm">
          <text:p text:style-name="P1">18</text:p>
        </draw:circle>
        <draw:circle draw:style-name="gr12" draw:text-style-name="P1" xml:id="id51" draw:id="id51" draw:layer="layout" svg:width="1.375cm" svg:height="1.375cm" svg:x="11.977cm" svg:y="9.733cm">
          <text:p text:style-name="P1">17</text:p>
        </draw:circle>
        <draw:circle draw:style-name="gr4" draw:text-style-name="P1" xml:id="id57" draw:id="id57" draw:layer="layout" svg:width="1.375cm" svg:height="1.375cm" svg:x="14.334cm" svg:y="5.338cm">
          <text:p text:style-name="P1">23</text:p>
        </draw:circle>
        <draw:circle draw:style-name="gr63" draw:text-style-name="P1" xml:id="id59" draw:id="id59" draw:layer="layout" svg:width="1.375cm" svg:height="1.375cm" svg:x="17.91cm" svg:y="7.376cm">
          <text:p text:style-name="P1">22</text:p>
        </draw:circle>
        <draw:circle draw:style-name="gr6" draw:text-style-name="P1" xml:id="id55" draw:id="id55" draw:layer="layout" svg:width="1.375cm" svg:height="1.375cm" svg:x="18.485cm" svg:y="10.058cm">
          <text:p text:style-name="P1">21</text:p>
        </draw:circle>
        <draw:circle draw:style-name="gr15" draw:text-style-name="P1" xml:id="id49" draw:id="id49" draw:layer="layout" svg:width="1.375cm" svg:height="1.375cm" svg:x="11.084cm" svg:y="6.15cm">
          <text:p text:style-name="P1">12</text:p>
        </draw:circle>
        <draw:rect draw:style-name="gr64" draw:text-style-name="P1" draw:layer="layout" svg:width="0.731cm" svg:height="0.731cm" svg:x="2.876cm" svg:y="16.065cm">
          <text:p/>
        </draw:rect>
        <draw:rect draw:style-name="gr17" draw:text-style-name="P2" xml:id="id44" draw:id="id44" draw:layer="layout" svg:width="0.848cm" svg:height="0.731cm" svg:x="2.876cm" svg:y="16.065cm">
          <text:p text:style-name="P1"><text:span text:style-name="T1">19.2</text:span></text:p>
        </draw:rect>
        <draw:rect draw:style-name="gr65" draw:text-style-name="P2" xml:id="id42" draw:id="id42" draw:layer="layout" svg:width="0.9cm" svg:height="0.732cm" svg:x="8.558cm" svg:y="11.92cm">
          <text:p text:style-name="P1"><text:span text:style-name="T1">19.1</text:span></text:p>
        </draw:rect>
        <draw:rect draw:style-name="gr66" draw:text-style-name="P2" xml:id="id47" draw:id="id47" draw:layer="layout" svg:width="0.886cm" svg:height="0.731cm" svg:x="8.166cm" svg:y="9.32cm">
          <text:p text:style-name="P1"><text:span text:style-name="T1">18.2</text:span></text:p>
        </draw:rect>
        <draw:rect draw:style-name="gr2" draw:text-style-name="P2" xml:id="id45" draw:id="id45" draw:layer="layout" svg:width="0.731cm" svg:height="0.731cm" svg:x="7.183cm" svg:y="5.419cm">
          <text:p text:style-name="P1"><text:span text:style-name="T1">18.1</text:span></text:p>
        </draw:rect>
        <draw:rect draw:style-name="gr67" draw:text-style-name="P2" xml:id="id48" draw:id="id48" draw:layer="layout" svg:width="0.731cm" svg:height="0.731cm" svg:x="9.621cm" svg:y="7.857cm">
          <text:p text:style-name="P1"><text:span text:style-name="T1">12.2</text:span></text:p>
        </draw:rect>
        <draw:rect draw:style-name="gr12" draw:text-style-name="P2" xml:id="id50" draw:id="id50" draw:layer="layout" svg:width="0.731cm" svg:height="0.731cm" svg:x="9.621cm" svg:y="8.67cm">
          <text:p text:style-name="P1"><text:span text:style-name="T1">17.1</text:span></text:p>
        </draw:rect>
        <draw:rect draw:style-name="gr68" draw:text-style-name="P2" xml:id="id53" draw:id="id53" draw:layer="layout" svg:width="0.855cm" svg:height="0.731cm" svg:x="11.041cm" svg:y="10.864cm">
          <text:p text:style-name="P1"><text:span text:style-name="T1">17.3</text:span></text:p>
        </draw:rect>
        <draw:rect draw:style-name="gr12" draw:text-style-name="P2" xml:id="id52" draw:id="id52" draw:layer="layout" svg:width="0.731cm" svg:height="0.731cm" svg:x="13.847cm" svg:y="9.564cm">
          <text:p text:style-name="P1"><text:span text:style-name="T1">17.2</text:span></text:p>
        </draw:rect>
        <draw:rect draw:style-name="gr4" draw:text-style-name="P2" xml:id="id56" draw:id="id56" draw:layer="layout" svg:width="0.731cm" svg:height="0.731cm" svg:x="15.797cm" svg:y="5.338cm">
          <text:p text:style-name="P1"><text:span text:style-name="T1">23.1</text:span></text:p>
        </draw:rect>
        <draw:rect draw:style-name="gr69" draw:text-style-name="P2" xml:id="id58" draw:id="id58" draw:layer="layout" svg:width="0.848cm" svg:height="0.731cm" svg:x="16.203cm" svg:y="8.67cm">
          <text:p text:style-name="P1"><text:span text:style-name="T1">22.1</text:span></text:p>
        </draw:rect>
        <draw:rect draw:style-name="gr6" draw:text-style-name="P2" xml:id="id54" draw:id="id54" draw:layer="layout" svg:width="0.833cm" svg:height="0.731cm" svg:x="16.61cm" svg:y="10.945cm">
          <text:p text:style-name="P1"><text:span text:style-name="T1">21.1</text:span></text:p>
        </draw:rect>
        <draw:rect draw:style-name="gr70" draw:text-style-name="P2" xml:id="id60" draw:id="id60" draw:layer="layout" svg:width="0.902cm" svg:height="0.732cm" svg:x="13.765cm" svg:y="11.92cm">
          <text:p text:style-name="P1"><text:span text:style-name="T1">20.1</text:span></text:p>
        </draw:rect>
        <draw:rect draw:style-name="gr62" draw:text-style-name="P2" xml:id="id62" draw:id="id62" draw:layer="layout" svg:width="0.731cm" svg:height="0.731cm" svg:x="19.698cm" svg:y="16.146cm">
          <text:p text:style-name="P1"><text:span text:style-name="T1">20.2</text:span></text:p>
        </draw:rect>
        <draw:connector draw:style-name="gr71" draw:text-style-name="P1" draw:layer="layout" draw:type="curve" svg:x1="8.558cm" svg:y1="12.286cm" svg:x2="6.82cm" svg:y2="14.416cm" draw:start-shape="id42" draw:start-glue-point="3" draw:end-shape="id43" draw:end-glue-point="0" svg:d="M8558 12286c-1159 0-1738 710-1738 2130">
          <text:p/>
        </draw:connector>
        <draw:connector draw:style-name="gr71" draw:text-style-name="P1" draw:layer="layout" draw:type="curve" svg:x1="3.724cm" svg:y1="16.43cm" svg:x2="6.133cm" svg:y2="15.103cm" draw:start-shape="id44" draw:start-glue-point="1" draw:end-shape="id43" draw:end-glue-point="3" svg:d="M3724 16430c1807 0 603-1327 2409-1327">
          <text:p/>
        </draw:connector>
        <draw:connector draw:style-name="gr72" draw:text-style-name="P1" draw:layer="layout" draw:type="curve" svg:x1="7.183cm" svg:y1="5.784cm" svg:x2="5.676cm" svg:y2="7.295cm" draw:start-shape="id45" draw:start-glue-point="3" draw:end-shape="id46" draw:end-glue-point="0" svg:d="M7183 5784c-1005 0-1507 503-1507 1511">
          <text:p/>
        </draw:connector>
        <draw:connector draw:style-name="gr72" draw:text-style-name="P1" draw:layer="layout" draw:type="curve" svg:x1="8.166cm" svg:y1="9.685cm" svg:x2="5.676cm" svg:y2="8.67cm" draw:start-shape="id47" draw:start-glue-point="3" draw:end-shape="id46" draw:end-glue-point="2" svg:d="M8166 9685c-1660 0-2490-338-2490-1015">
          <text:p/>
        </draw:connector>
        <draw:connector draw:style-name="gr73" draw:text-style-name="P1" draw:layer="layout" draw:type="curve" svg:x1="9.986cm" svg:y1="7.857cm" svg:x2="11.084cm" svg:y2="6.837cm" draw:start-shape="id48" draw:start-glue-point="0" draw:end-shape="id49" draw:end-glue-point="3" svg:d="M9986 7857c0-680 366-1020 1098-1020">
          <text:p/>
        </draw:connector>
        <draw:connector draw:style-name="gr74" draw:text-style-name="P1" draw:layer="layout" draw:type="curve" svg:x1="10.352cm" svg:y1="9.035cm" svg:x2="12.664cm" svg:y2="9.733cm" draw:start-shape="id50" draw:start-glue-point="1" draw:end-shape="id51" draw:end-glue-point="0" svg:d="M10352 9035c1542 0 2312 232 2312 698">
          <text:p/>
        </draw:connector>
        <draw:connector draw:style-name="gr74" draw:text-style-name="P1" draw:layer="layout" draw:type="curve" svg:x1="14.212cm" svg:y1="10.295cm" svg:x2="13.352cm" svg:y2="10.42cm" draw:start-shape="id52" draw:start-glue-point="2" draw:end-shape="id51" draw:end-glue-point="1" svg:d="M14212 10295c0 84-286 125-860 125">
          <text:p/>
        </draw:connector>
        <draw:connector draw:style-name="gr74" draw:text-style-name="P1" draw:layer="layout" draw:type="curve" svg:x1="11.468cm" svg:y1="10.864cm" svg:x2="11.977cm" svg:y2="10.42cm" draw:start-shape="id53" draw:start-glue-point="0" draw:end-shape="id51" draw:end-glue-point="3" svg:d="M11468 10864c0-296 169-444 509-444">
          <text:p/>
        </draw:connector>
        <draw:connector draw:style-name="gr75" draw:text-style-name="P1" draw:layer="layout" draw:type="curve" svg:x1="17.443cm" svg:y1="11.31cm" svg:x2="18.485cm" svg:y2="10.745cm" draw:start-shape="id54" draw:start-glue-point="1" draw:end-shape="id55" draw:end-glue-point="3" svg:d="M17443 11310c781 0 261-565 1042-565">
          <text:p/>
        </draw:connector>
        <draw:connector draw:style-name="gr76" draw:text-style-name="P1" draw:layer="layout" draw:type="curve" svg:x1="15.797cm" svg:y1="5.703cm" svg:x2="15.709cm" svg:y2="6.025cm" draw:start-shape="id56" draw:start-glue-point="3" draw:end-shape="id57" draw:end-glue-point="1" svg:d="M15797 5703c-66 0-22 322-88 322">
          <text:p/>
        </draw:connector>
        <draw:connector draw:style-name="gr77" draw:text-style-name="P1" draw:layer="layout" draw:type="curve" svg:x1="17.051cm" svg:y1="9.035cm" svg:x2="17.91cm" svg:y2="8.063cm" draw:start-shape="id58" draw:start-glue-point="1" draw:end-shape="id59" draw:end-glue-point="3" svg:d="M17051 9035c645 0 216-972 859-972">
          <text:p/>
        </draw:connector>
        <draw:connector draw:style-name="gr78" draw:text-style-name="P1" draw:layer="layout" draw:type="curve" svg:x1="14.667cm" svg:y1="12.286cm" svg:x2="15.797cm" svg:y2="15.208cm" draw:start-shape="id60" draw:start-glue-point="1" draw:end-shape="id61" draw:end-glue-point="3" svg:d="M14667 12286c847 0 283 2922 1130 2922">
          <text:p/>
        </draw:connector>
        <draw:connector draw:style-name="gr78" draw:text-style-name="P1" draw:layer="layout" draw:type="curve" svg:x1="17.172cm" svg:y1="15.208cm" svg:x2="19.698cm" svg:y2="16.511cm" draw:start-shape="id61" draw:start-glue-point="1" draw:end-shape="id62" draw:end-glue-point="3" svg:d="M17172 15208c1894 0 632 1303 2526 1303">
          <text:p/>
        </draw:connector>
        <draw:circle draw:style-name="gr43" draw:text-style-name="P2" draw:layer="layout" svg:width="0.487cm" svg:height="0.488cm" svg:x="8.402cm" svg:y="10.051cm">
          <text:p text:style-name="P1"><text:span text:style-name="T1">T3</text:span></text:p>
        </draw:circle>
        <draw:circle draw:style-name="gr43" draw:text-style-name="P2" draw:layer="layout" svg:width="0.488cm" svg:height="0.487cm" svg:x="8.808cm" svg:y="12.652cm">
          <text:p text:style-name="P1"><text:span text:style-name="T1">T5</text:span></text:p>
        </draw:circle>
        <draw:circle draw:style-name="gr43" draw:text-style-name="P2" draw:layer="layout" svg:width="0.487cm" svg:height="0.487cm" svg:x="13.847cm" svg:y="12.652cm">
          <text:p text:style-name="P1"><text:span text:style-name="T1">T6</text:span></text:p>
        </draw:circle>
        <draw:circle draw:style-name="gr43" draw:text-style-name="P2" draw:layer="layout" svg:width="0.488cm" svg:height="0.488cm" svg:x="10.465cm" svg:y="11.026cm">
          <text:p text:style-name="P1"><text:span text:style-name="T1">T4</text:span></text:p>
        </draw:circle>
        <draw:ellipse draw:style-name="gr44" draw:text-style-name="P2" draw:layer="layout" svg:width="0.636cm" svg:height="0.487cm" svg:x="16.136cm" svg:y="8.101cm">
          <text:p text:style-name="P1"><text:span text:style-name="T1">H2</text:span></text:p>
        </draw:ellipse>
        <draw:ellipse draw:style-name="gr42" draw:text-style-name="P2" draw:layer="layout" svg:width="0.769cm" svg:height="0.62cm" svg:x="11.896cm" svg:y="11.026cm">
          <text:p text:style-name="P1"><text:span text:style-name="T1">M11</text:span></text:p>
        </draw:ellipse>
        <draw:ellipse draw:style-name="Volet_20_roulant" draw:layer="layout" svg:width="0.675cm" svg:height="0.68cm" svg:x="17.154cm" svg:y="17.577cm">
          <text:p>V6</text:p>
        </draw:ellipse>
        <draw:ellipse draw:style-name="Volet_20_roulant" draw:layer="layout" svg:width="0.675cm" svg:height="0.68cm" svg:x="5.29cm" svg:y="17.578cm">
          <text:p>V5</text:p>
        </draw:ellipse>
        <draw:ellipse draw:style-name="Volet_20_roulant" draw:layer="layout" svg:width="0.676cm" svg:height="0.68cm" svg:x="2.609cm" svg:y="10.184cm">
          <text:p>V7</text:p>
        </draw:ellipse>
        <draw:circle draw:style-name="gr42" draw:text-style-name="P5" draw:layer="layout" svg:width="0.6cm" svg:height="0.6cm" svg:x="22.896cm" svg:y="1.7cm">
          <text:p text:style-name="P1"><text:span text:style-name="T4">M</text:span></text:p>
        </draw:circle>
        <draw:circle draw:style-name="gr43" draw:text-style-name="P6" draw:layer="layout" svg:width="0.6cm" svg:height="0.6cm" svg:x="22.896cm" svg:y="2.5cm">
          <text:p text:style-name="P1"><text:span text:style-name="T5">T</text:span></text:p>
        </draw:circle>
        <draw:circle draw:style-name="gr44" draw:text-style-name="P6" draw:layer="layout" svg:width="0.6cm" svg:height="0.6cm" svg:x="22.896cm" svg:y="3.2cm">
          <text:p text:style-name="P1"><text:span text:style-name="T5">H</text:span></text:p>
        </draw:circle>
        <draw:ellipse draw:style-name="gr45" draw:text-style-name="P7" draw:layer="layout" svg:width="0.831cm" svg:height="0.837cm" svg:x="22.767cm" svg:y="3.862cm">
          <text:p text:style-name="P1"><text:span text:style-name="T6">VR4</text:span></text:p>
        </draw:ellipse>
        <draw:circle draw:style-name="gr2" draw:text-style-name="P1" draw:layer="layout" svg:width="0.94cm" svg:height="0.94cm" svg:x="22.796cm" svg:y="4.76cm">
          <text:p text:style-name="P1">6</text:p>
        </draw:circle>
        <draw:rect draw:style-name="gr2" draw:text-style-name="P8" draw:layer="layout" svg:width="0.5cm" svg:height="0.5cm" svg:x="22.996cm" svg:y="5.8cm">
          <text:p text:style-name="P1"><text:span text:style-name="T7">6</text:span></text:p>
        </draw:rect>
        <draw:frame draw:style-name="gr46" draw:text-style-name="P9" draw:layer="layout" svg:width="3.712cm" svg:height="0.658cm" svg:x="23.696cm" svg:y="1.691cm">
          <draw:text-box>
            <text:p><text:span text:style-name="T1">Capteur mouvement</text:span></text:p>
          </draw:text-box>
        </draw:frame>
        <draw:frame draw:style-name="gr47" draw:text-style-name="P9" draw:layer="layout" svg:width="3.767cm" svg:height="0.658cm" svg:x="23.696cm" svg:y="2.491cm">
          <draw:text-box>
            <text:p><text:span text:style-name="T1">Capteur température</text:span></text:p>
          </draw:text-box>
        </draw:frame>
        <draw:frame draw:style-name="gr48" draw:text-style-name="P9" draw:layer="layout" svg:width="2.734cm" svg:height="0.658cm" svg:x="23.696cm" svg:y="3.191cm">
          <draw:text-box>
            <text:p><text:span text:style-name="T1">Capteur hydro</text:span></text:p>
          </draw:text-box>
        </draw:frame>
        <draw:frame draw:style-name="gr49" draw:text-style-name="P9" draw:layer="layout" svg:width="3.339cm" svg:height="0.658cm" svg:x="23.696cm" svg:y="3.991cm">
          <draw:text-box>
            <text:p><text:span text:style-name="T1">Inter. Volet roulant</text:span></text:p>
          </draw:text-box>
        </draw:frame>
        <draw:frame draw:style-name="gr50" draw:text-style-name="P9" draw:layer="layout" svg:width="1.794cm" svg:height="0.658cm" svg:x="23.696cm" svg:y="4.991cm">
          <draw:text-box>
            <text:p><text:span text:style-name="T1">Lumière</text:span></text:p>
          </draw:text-box>
        </draw:frame>
        <draw:frame draw:style-name="gr51" draw:text-style-name="P9" draw:layer="layout" svg:width="3.589cm" svg:height="0.658cm" svg:x="23.696cm" svg:y="5.791cm">
          <draw:text-box>
            <text:p><text:span text:style-name="T1">Interrupteur lumière</text:span></text:p>
          </draw:text-box>
        </draw:frame>
        <draw:frame draw:style-name="gr79" draw:text-style-name="P10" draw:layer="layout" svg:width="2.624cm" svg:height="0.743cm" svg:x="16.5cm" svg:y="13.091cm">
          <draw:text-box>
            <text:p><text:span text:style-name="T7">Chambre 2</text:span></text:p>
          </draw:text-box>
        </draw:frame>
        <draw:frame draw:style-name="gr79" draw:text-style-name="P10" draw:layer="layout" svg:width="2.624cm" svg:height="0.743cm" svg:x="2.701cm" svg:y="12.392cm">
          <draw:text-box>
            <text:p><text:span text:style-name="T7">Chambre 1</text:span></text:p>
          </draw:text-box>
        </draw:frame>
        <draw:frame draw:style-name="gr80" draw:text-style-name="P10" draw:layer="layout" svg:width="1.892cm" svg:height="0.743cm" svg:x="4.002cm" svg:y="10.193cm">
          <draw:text-box>
            <text:p><text:span text:style-name="T7">Bureau</text:span></text:p>
          </draw:text-box>
        </draw:frame>
        <draw:frame draw:style-name="gr59" draw:text-style-name="P10" draw:layer="layout" svg:width="2.027cm" svg:height="0.743cm" svg:x="9.903cm" svg:y="5.294cm">
          <draw:text-box>
            <text:p><text:span text:style-name="T7">Escalier</text:span></text:p>
          </draw:text-box>
        </draw:frame>
        <draw:frame draw:style-name="gr56" draw:text-style-name="P10" draw:layer="layout" svg:width="1.324cm" svg:height="0.743cm" svg:x="16.204cm" svg:y="6.295cm">
          <draw:text-box>
            <text:p><text:span text:style-name="T7">SdB</text:span></text:p>
          </draw:text-box>
        </draw:frame>
        <draw:frame draw:style-name="gr52" draw:text-style-name="P10" draw:layer="layout" svg:width="1.151cm" svg:height="0.743cm" svg:x="16.605cm" svg:y="9.896cm">
          <draw:text-box>
            <text:p><text:span text:style-name="T7">Wc</text:span></text:p>
          </draw:text-box>
        </draw:frame>
        <draw:frame draw:style-name="gr81" draw:text-style-name="P10" draw:layer="layout" svg:width="1.604cm" svg:height="0.743cm" svg:x="13.606cm" svg:y="10.597cm">
          <draw:text-box>
            <text:p><text:span text:style-name="T7">Palier</text:span></text:p>
          </draw:text-box>
        </draw:frame>
        <draw:custom-shape draw:style-name="Module" draw:layer="layout" svg:width="0.915cm" svg:height="0.915cm" svg:x="10.201cm" svg:y="8.12cm">
          <text:p>M1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Limite_20_module" draw:layer="layout" svg:width="5.673cm" svg:height="6.152cm" svg:x="3.73cm" svg:y="4.622cm" svg:viewBox="0 0 5674 6153" draw:points="2773,0 0,2965 2550,6153 5674,6057 5323,3347 4590,128 2869,0">
          <text:p/>
        </draw:polygon>
        <draw:polygon draw:style-name="Limite_20_module" draw:layer="layout" svg:width="8.191cm" svg:height="5.865cm" svg:x="2.168cm" svg:y="11.38cm" svg:viewBox="0 0 8192 5866" draw:points="7172,0 8192,1339 6630,4463 3028,5802 127,5866 0,3953 3965,3036 5323,287 7236,32">
          <text:p/>
        </draw:polygon>
        <draw:polygon draw:style-name="Limite_20_module" draw:layer="layout" svg:width="8.414cm" svg:height="5.737cm" svg:x="12.815cm" svg:y="11.508cm" svg:viewBox="0 0 8415 5738" draw:points="0,414 1020,4016 3060,5515 5897,5642 8256,5738 8415,4144 5451,3219 3411,1944 2422,0 32,382">
          <text:p/>
        </draw:polygon>
        <draw:polygon draw:style-name="Limite_20_module" draw:layer="layout" svg:width="6.63cm" svg:height="4.972cm" svg:x="13.643cm" svg:y="4.654cm" svg:viewBox="0 0 6631 4973" draw:points="32,478 2200,4973 5005,4941 6631,3411 4176,574 1945,0 0,542">
          <text:p/>
        </draw:polygon>
        <draw:polygon draw:style-name="Limite_20_module" draw:layer="layout" svg:width="4.59cm" svg:height="2.294cm" svg:x="15.811cm" svg:y="9.818cm" svg:viewBox="0 0 4591 2295" draw:points="4049,0 1020,87 0,702 670,2295 3730,2072 4591,1052">
          <text:p/>
        </draw:polygon>
        <draw:polygon draw:style-name="Limite_20_module" draw:layer="layout" svg:width="4.876cm" svg:height="3.793cm" svg:x="10.201cm" svg:y="8.543cm" svg:viewBox="0 0 4877 3794" draw:points="2900,0 0,1785 159,3220 1466,3794 3405,2788 4877,1435 4112,160 2932,32">
          <text:p/>
        </draw:polygon>
        <draw:polygon draw:style-name="Limite_20_module" draw:layer="layout" svg:width="4.048cm" svg:height="4.355cm" svg:x="9.212cm" svg:y="5.303cm" svg:viewBox="0 0 4049 4356" draw:points="2700,0 0,1774 192,4356 1530,4228 2710,2858 4049,1487">
          <text:p/>
        </draw:polygon>
        <draw:custom-shape draw:style-name="Module" draw:layer="layout" svg:width="0.915cm" svg:height="0.915cm" svg:x="8.137cm" svg:y="8.405cm">
          <text:p>M1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7.643cm" svg:y="11.92cm">
          <text:p>M1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4.667cm" svg:y="11.92cm">
          <text:p>M1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7.281cm" svg:y="10.945cm">
          <text:p>M16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5.288cm" svg:y="8.588cm">
          <text:p>M17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0.953cm" svg:y="10.111cm">
          <text:p>M18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22.737cm" svg:y="0.623cm">
          <text:p>x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6" draw:text-style-name="P9" draw:layer="layout" svg:width="3.712cm" svg:height="0.658cm" svg:x="23.804cm" svg:y="0.822cm">
          <draw:text-box>
            <text:p><text:span text:style-name="T1">Module</text:span></text:p>
          </draw:text-box>
        </draw:frame>
      </draw:page>
      <draw:page draw:name="page3" draw:style-name="dp1" draw:master-page-name="Standard">
        <draw:frame draw:style-name="gr1" draw:text-style-name="P1" draw:layer="layout" svg:width="20.021cm" svg:height="18.999cm" svg:x="4.279cm" svg:y="1cm">
          <draw:image xlink:href="Pictures/100000000000031D000002F6F49BF80E.png" xlink:type="simple" xlink:show="embed" xlink:actuate="onLoad">
            <text:p/>
          </draw:image>
        </draw:frame>
        <draw:circle draw:style-name="gr82" draw:text-style-name="P12" xml:id="id66" draw:id="id66" draw:layer="layout" svg:width="0.94cm" svg:height="0.94cm" svg:x="9.1cm" svg:y="3.76cm">
          <text:p text:style-name="P1"><text:span text:style-name="T10">6</text:span></text:p>
        </draw:circle>
        <draw:rect draw:style-name="gr82" draw:text-style-name="P2" xml:id="id65" draw:id="id65" draw:layer="layout" svg:width="0.639cm" svg:height="0.5cm" svg:x="8cm" svg:y="1.7cm">
          <text:p text:style-name="P1"><text:span text:style-name="T1">6.1</text:span></text:p>
        </draw:rect>
        <draw:rect draw:style-name="gr83" draw:text-style-name="P2" xml:id="id67" draw:id="id67" draw:layer="layout" svg:width="0.687cm" svg:height="0.5cm" svg:x="9.7cm" svg:y="6.5cm">
          <text:p text:style-name="P1"><text:span text:style-name="T1">6.2</text:span></text:p>
        </draw:rect>
        <draw:circle draw:style-name="gr84" draw:text-style-name="P12" xml:id="id64" draw:id="id64" draw:layer="layout" svg:width="0.94cm" svg:height="0.94cm" svg:x="5.9cm" svg:y="2.56cm">
          <text:p text:style-name="P1"><text:span text:style-name="T10">9</text:span></text:p>
        </draw:circle>
        <draw:circle draw:style-name="gr85" draw:text-style-name="P12" xml:id="id69" draw:id="id69" draw:layer="layout" svg:width="0.94cm" svg:height="0.94cm" svg:x="5.4cm" svg:y="4.56cm">
          <text:p text:style-name="P1"><text:span text:style-name="T10">7</text:span></text:p>
        </draw:circle>
        <draw:circle draw:style-name="gr86" draw:text-style-name="P12" xml:id="id71" draw:id="id71" draw:layer="layout" svg:width="0.94cm" svg:height="0.94cm" svg:x="5.9cm" svg:y="6.36cm">
          <text:p text:style-name="P1"><text:span text:style-name="T10">8</text:span></text:p>
        </draw:circle>
        <draw:rect draw:style-name="gr84" draw:text-style-name="P2" xml:id="id63" draw:id="id63" draw:layer="layout" svg:width="0.661cm" svg:height="0.5cm" svg:x="6.9cm" svg:y="2cm">
          <text:p text:style-name="P1"><text:span text:style-name="T1">9.1</text:span></text:p>
        </draw:rect>
        <draw:rect draw:style-name="gr87" draw:text-style-name="P2" xml:id="id68" draw:id="id68" draw:layer="layout" svg:width="0.722cm" svg:height="0.5cm" svg:x="6.778cm" svg:y="4.6cm">
          <text:p text:style-name="P1"><text:span text:style-name="T1">7.1</text:span></text:p>
        </draw:rect>
        <draw:rect draw:style-name="gr86" draw:text-style-name="P2" xml:id="id70" draw:id="id70" draw:layer="layout" svg:width="0.706cm" svg:height="0.5cm" svg:x="6.794cm" svg:y="5.2cm">
          <text:p text:style-name="P1"><text:span text:style-name="T1">8.1</text:span></text:p>
        </draw:rect>
        <draw:connector draw:style-name="gr88" draw:text-style-name="P1" draw:layer="layout" draw:type="curve" svg:x1="6.9cm" svg:y1="2.25cm" svg:x2="6.37cm" svg:y2="2.56cm" draw:start-shape="id63" draw:start-glue-point="3" draw:end-shape="id64" draw:end-glue-point="0" svg:d="M6900 2250c-354 0-530 103-530 310">
          <text:p/>
        </draw:connector>
        <draw:connector draw:style-name="gr89" draw:text-style-name="P1" draw:layer="layout" draw:type="curve" svg:x1="8.639cm" svg:y1="1.95cm" svg:x2="9.57cm" svg:y2="3.76cm" draw:start-shape="id65" draw:start-glue-point="1" draw:end-shape="id66" draw:end-glue-point="0" svg:d="M8639 1950c621 0 931 603 931 1810">
          <text:p/>
        </draw:connector>
        <draw:connector draw:style-name="gr89" draw:text-style-name="P1" draw:layer="layout" draw:type="curve" svg:x1="9.57cm" svg:y1="4.7cm" svg:x2="10.043cm" svg:y2="6.5cm" draw:start-shape="id66" draw:start-glue-point="2" draw:end-shape="id67" draw:end-glue-point="0" svg:d="M9570 4700c0 1350 473 450 473 1800">
          <text:p/>
        </draw:connector>
        <draw:connector draw:style-name="gr90" draw:text-style-name="P1" draw:layer="layout" draw:type="curve" svg:x1="6.778cm" svg:y1="4.85cm" svg:x2="6.34cm" svg:y2="5.03cm" draw:start-shape="id68" draw:start-glue-point="3" draw:end-shape="id69" draw:end-glue-point="1" svg:d="M6778 4850c-328 0-110 180-438 180">
          <text:p/>
        </draw:connector>
        <draw:connector draw:style-name="gr91" draw:text-style-name="P1" draw:layer="layout" draw:type="curve" svg:x1="6.794cm" svg:y1="5.45cm" svg:x2="6.37cm" svg:y2="6.36cm" draw:start-shape="id70" draw:start-glue-point="3" draw:end-shape="id71" draw:end-glue-point="0" svg:d="M6794 5450c-283 0-424 303-424 910">
          <text:p/>
        </draw:connector>
        <draw:circle draw:style-name="gr92" draw:text-style-name="P12" xml:id="id73" draw:id="id73" draw:layer="layout" svg:width="0.94cm" svg:height="0.94cm" svg:x="10.7cm" svg:y="11.06cm">
          <text:p text:style-name="P1"><text:span text:style-name="T10">4</text:span></text:p>
        </draw:circle>
        <draw:rect draw:style-name="gr92" draw:text-style-name="P2" xml:id="id72" draw:id="id72" draw:layer="layout" svg:width="0.646cm" svg:height="0.5cm" svg:x="9.554cm" svg:y="7.2cm">
          <text:p text:style-name="P1"><text:span text:style-name="T1">4.1</text:span></text:p>
        </draw:rect>
        <draw:rect draw:style-name="gr93" draw:text-style-name="P2" xml:id="id74" draw:id="id74" draw:layer="layout" svg:width="0.693cm" svg:height="0.5cm" svg:x="8.6cm" svg:y="13.3cm">
          <text:p text:style-name="P1"><text:span text:style-name="T1">4.2</text:span></text:p>
        </draw:rect>
        <draw:rect draw:style-name="gr92" draw:text-style-name="P2" xml:id="id76" draw:id="id76" draw:layer="layout" svg:width="0.686cm" svg:height="0.5cm" svg:x="14.814cm" svg:y="10.8cm">
          <text:p text:style-name="P1"><text:span text:style-name="T1">4.1</text:span></text:p>
        </draw:rect>
        <draw:rect draw:style-name="gr93" draw:text-style-name="P2" xml:id="id75" draw:id="id75" draw:layer="layout" svg:width="0.645cm" svg:height="0.5cm" svg:x="12.755cm" svg:y="14.1cm">
          <text:p text:style-name="P1"><text:span text:style-name="T1">4.3</text:span></text:p>
        </draw:rect>
        <draw:connector draw:style-name="gr94" draw:text-style-name="P1" draw:layer="layout" draw:type="curve" svg:x1="10.2cm" svg:y1="7.45cm" svg:x2="11.17cm" svg:y2="11.06cm" draw:start-shape="id72" draw:start-glue-point="1" draw:end-shape="id73" draw:end-glue-point="0" svg:d="M10200 7450c647 0 970 1203 970 3610">
          <text:p/>
        </draw:connector>
        <draw:connector draw:style-name="gr94" draw:text-style-name="P1" draw:layer="layout" draw:type="curve" svg:x1="10.7cm" svg:y1="11.53cm" svg:x2="8.946cm" svg:y2="13.3cm" draw:start-shape="id73" draw:start-glue-point="3" draw:end-shape="id74" draw:end-glue-point="0" svg:d="M10700 11530c-1170 0-1754 590-1754 1770">
          <text:p/>
        </draw:connector>
        <draw:connector draw:style-name="gr94" draw:text-style-name="P1" draw:layer="layout" draw:type="curve" svg:x1="11.17cm" svg:y1="12cm" svg:x2="12.755cm" svg:y2="14.35cm" draw:start-shape="id73" draw:start-glue-point="2" draw:end-shape="id75" draw:end-glue-point="3" svg:d="M11170 12000c0 1567 528 2350 1585 2350">
          <text:p/>
        </draw:connector>
        <draw:connector draw:style-name="gr94" draw:text-style-name="P1" draw:layer="layout" draw:type="curve" svg:x1="11.64cm" svg:y1="11.53cm" svg:x2="14.814cm" svg:y2="11.05cm" draw:start-shape="id73" draw:start-glue-point="1" draw:end-shape="id76" draw:end-glue-point="3" svg:d="M11640 11530c2380 0 794-480 3174-480">
          <text:p/>
        </draw:connector>
        <draw:circle draw:style-name="gr95" draw:text-style-name="P12" xml:id="id77" draw:id="id77" draw:layer="layout" svg:width="0.94cm" svg:height="0.94cm" svg:x="13.4cm" svg:y="7.26cm">
          <text:p text:style-name="P1"><text:span text:style-name="T10">12</text:span></text:p>
        </draw:circle>
        <draw:rect draw:style-name="gr95" draw:text-style-name="P2" xml:id="id78" draw:id="id78" draw:layer="layout" svg:width="0.686cm" svg:height="0.5cm" svg:x="14.814cm" svg:y="10.2cm">
          <text:p text:style-name="P1"><text:span text:style-name="T1">12.1</text:span></text:p>
        </draw:rect>
        <draw:connector draw:style-name="gr96" draw:text-style-name="P1" draw:layer="layout" draw:type="curve" svg:x1="13.87cm" svg:y1="8.2cm" svg:x2="14.814cm" svg:y2="10.45cm" draw:start-shape="id77" draw:start-glue-point="2" draw:end-shape="id78" draw:end-glue-point="3" svg:d="M13870 8200c0 1500 314 2250 944 2250">
          <text:p/>
        </draw:connector>
        <draw:circle draw:style-name="gr97" draw:text-style-name="P12" xml:id="id80" draw:id="id80" draw:layer="layout" svg:width="0.94cm" svg:height="0.94cm" svg:x="16.6cm" svg:y="12.66cm">
          <text:p text:style-name="P1"><text:span text:style-name="T10">3</text:span></text:p>
        </draw:circle>
        <draw:rect draw:style-name="gr98" draw:text-style-name="P2" xml:id="id79" draw:id="id79" draw:layer="layout" svg:width="0.7cm" svg:height="0.5cm" svg:x="15.6cm" svg:y="10.8cm">
          <text:p text:style-name="P1"><text:span text:style-name="T1">3.1</text:span></text:p>
        </draw:rect>
        <draw:rect draw:style-name="gr97" draw:text-style-name="P2" xml:id="id81" draw:id="id81" draw:layer="layout" svg:width="0.692cm" svg:height="0.5cm" svg:x="13.5cm" svg:y="14.1cm">
          <text:p text:style-name="P1"><text:span text:style-name="T1">3.1</text:span></text:p>
        </draw:rect>
        <draw:connector draw:style-name="gr99" draw:text-style-name="P1" draw:layer="layout" draw:type="curve" svg:x1="15.95cm" svg:y1="11.3cm" svg:x2="17.07cm" svg:y2="12.66cm" draw:start-shape="id79" draw:start-glue-point="2" draw:end-shape="id80" draw:end-glue-point="0" svg:d="M15950 11300c0 1020 1120 340 1120 1360">
          <text:p/>
        </draw:connector>
        <draw:connector draw:style-name="gr99" draw:text-style-name="P1" draw:layer="layout" draw:type="curve" svg:x1="17.07cm" svg:y1="13.6cm" svg:x2="14.192cm" svg:y2="14.35cm" draw:start-shape="id80" draw:start-glue-point="2" draw:end-shape="id81" draw:end-glue-point="1" svg:d="M17070 13600c0 500-959 750-2878 750">
          <text:p/>
        </draw:connector>
        <draw:circle draw:style-name="gr100" draw:text-style-name="P12" xml:id="id83" draw:id="id83" draw:layer="layout" svg:width="0.94cm" svg:height="0.94cm" svg:x="9.6cm" svg:y="16.66cm">
          <text:p text:style-name="P1"><text:span text:style-name="T10">14</text:span></text:p>
        </draw:circle>
        <draw:rect draw:style-name="gr100" draw:text-style-name="P2" xml:id="id82" draw:id="id82" draw:layer="layout" svg:width="0.661cm" svg:height="0.5cm" svg:x="12.739cm" svg:y="14.7cm">
          <text:p text:style-name="P1"><text:span text:style-name="T1">14.1</text:span></text:p>
        </draw:rect>
        <draw:connector draw:style-name="gr101" draw:text-style-name="P1" draw:layer="layout" draw:type="curve" svg:x1="12.739cm" svg:y1="14.95cm" svg:x2="10.07cm" svg:y2="16.66cm" draw:start-shape="id82" draw:start-glue-point="3" draw:end-shape="id83" draw:end-glue-point="0" svg:d="M12739 14950c-1780 0-2669 570-2669 1710">
          <text:p/>
        </draw:connector>
        <draw:rect draw:style-name="gr102" draw:text-style-name="P2" xml:id="id85" draw:id="id85" draw:layer="layout" svg:width="0.692cm" svg:height="0.5cm" svg:x="13.5cm" svg:y="14.7cm">
          <text:p text:style-name="P1"><text:span text:style-name="T1">5.1</text:span></text:p>
        </draw:rect>
        <draw:circle draw:style-name="gr102" draw:text-style-name="P12" xml:id="id84" draw:id="id84" draw:layer="layout" svg:width="0.94cm" svg:height="0.94cm" svg:x="16.6cm" svg:y="16.56cm">
          <text:p text:style-name="P1"><text:span text:style-name="T10">5</text:span></text:p>
        </draw:circle>
        <draw:connector draw:style-name="gr103" draw:text-style-name="P1" draw:layer="layout" draw:type="curve" svg:x1="16.6cm" svg:y1="17.03cm" svg:x2="14.192cm" svg:y2="14.95cm" draw:start-shape="id84" draw:start-glue-point="3" draw:end-shape="id85" draw:end-glue-point="1" svg:d="M16600 17030c-1806 0-602-2080-2408-2080">
          <text:p/>
        </draw:connector>
        <draw:rect draw:style-name="gr102" draw:text-style-name="P2" xml:id="id86" draw:id="id86" draw:layer="layout" svg:width="0.661cm" svg:height="0.5cm" svg:x="18.439cm" svg:y="16.7cm">
          <text:p text:style-name="P1"><text:span text:style-name="T1">5.1</text:span></text:p>
        </draw:rect>
        <draw:connector draw:style-name="gr103" draw:text-style-name="P1" draw:layer="layout" draw:type="curve" svg:x1="18.439cm" svg:y1="16.95cm" svg:x2="17.54cm" svg:y2="17.03cm" draw:start-shape="id86" draw:start-glue-point="3" draw:end-shape="id84" draw:end-glue-point="1" svg:d="M18439 16950c-673 0-224 80-899 80">
          <text:p/>
        </draw:connector>
        <draw:circle draw:style-name="gr104" draw:text-style-name="P12" xml:id="id88" draw:id="id88" draw:layer="layout" svg:width="0.94cm" svg:height="0.94cm" svg:x="21.3cm" svg:y="17.46cm">
          <text:p text:style-name="P1"><text:span text:style-name="T10">11</text:span></text:p>
        </draw:circle>
        <draw:rect draw:style-name="gr105" draw:text-style-name="P2" xml:id="id89" draw:id="id89" draw:layer="layout" svg:width="0.675cm" svg:height="0.5cm" svg:x="19.3cm" svg:y="16.7cm">
          <text:p text:style-name="P1"><text:span text:style-name="T1">11.1</text:span></text:p>
        </draw:rect>
        <draw:rect draw:style-name="gr105" draw:text-style-name="P2" xml:id="id87" draw:id="id87" draw:layer="layout" svg:width="0.704cm" svg:height="0.5cm" svg:x="21.396cm" svg:y="15.7cm">
          <text:p text:style-name="P1"><text:span text:style-name="T1">11.2</text:span></text:p>
        </draw:rect>
        <draw:connector draw:style-name="gr106" draw:text-style-name="P1" draw:layer="layout" draw:type="curve" svg:x1="22.1cm" svg:y1="15.95cm" svg:x2="21.77cm" svg:y2="17.46cm" draw:start-shape="id87" draw:start-glue-point="1" draw:end-shape="id88" draw:end-glue-point="0" svg:d="M22100 15950c763 0 636 440 363 582s-693-17-693 928">
          <text:p/>
        </draw:connector>
        <draw:connector draw:style-name="gr107" draw:text-style-name="P1" draw:layer="layout" draw:type="curve" svg:x1="19.637cm" svg:y1="17.2cm" svg:x2="21.3cm" svg:y2="17.93cm" draw:start-shape="id89" draw:start-glue-point="2" draw:end-shape="id88" svg:d="M19637 17200c0 487 554 730 1663 730">
          <text:p/>
        </draw:connector>
        <draw:circle draw:style-name="gr108" draw:text-style-name="P13" xml:id="id90" draw:id="id90" draw:layer="layout" svg:width="0.94cm" svg:height="0.94cm" svg:x="21.3cm" svg:y="12.76cm">
          <text:p text:style-name="P1"><text:span text:style-name="T11">10</text:span></text:p>
        </draw:circle>
        <draw:rect draw:style-name="gr109" draw:text-style-name="P4" xml:id="id91" draw:id="id91" draw:layer="layout" svg:width="0.672cm" svg:height="0.5cm" svg:x="21.428cm" svg:y="15.2cm">
          <text:p text:style-name="P1"><text:span text:style-name="T3">10.1</text:span></text:p>
        </draw:rect>
        <draw:connector draw:style-name="gr110" draw:text-style-name="P1" draw:layer="layout" draw:type="curve" svg:x1="21.77cm" svg:y1="13.7cm" svg:x2="22.1cm" svg:y2="15.45cm" draw:start-shape="id90" draw:start-glue-point="2" draw:end-shape="id91" draw:end-glue-point="1" svg:d="M21770 13700c0 1125 420 936 693 1093s400 657-363 657">
          <text:p/>
        </draw:connector>
        <draw:rect draw:style-name="gr111" draw:text-style-name="P4" xml:id="id92" draw:id="id92" draw:layer="layout" svg:width="0.721cm" svg:height="0.5cm" svg:x="19.779cm" svg:y="10.6cm">
          <text:p text:style-name="P1"><text:span text:style-name="T3">10.2</text:span></text:p>
        </draw:rect>
        <draw:connector draw:style-name="gr110" draw:text-style-name="P1" draw:layer="layout" draw:type="curve" svg:x1="20.5cm" svg:y1="10.85cm" svg:x2="21.77cm" svg:y2="12.76cm" draw:start-shape="id92" draw:start-glue-point="1" draw:end-shape="id90" draw:end-glue-point="0" svg:d="M20500 10850c847 0 1270 636 1270 1910">
          <text:p/>
        </draw:connector>
        <draw:circle draw:style-name="gr112" draw:text-style-name="P12" xml:id="id93" draw:id="id93" draw:layer="layout" svg:width="0.94cm" svg:height="0.94cm" svg:x="21.5cm" svg:y="7.56cm">
          <text:p text:style-name="P1"><text:span text:style-name="T10">16</text:span></text:p>
        </draw:circle>
        <draw:rect draw:style-name="gr112" draw:text-style-name="P2" xml:id="id94" draw:id="id94" draw:layer="layout" svg:width="0.705cm" svg:height="0.5cm" svg:x="19.795cm" svg:y="10cm">
          <text:p text:style-name="P1"><text:span text:style-name="T1">16.1</text:span></text:p>
        </draw:rect>
        <draw:connector draw:style-name="gr113" draw:text-style-name="P1" draw:layer="layout" draw:type="curve" svg:x1="21.97cm" svg:y1="8.5cm" svg:x2="20.147cm" svg:y2="10cm" draw:start-shape="id93" draw:start-glue-point="2" draw:end-shape="id94" svg:d="M21970 8500c0 1125-1823 375-1823 1500">
          <text:p/>
        </draw:connector>
        <draw:circle draw:style-name="gr114" draw:text-style-name="P12" xml:id="id95" draw:id="id95" draw:layer="layout" svg:width="0.94cm" svg:height="0.94cm" svg:x="18.06cm" svg:y="8.9cm">
          <text:p text:style-name="P1"><text:span text:style-name="T10">2</text:span></text:p>
        </draw:circle>
        <draw:circle draw:style-name="gr115" draw:text-style-name="P12" xml:id="id97" draw:id="id97" draw:layer="layout" svg:width="0.94cm" svg:height="0.94cm" svg:x="16.5cm" svg:y="8.26cm">
          <text:p text:style-name="P1"><text:span text:style-name="T10">1</text:span></text:p>
        </draw:circle>
        <draw:rect draw:style-name="gr114" draw:text-style-name="P2" xml:id="id96" draw:id="id96" draw:layer="layout" svg:width="0.635cm" svg:height="0.5cm" svg:x="18cm" svg:y="7.8cm">
          <text:p text:style-name="P1"><text:span text:style-name="T1">2.1</text:span></text:p>
        </draw:rect>
        <draw:connector draw:style-name="gr36" draw:text-style-name="P1" draw:layer="layout" draw:type="curve" svg:x1="18.53cm" svg:y1="8.9cm" svg:x2="18.317cm" svg:y2="8.3cm" draw:start-shape="id95" draw:start-glue-point="0" draw:end-shape="id96" draw:end-glue-point="2" svg:d="M18530 8900c0-450-213-150-213-600">
          <text:p/>
        </draw:connector>
        <draw:rect draw:style-name="gr115" draw:text-style-name="P2" xml:id="id98" draw:id="id98" draw:layer="layout" svg:width="0.618cm" svg:height="0.5cm" svg:x="15.6cm" svg:y="10.2cm">
          <text:p text:style-name="P1"><text:span text:style-name="T1">1.1</text:span></text:p>
        </draw:rect>
        <draw:rect draw:style-name="gr116" draw:text-style-name="P2" xml:id="id99" draw:id="id99" draw:layer="layout" svg:width="0.678cm" svg:height="0.5cm" svg:x="15.9cm" svg:y="7.7cm">
          <text:p text:style-name="P1"><text:span text:style-name="T1">1.1</text:span></text:p>
        </draw:rect>
        <draw:connector draw:style-name="gr117" draw:text-style-name="P1" draw:layer="layout" draw:type="curve" svg:x1="16.97cm" svg:y1="9.2cm" svg:x2="16.218cm" svg:y2="10.45cm" draw:start-shape="id97" draw:start-glue-point="2" draw:end-shape="id98" draw:end-glue-point="1" svg:d="M16970 9200c0 834-250 1250-752 1250">
          <text:p/>
        </draw:connector>
        <draw:connector draw:style-name="gr118" draw:text-style-name="P1" draw:layer="layout" draw:type="curve" svg:x1="16.5cm" svg:y1="8.73cm" svg:x2="16.239cm" svg:y2="8.2cm" draw:start-shape="id97" draw:start-glue-point="3" draw:end-shape="id99" draw:end-glue-point="2" svg:d="M16500 8730c-174 0-261-176-261-530">
          <text:p/>
        </draw:connector>
        <draw:circle draw:style-name="gr82" draw:text-style-name="P12" xml:id="id100" draw:id="id100" draw:layer="layout" svg:width="0.94cm" svg:height="0.94cm" svg:x="16.5cm" svg:y="5.06cm">
          <text:p text:style-name="P1"><text:span text:style-name="T10">15</text:span></text:p>
        </draw:circle>
        <draw:rect draw:style-name="gr82" draw:text-style-name="P2" xml:id="id101" draw:id="id101" draw:layer="layout" svg:width="0.678cm" svg:height="0.5cm" svg:x="15.9cm" svg:y="7.1cm">
          <text:p text:style-name="P1"><text:span text:style-name="T1">15.1</text:span></text:p>
        </draw:rect>
        <draw:connector draw:style-name="gr119" draw:text-style-name="P1" draw:layer="layout" draw:type="curve" svg:x1="16.97cm" svg:y1="6cm" svg:x2="16.578cm" svg:y2="7.35cm" draw:start-shape="id100" draw:start-glue-point="2" draw:end-shape="id101" draw:end-glue-point="1" svg:d="M16970 6000c0 825 58 686 151 818s220 532-543 532">
          <text:p/>
        </draw:connector>
        <draw:circle draw:style-name="gr120" draw:text-style-name="P12" xml:id="id102" draw:id="id102" draw:layer="layout" svg:width="0.94cm" svg:height="0.94cm" svg:x="5.8cm" svg:y="11.06cm">
          <text:p text:style-name="P1"><text:span text:style-name="T10">19</text:span></text:p>
        </draw:circle>
        <draw:rect draw:style-name="gr120" draw:text-style-name="P2" xml:id="id103" draw:id="id103" draw:layer="layout" svg:width="0.694cm" svg:height="0.5cm" svg:x="7.806cm" svg:y="13.3cm">
          <text:p text:style-name="P1"><text:span text:style-name="T1">19.1</text:span></text:p>
        </draw:rect>
        <draw:connector draw:style-name="gr121" draw:text-style-name="P1" draw:layer="layout" draw:type="curve" svg:x1="6.74cm" svg:y1="11.53cm" svg:x2="8.153cm" svg:y2="13.3cm" draw:start-shape="id102" draw:start-glue-point="1" draw:end-shape="id103" draw:end-glue-point="0" svg:d="M6740 11530c942 0 1413 590 1413 1770">
          <text:p/>
        </draw:connector>
        <draw:ellipse draw:style-name="Volet_20_roulant" xml:id="id110" draw:id="id110" draw:layer="layout" svg:width="0.831cm" svg:height="0.837cm" svg:x="13.369cm" svg:y="13.26cm">
          <text:p>V2</text:p>
        </draw:ellipse>
        <draw:rect draw:style-name="gr41" draw:text-style-name="P12" draw:layer="layout" svg:width="6.5cm" svg:height="2.1cm" svg:x="12.6cm" svg:y="0.2cm">
          <text:p text:style-name="P1"><text:span text:style-name="T10">Lights/switches - rdc</text:span></text:p>
        </draw:rect>
        <draw:circle draw:style-name="gr122" draw:text-style-name="P2" draw:layer="layout" svg:width="0.6cm" svg:height="0.6cm" svg:x="9.1cm" svg:y="6.4cm">
          <text:p text:style-name="P1"><text:span text:style-name="T1">M1</text:span></text:p>
        </draw:circle>
        <draw:circle draw:style-name="gr123" draw:text-style-name="P2" draw:layer="layout" svg:width="0.6cm" svg:height="0.6cm" svg:x="9.1cm" svg:y="5.8cm">
          <text:p text:style-name="P1"><text:span text:style-name="T1">T1</text:span></text:p>
        </draw:circle>
        <draw:circle draw:style-name="gr42" draw:text-style-name="P5" draw:layer="layout" svg:width="0.6cm" svg:height="0.6cm" svg:x="21.5cm" svg:y="1.7cm">
          <text:p text:style-name="P1"><text:span text:style-name="T4">M</text:span></text:p>
        </draw:circle>
        <draw:circle draw:style-name="gr43" draw:text-style-name="P6" draw:layer="layout" svg:width="0.6cm" svg:height="0.6cm" svg:x="21.5cm" svg:y="2.5cm">
          <text:p text:style-name="P1"><text:span text:style-name="T5">T</text:span></text:p>
        </draw:circle>
        <draw:circle draw:style-name="gr44" draw:text-style-name="P6" draw:layer="layout" svg:width="0.6cm" svg:height="0.6cm" svg:x="21.5cm" svg:y="3.2cm">
          <text:p text:style-name="P1"><text:span text:style-name="T5">H</text:span></text:p>
        </draw:circle>
        <draw:ellipse draw:style-name="gr124" draw:text-style-name="P2" draw:layer="layout" svg:width="0.706cm" svg:height="0.6cm" svg:x="6.794cm" svg:y="5.7cm">
          <text:p text:style-name="P1"><text:span text:style-name="T1">H1</text:span></text:p>
        </draw:ellipse>
        <draw:circle draw:style-name="gr123" draw:text-style-name="P2" draw:layer="layout" svg:width="0.6cm" svg:height="0.6cm" svg:x="15cm" svg:y="11.3cm">
          <text:p text:style-name="P1"><text:span text:style-name="T1">T2</text:span></text:p>
        </draw:circle>
        <draw:circle draw:style-name="gr122" draw:text-style-name="P2" draw:layer="layout" svg:width="0.6cm" svg:height="0.6cm" svg:x="15.6cm" svg:y="11.3cm">
          <text:p text:style-name="P1"><text:span text:style-name="T1">M5</text:span></text:p>
        </draw:circle>
        <draw:circle draw:style-name="gr122" draw:text-style-name="P2" draw:layer="layout" svg:width="0.6cm" svg:height="0.6cm" svg:x="15.3cm" svg:y="7.1cm">
          <text:p text:style-name="P1"><text:span text:style-name="T1">M2</text:span></text:p>
        </draw:circle>
        <draw:circle draw:style-name="gr122" draw:text-style-name="P2" draw:layer="layout" svg:width="0.6cm" svg:height="0.6cm" svg:x="12.8cm" svg:y="13.5cm">
          <text:p text:style-name="P1"><text:span text:style-name="T1">M4</text:span></text:p>
        </draw:circle>
        <draw:ellipse draw:style-name="gr125" xml:id="id109" draw:id="id109" draw:layer="layout" svg:width="0.831cm" svg:height="0.837cm" svg:x="7.97cm" svg:y="13.861cm">
          <text:p>V1</text:p>
        </draw:ellipse>
        <draw:ellipse draw:style-name="gr125" xml:id="id106" draw:id="id106" draw:layer="layout" svg:width="0.831cm" svg:height="0.837cm" svg:x="10.57cm" svg:y="4.961cm">
          <text:p>V4</text:p>
        </draw:ellipse>
        <draw:ellipse draw:style-name="Volet_20_roulant" xml:id="id117" draw:id="id117" draw:layer="layout" svg:width="0.831cm" svg:height="0.837cm" svg:x="14.57cm" svg:y="18.561cm">
          <text:p>V3</text:p>
        </draw:ellipse>
        <draw:circle draw:style-name="gr122" draw:text-style-name="P2" draw:layer="layout" svg:width="0.6cm" svg:height="0.6cm" svg:x="19.9cm" svg:y="11.1cm">
          <text:p text:style-name="P1"><text:span text:style-name="T1">M7</text:span></text:p>
        </draw:circle>
        <draw:circle draw:style-name="gr122" draw:text-style-name="P2" draw:layer="layout" svg:width="0.6cm" svg:height="0.6cm" svg:x="18.5cm" svg:y="16cm">
          <text:p text:style-name="P1"><text:span text:style-name="T1">M6</text:span></text:p>
        </draw:circle>
        <draw:circle draw:style-name="gr122" draw:text-style-name="P2" draw:layer="layout" svg:width="0.6cm" svg:height="0.6cm" svg:x="8.8cm" svg:y="13.9cm">
          <text:p text:style-name="P1"><text:span text:style-name="T1">M3</text:span></text:p>
        </draw:circle>
        <draw:ellipse draw:style-name="gr45" draw:text-style-name="P7" draw:layer="layout" svg:width="0.831cm" svg:height="0.837cm" svg:x="21.371cm" svg:y="3.862cm">
          <text:p text:style-name="P1"><text:span text:style-name="T6">V</text:span></text:p>
        </draw:ellipse>
        <draw:circle draw:style-name="gr2" draw:text-style-name="P12" draw:layer="layout" svg:width="0.94cm" svg:height="0.94cm" svg:x="21.4cm" svg:y="4.76cm">
          <text:p text:style-name="P1"><text:span text:style-name="T10">x</text:span></text:p>
        </draw:circle>
        <draw:rect draw:style-name="gr2" draw:text-style-name="P8" draw:layer="layout" svg:width="0.5cm" svg:height="0.5cm" svg:x="21.6cm" svg:y="5.8cm">
          <text:p text:style-name="P1"><text:span text:style-name="T7">x</text:span></text:p>
        </draw:rect>
        <draw:frame draw:style-name="gr46" draw:text-style-name="P9" draw:layer="layout" svg:width="3.712cm" svg:height="0.658cm" svg:x="22.3cm" svg:y="1.691cm">
          <draw:text-box>
            <text:p><text:span text:style-name="T1">Capteur mouvement</text:span></text:p>
          </draw:text-box>
        </draw:frame>
        <draw:frame draw:style-name="gr47" draw:text-style-name="P9" draw:layer="layout" svg:width="3.767cm" svg:height="0.658cm" svg:x="22.3cm" svg:y="2.491cm">
          <draw:text-box>
            <text:p><text:span text:style-name="T1">Capteur température</text:span></text:p>
          </draw:text-box>
        </draw:frame>
        <draw:frame draw:style-name="gr48" draw:text-style-name="P9" draw:layer="layout" svg:width="2.734cm" svg:height="0.658cm" svg:x="22.3cm" svg:y="3.191cm">
          <draw:text-box>
            <text:p><text:span text:style-name="T1">Capteur hydro</text:span></text:p>
          </draw:text-box>
        </draw:frame>
        <draw:frame draw:style-name="gr49" draw:text-style-name="P9" draw:layer="layout" svg:width="3.339cm" svg:height="0.658cm" svg:x="22.3cm" svg:y="3.991cm">
          <draw:text-box>
            <text:p><text:span text:style-name="T1">Inter. Volet roulant</text:span></text:p>
          </draw:text-box>
        </draw:frame>
        <draw:frame draw:style-name="gr50" draw:text-style-name="P9" draw:layer="layout" svg:width="1.794cm" svg:height="0.658cm" svg:x="22.3cm" svg:y="4.991cm">
          <draw:text-box>
            <text:p><text:span text:style-name="T1">Lumière</text:span></text:p>
          </draw:text-box>
        </draw:frame>
        <draw:frame draw:style-name="gr51" draw:text-style-name="P9" draw:layer="layout" svg:width="3.589cm" svg:height="0.658cm" svg:x="22.3cm" svg:y="5.791cm">
          <draw:text-box>
            <text:p><text:span text:style-name="T1">Interrupteur lumière</text:span></text:p>
          </draw:text-box>
        </draw:frame>
        <draw:frame draw:style-name="gr52" draw:text-style-name="P10" draw:layer="layout" svg:width="1.151cm" svg:height="0.743cm" svg:x="17.8cm" svg:y="7.128cm">
          <draw:text-box>
            <text:p><text:span text:style-name="T7">Wc</text:span></text:p>
          </draw:text-box>
        </draw:frame>
        <draw:frame draw:style-name="gr53" draw:text-style-name="P10" draw:layer="layout" svg:width="2.882cm" svg:height="0.743cm" svg:x="11.701cm" svg:y="12.029cm">
          <draw:text-box>
            <text:p><text:span text:style-name="T7">Salon/séjour</text:span></text:p>
          </draw:text-box>
        </draw:frame>
        <draw:frame draw:style-name="gr126" draw:text-style-name="P10" draw:layer="layout" svg:width="2.599cm" svg:height="0.743cm" svg:x="8.401cm" svg:y="2.33cm">
          <draw:text-box>
            <text:p><text:span text:style-name="T7">Ch parents</text:span></text:p>
          </draw:text-box>
        </draw:frame>
        <draw:frame draw:style-name="gr127" draw:text-style-name="P10" draw:layer="layout" svg:width="2.188cm" svg:height="0.743cm" svg:x="5.302cm" svg:y="3.531cm">
          <draw:text-box>
            <text:p><text:span text:style-name="T7">Dressing</text:span></text:p>
          </draw:text-box>
        </draw:frame>
        <draw:frame draw:style-name="gr128" draw:text-style-name="P10" draw:layer="layout" svg:width="1.324cm" svg:height="0.743cm" svg:x="5.302cm" svg:y="5.832cm">
          <draw:text-box>
            <text:p><text:span text:style-name="T7">SdE</text:span></text:p>
          </draw:text-box>
        </draw:frame>
        <draw:frame draw:style-name="gr57" draw:text-style-name="P10" draw:layer="layout" svg:width="1.934cm" svg:height="0.743cm" svg:x="21.501cm" svg:y="10.229cm">
          <draw:text-box>
            <text:p><text:span text:style-name="T7">Garage</text:span></text:p>
          </draw:text-box>
        </draw:frame>
        <draw:frame draw:style-name="gr58" draw:text-style-name="P10" draw:layer="layout" svg:width="1.718cm" svg:height="0.743cm" svg:x="20.601cm" svg:y="18.43cm">
          <draw:text-box>
            <text:p><text:span text:style-name="T7">Cellier</text:span></text:p>
          </draw:text-box>
        </draw:frame>
        <draw:frame draw:style-name="gr57" draw:text-style-name="P10" draw:layer="layout" svg:width="1.934cm" svg:height="0.743cm" svg:x="16.601cm" svg:y="18.431cm">
          <draw:text-box>
            <text:p><text:span text:style-name="T7">Cuisine</text:span></text:p>
          </draw:text-box>
        </draw:frame>
        <draw:frame draw:style-name="gr59" draw:text-style-name="P10" draw:layer="layout" svg:width="2.027cm" svg:height="0.743cm" svg:x="12.601cm" svg:y="8.432cm">
          <draw:text-box>
            <text:p><text:span text:style-name="T7">Escalier</text:span></text:p>
          </draw:text-box>
        </draw:frame>
        <draw:ellipse draw:style-name="Volet_20_roulant" draw:layer="layout" svg:width="0.831cm" svg:height="0.837cm" svg:x="15.069cm" svg:y="7.7cm">
          <text:p>Vs</text:p>
        </draw:ellipse>
        <draw:circle draw:style-name="gr122" draw:text-style-name="P2" draw:layer="layout" svg:width="0.6cm" svg:height="0.6cm" svg:x="21.688cm" svg:y="8.5cm">
          <text:p text:style-name="P1"><text:span text:style-name="T1">M8</text:span></text:p>
        </draw:circle>
        <draw:circle draw:style-name="gr122" draw:text-style-name="P2" draw:layer="layout" svg:width="0.6cm" svg:height="0.6cm" svg:x="10.54cm" svg:y="16.66cm">
          <text:p text:style-name="P1"><text:span text:style-name="T1">M9</text:span></text:p>
        </draw:circle>
        <draw:ellipse draw:style-name="gr122" draw:text-style-name="P2" draw:layer="layout" svg:width="0.925cm" svg:height="0.6cm" svg:x="5.595cm" svg:y="12cm">
          <text:p text:style-name="P1"><text:span text:style-name="T1">M10</text:span></text:p>
        </draw:ellipse>
        <draw:circle draw:style-name="gr123" draw:text-style-name="P2" draw:layer="layout" svg:width="0.6cm" svg:height="0.6cm" svg:x="22.288cm" svg:y="8.5cm">
          <text:p text:style-name="P1"><text:span text:style-name="T1">T7</text:span></text:p>
        </draw:circle>
        <draw:custom-shape draw:style-name="gr129" xml:id="id105" draw:id="id105" draw:layer="layout" svg:width="0.915cm" svg:height="0.915cm" svg:x="7.4cm" svg:y="4.6cm">
          <text:p>M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9" xml:id="id108" draw:id="id108" draw:layer="layout" svg:width="0.915cm" svg:height="0.915cm" svg:x="10.398cm" svg:y="6.285cm">
          <text:p>M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polygon draw:style-name="gr130" draw:layer="layout" svg:width="4.174cm" svg:height="3.858cm" svg:x="4.279cm" svg:y="4.178cm" svg:viewBox="0 0 4175 3859" draw:points="0,398 1450,3859 3996,2288 4175,99 853,0 0,358">
          <text:p/>
        </draw:polygon>
        <draw:custom-shape draw:style-name="gr129" xml:id="id104" draw:id="id104" draw:layer="layout" svg:width="0.915cm" svg:height="0.915cm" svg:x="6.763cm" svg:y="2.352cm">
          <text:p>M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polygon draw:style-name="gr130" draw:layer="layout" svg:width="7.379cm" svg:height="5.908cm" svg:x="4.536cm" svg:y="9.529cm" svg:viewBox="0 0 7380 5909" draw:points="975,637 4396,0 7300,974 7380,3104 4436,5909 1174,5591 0,2348">
          <text:p/>
        </draw:polygon>
        <draw:custom-shape draw:style-name="Module" xml:id="id107" draw:id="id107" draw:layer="layout" svg:width="0.915cm" svg:height="0.915cm" svg:x="8.031cm" svg:y="12.551cm">
          <text:p>M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polygon draw:style-name="gr130" draw:layer="layout" svg:width="4.962cm" svg:height="5.748cm" svg:x="19.337cm" svg:y="6.704cm" svg:viewBox="0 0 4963 5749" draw:points="2009,20 0,3024 0,5172 1452,5749 4177,4416 4963,1711 3620,239 2009,0">
          <text:p/>
        </draw:polygon>
        <draw:polygon draw:style-name="gr130" draw:layer="layout" svg:width="3.281cm" svg:height="4.673cm" svg:x="14.682cm" svg:y="4.675cm" svg:viewBox="0 0 3282 4674" draw:points="2069,0 179,1452 0,3525 775,4555 2785,4674 3043,3819 2984,2009 3282,338 2088,19">
          <text:p/>
        </draw:polygon>
        <draw:polygon draw:style-name="gr130" draw:layer="layout" svg:width="1.491cm" svg:height="3.123cm" svg:x="17.845cm" svg:y="6.962cm" svg:viewBox="0 0 1492 3124" draw:points="119,0 0,1214 79,3084 1293,3124 1492,140">
          <text:p/>
        </draw:polygon>
        <draw:polygon draw:style-name="gr130" draw:layer="layout" svg:width="2.665cm" svg:height="2.943cm" svg:x="13.985cm" svg:y="9.509cm" svg:viewBox="0 0 2666 2944" draw:points="498,0 0,2288 1313,2944 2666,2208 2547,259 518,0">
          <text:p/>
        </draw:polygon>
        <draw:custom-shape draw:style-name="Module" xml:id="id111" draw:id="id111" draw:layer="layout" svg:width="0.915cm" svg:height="0.915cm" svg:x="14.084cm" svg:y="13.906cm">
          <text:p>M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18" draw:id="id118" draw:layer="layout" svg:width="0.915cm" svg:height="0.915cm" svg:x="18.003cm" svg:y="17.2cm">
          <text:p>M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15" draw:id="id115" draw:layer="layout" svg:width="0.915cm" svg:height="0.915cm" svg:x="13.985cm" svg:y="10.8cm">
          <text:p>M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21" draw:id="id121" draw:layer="layout" svg:width="0.915cm" svg:height="0.915cm" svg:x="20.67cm" svg:y="15.285cm">
          <text:p>M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9" xml:id="id116" draw:id="id116" draw:layer="layout" svg:width="0.915cm" svg:height="0.915cm" svg:x="20.311cm" svg:y="10cm">
          <text:p>M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14" draw:id="id114" draw:layer="layout" svg:width="0.915cm" svg:height="0.915cm" svg:x="17.72cm" svg:y="8.165cm">
          <text:p>M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13" draw:id="id113" draw:layer="layout" svg:width="0.915cm" svg:height="0.915cm" svg:x="16.367cm" svg:y="7.285cm">
          <text:p>M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BUS_20_RS485" draw:layer="layout" draw:type="curve" svg:x1="6.763cm" svg:y1="2.81cm" svg:x2="7.858cm" svg:y2="4.6cm" draw:start-shape="id104" draw:start-glue-point="5" draw:end-shape="id105" draw:end-glue-point="4" svg:d="M6763 2810c-813 0-678 561-201 759s1296 31 1296 1031">
          <text:p/>
        </draw:connector>
        <draw:connector draw:style-name="BUS_20_RS485" draw:layer="layout" draw:type="curve" svg:x1="7.678cm" svg:y1="2.81cm" svg:x2="10.985cm" svg:y2="4.961cm" draw:start-shape="id104" draw:start-glue-point="7" draw:end-shape="id106" draw:end-glue-point="0" svg:d="M7678 2810c2205 0 3307 717 3307 2151">
          <text:p/>
        </draw:connector>
        <draw:connector draw:style-name="BUS_20_RS485" draw:layer="layout" draw:type="curve" svg:x1="7.858cm" svg:y1="5.515cm" svg:x2="8.489cm" svg:y2="12.551cm" draw:start-shape="id105" draw:start-glue-point="6" draw:end-shape="id107" draw:end-glue-point="4" svg:d="M7858 5515c0 5277 631 1759 631 7036">
          <text:p/>
        </draw:connector>
        <draw:connector draw:style-name="BUS_20_RS485" draw:layer="layout" draw:type="curve" svg:x1="10.985cm" svg:y1="5.798cm" svg:x2="10.856cm" svg:y2="6.285cm" draw:start-shape="id106" draw:start-glue-point="2" draw:end-shape="id108" draw:end-glue-point="4" svg:d="M10985 5798c0 340-129 97-129 487">
          <text:p/>
        </draw:connector>
        <draw:connector draw:style-name="BUS_20_RS485" draw:layer="layout" draw:type="curve" svg:x1="8.489cm" svg:y1="13.466cm" svg:x2="8.385cm" svg:y2="13.861cm" draw:start-shape="id107" draw:start-glue-point="6" draw:end-shape="id109" draw:end-glue-point="0" svg:d="M8489 13466c0 321-104 124-104 395">
          <text:p/>
        </draw:connector>
        <draw:connector draw:style-name="BUS_20_RS485" draw:layer="layout" draw:type="curve" svg:x1="8.385cm" svg:y1="14.698cm" svg:x2="13.369cm" svg:y2="13.678cm" draw:start-shape="id109" draw:start-glue-point="2" draw:end-shape="id110" draw:end-glue-point="3" svg:d="M8385 14698c0 763 1350 637 1740 191s-182-1211 3244-1211">
          <text:p/>
        </draw:connector>
        <draw:connector draw:style-name="BUS_20_RS485" draw:layer="layout" draw:type="curve" svg:x1="14.2cm" svg:y1="13.678cm" svg:x2="14.542cm" svg:y2="13.906cm" draw:start-shape="id110" draw:start-glue-point="1" draw:end-shape="id111" draw:end-glue-point="4" svg:d="M14200 13678c228 0 342 76 342 228">
          <text:p/>
        </draw:connector>
        <draw:connector draw:style-name="BUS_20_RS485" draw:layer="layout" draw:type="curve" svg:x1="10.856cm" svg:y1="7.2cm" svg:x2="12.057cm" svg:y2="7.623cm" draw:start-shape="id108" draw:start-glue-point="6" draw:end-shape="id112" draw:end-glue-point="3" svg:d="M10856 7200c0 282 400 423 1201 423">
          <text:p/>
        </draw:connector>
        <draw:connector draw:style-name="BUS_20_RS485" draw:layer="layout" draw:type="curve" svg:x1="17.282cm" svg:y1="7.743cm" svg:x2="18.178cm" svg:y2="8.165cm" draw:start-shape="id113" draw:start-glue-point="7" draw:end-shape="id114" draw:end-glue-point="4" svg:d="M17282 7743c598 0 896 140 896 422">
          <text:p/>
        </draw:connector>
        <draw:connector draw:style-name="BUS_20_RS485" draw:layer="layout" draw:type="curve" svg:x1="14.9cm" svg:y1="11.258cm" svg:x2="16.367cm" svg:y2="7.743cm" draw:start-shape="id115" draw:start-glue-point="7" draw:end-shape="id113" draw:end-glue-point="5" svg:d="M14900 11258c1099 0 366-3515 1467-3515">
          <text:p/>
        </draw:connector>
        <draw:connector draw:style-name="BUS_20_RS485" draw:layer="layout" draw:type="curve" svg:x1="18.635cm" svg:y1="8.623cm" svg:x2="20.769cm" svg:y2="10cm" draw:start-shape="id114" draw:start-glue-point="7" draw:end-shape="id116" draw:end-glue-point="4" svg:d="M18635 8623c1423 0 2134 459 2134 1377">
          <text:p/>
        </draw:connector>
        <draw:connector draw:style-name="BUS_20_RS485" draw:layer="layout" draw:type="curve" svg:x1="14.542cm" svg:y1="14.821cm" svg:x2="14.57cm" svg:y2="18.979cm" draw:start-shape="id111" draw:start-glue-point="6" draw:end-shape="id117" draw:end-glue-point="3" svg:d="M14542 14821c0 2829-241 2356-425 2689s-310 1469 453 1469">
          <text:p/>
        </draw:connector>
        <draw:connector draw:style-name="BUS_20_RS485" draw:layer="layout" draw:type="curve" svg:x1="15.401cm" svg:y1="18.979cm" svg:x2="18.003cm" svg:y2="17.658cm" draw:start-shape="id117" draw:start-glue-point="1" draw:end-shape="id118" draw:end-glue-point="5" svg:d="M15401 18979c1927 0 627-1321 2602-1321">
          <text:p/>
        </draw:connector>
        <draw:connector draw:style-name="BUS_20_RS485" draw:layer="layout" draw:type="curve" svg:x1="18.918cm" svg:y1="17.658cm" svg:x2="22.481cm" svg:y2="18.837cm" draw:start-shape="id118" draw:start-glue-point="7" draw:end-shape="id119" draw:end-glue-point="5" svg:d="M18918 17658c2671 0 890 1179 3563 1179">
          <text:p/>
        </draw:connector>
        <draw:rect draw:style-name="gr60" draw:text-style-name="P11" xml:id="id120" draw:id="id120" draw:layer="layout" svg:width="2.107cm" svg:height="0.847cm" draw:transform="rotate (1.5707963267946) translate (19.564cm 15.704cm)">
          <text:p text:style-name="P1"><text:span text:style-name="T8">Raspi</text:span></text:p>
        </draw:rect>
        <draw:connector draw:style-name="BUS_20_RS485" draw:layer="layout" draw:type="curve" svg:x1="20.769cm" svg:y1="10.915cm" svg:x2="19.987cm" svg:y2="13.597cm" draw:start-shape="id116" draw:start-glue-point="6" draw:end-shape="id120" draw:end-glue-point="1" svg:d="M20769 10915c0 2035-782 695-782 2682">
          <text:p/>
        </draw:connector>
        <draw:connector draw:style-name="BUS_20_RS485" draw:layer="layout" draw:type="curve" svg:x1="19.987cm" svg:y1="15.704cm" svg:x2="21.128cm" svg:y2="16.2cm" draw:start-shape="id120" draw:start-glue-point="3" draw:end-shape="id121" draw:end-glue-point="6" svg:d="M19987 15704c0 1555 1141 1307 1141 496">
          <text:p/>
        </draw:connector>
        <draw:rect draw:style-name="gr131" draw:text-style-name="P14" xml:id="id112" draw:id="id112" draw:layer="layout" svg:width="1.343cm" svg:height="0.847cm" svg:x="12.057cm" svg:y="7.2cm">
          <text:p text:style-name="P1"><text:span text:style-name="T12">R+1</text:span></text:p>
        </draw:rect>
        <draw:circle draw:style-name="gr132" draw:text-style-name="P2" draw:layer="layout" svg:width="0.6cm" svg:height="0.6cm" svg:x="6.52cm" svg:y="12cm">
          <text:p text:style-name="P1"><text:span text:style-name="T1">T8</text:span></text:p>
        </draw:circle>
        <draw:polygon draw:style-name="gr130" draw:layer="layout" svg:width="3.596cm" svg:height="6.505cm" svg:x="20.217cm" svg:y="12.453cm" svg:viewBox="0 0 3597 6506" draw:points="3060,1055 2284,180 991,0 411,1059 0,2883 617,4527 1050,6506 3537,5352 3597,3024 3079,1055">
          <text:p/>
        </draw:polygon>
        <draw:polygon draw:style-name="gr130" draw:layer="layout" svg:width="4.879cm" svg:height="2.586cm" svg:x="15.491cm" svg:y="15.516cm" svg:viewBox="0 0 4880 2587" draw:points="514,153 0,1669 925,2491 2851,2587 3747,2368 4880,1684 4418,257 2209,0">
          <text:p/>
        </draw:polygon>
        <draw:polygon draw:style-name="gr130" draw:layer="layout" svg:width="4.457cm" svg:height="3.077cm" svg:x="5.073cm" svg:y="1.001cm" svg:viewBox="0 0 4458 3078" draw:points="0,791 230,3078 2400,3078 4099,2073 4458,388 2994,0 1473,373">
          <text:p/>
        </draw:polygon>
        <draw:polygon draw:style-name="gr130" draw:layer="layout" svg:width="2.659cm" svg:height="5.071cm" svg:x="8.654cm" svg:y="3.264cm" svg:viewBox="0 0 2660 5072" draw:points="917,0 199,696 0,3859 697,5072 1950,4913 2660,3800 2646,2904 1671,2586 2033,436">
          <text:p/>
        </draw:polygon>
        <draw:polygon draw:style-name="gr130" draw:layer="layout" svg:width="8.56cm" svg:height="6.048cm" svg:x="9.37cm" svg:y="12.254cm" svg:viewBox="0 0 8561 6049" draw:points="3880,510 2288,1533 398,3185 0,5313 1174,6049 3370,4407 5556,2903 7097,2697 8561,1618 8382,334 7457,0 6044,693 5053,510 3919,510">
          <text:p/>
        </draw:polygon>
        <draw:connector draw:style-name="BUS_20_RS485" draw:layer="layout" draw:type="curve" svg:x1="13.985cm" svg:y1="11.258cm" svg:x2="13.4cm" svg:y2="7.623cm" draw:start-shape="id115" draw:start-glue-point="5" draw:end-shape="id112" draw:end-glue-point="1" svg:d="M13985 11258c-813 0-542-1851-309-1851s487-1784-276-1784">
          <text:p/>
        </draw:connector>
        <draw:custom-shape draw:style-name="Module" draw:layer="layout" svg:width="0.915cm" svg:height="0.915cm" svg:x="21.257cm" svg:y="0.623cm">
          <text:p>x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6" draw:text-style-name="P9" draw:layer="layout" svg:width="3.712cm" svg:height="0.658cm" svg:x="22.324cm" svg:y="0.822cm">
          <draw:text-box>
            <text:p><text:span text:style-name="T1">Module</text:span></text:p>
          </draw:text-box>
        </draw:frame>
        <draw:custom-shape draw:style-name="Module" xml:id="id119" draw:id="id119" draw:layer="layout" svg:width="0.915cm" svg:height="0.915cm" svg:x="22.481cm" svg:y="18.379cm">
          <text:p>M1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BUS_20_RS485" draw:layer="layout" draw:type="curve" svg:x1="23.396cm" svg:y1="18.837cm" svg:x2="21.585cm" svg:y2="15.743cm" draw:start-shape="id119" draw:start-glue-point="7" draw:end-shape="id121" draw:end-glue-point="7" svg:d="M23396 18837c811 0 1717-3094-1811-3094">
          <text:p/>
        </draw:connector>
      </draw:page>
      <draw:page draw:name="page4" draw:style-name="dp1" draw:master-page-name="Standard">
        <draw:rect draw:style-name="gr41" draw:text-style-name="P12" draw:layer="layout" svg:width="6.5cm" svg:height="2.1cm" svg:x="0.3cm" svg:y="0.3cm">
          <text:p text:style-name="P1"><text:span text:style-name="T9">Lights/switches - étage</text:span></text:p>
        </draw:rect>
        <draw:frame draw:style-name="gr61" draw:text-style-name="P1" draw:layer="layout" svg:width="20.387cm" svg:height="15.44cm" svg:x="1.413cm" svg:y="4.2cm">
          <draw:image xlink:href="Pictures/10000000000003AC000002C70FE5618C.png" xlink:type="simple" xlink:show="embed" xlink:actuate="onLoad">
            <text:p/>
          </draw:image>
        </draw:frame>
        <draw:circle draw:style-name="gr97" draw:text-style-name="P12" xml:id="id123" draw:id="id123" draw:layer="layout" svg:width="1.375cm" svg:height="1.375cm" svg:x="6.133cm" svg:y="14.416cm">
          <text:p text:style-name="P1"><text:span text:style-name="T10">19</text:span></text:p>
        </draw:circle>
        <draw:circle draw:style-name="gr133" draw:text-style-name="P12" xml:id="id141" draw:id="id141" draw:layer="layout" svg:width="1.375cm" svg:height="1.375cm" svg:x="15.797cm" svg:y="14.521cm">
          <text:p text:style-name="P1"><text:span text:style-name="T10">20</text:span></text:p>
        </draw:circle>
        <draw:circle draw:style-name="gr82" draw:text-style-name="P12" xml:id="id126" draw:id="id126" draw:layer="layout" svg:width="1.375cm" svg:height="1.375cm" svg:x="4.989cm" svg:y="7.295cm">
          <text:p text:style-name="P1"><text:span text:style-name="T10">18</text:span></text:p>
        </draw:circle>
        <draw:circle draw:style-name="gr92" draw:text-style-name="P12" xml:id="id131" draw:id="id131" draw:layer="layout" svg:width="1.375cm" svg:height="1.375cm" svg:x="11.977cm" svg:y="9.733cm">
          <text:p text:style-name="P1"><text:span text:style-name="T10">17</text:span></text:p>
        </draw:circle>
        <draw:circle draw:style-name="gr84" draw:text-style-name="P12" xml:id="id137" draw:id="id137" draw:layer="layout" svg:width="1.375cm" svg:height="1.375cm" svg:x="14.334cm" svg:y="5.338cm">
          <text:p text:style-name="P1"><text:span text:style-name="T10">23</text:span></text:p>
        </draw:circle>
        <draw:circle draw:style-name="gr134" draw:text-style-name="P12" xml:id="id139" draw:id="id139" draw:layer="layout" svg:width="1.375cm" svg:height="1.375cm" svg:x="17.91cm" svg:y="7.376cm">
          <text:p text:style-name="P1"><text:span text:style-name="T10">22</text:span></text:p>
        </draw:circle>
        <draw:circle draw:style-name="gr86" draw:text-style-name="P12" xml:id="id135" draw:id="id135" draw:layer="layout" svg:width="1.375cm" svg:height="1.375cm" svg:x="18.485cm" svg:y="10.058cm">
          <text:p text:style-name="P1"><text:span text:style-name="T10">21</text:span></text:p>
        </draw:circle>
        <draw:circle draw:style-name="gr95" draw:text-style-name="P12" xml:id="id129" draw:id="id129" draw:layer="layout" svg:width="1.375cm" svg:height="1.375cm" svg:x="11.084cm" svg:y="6.15cm">
          <text:p text:style-name="P1"><text:span text:style-name="T10">12</text:span></text:p>
        </draw:circle>
        <draw:rect draw:style-name="gr64" draw:text-style-name="P1" draw:layer="layout" svg:width="0.731cm" svg:height="0.731cm" svg:x="2.876cm" svg:y="16.065cm">
          <text:p/>
        </draw:rect>
        <draw:rect draw:style-name="gr97" draw:text-style-name="P2" xml:id="id124" draw:id="id124" draw:layer="layout" svg:width="0.848cm" svg:height="0.731cm" svg:x="2.876cm" svg:y="16.065cm">
          <text:p text:style-name="P1"><text:span text:style-name="T1">19.2</text:span></text:p>
        </draw:rect>
        <draw:rect draw:style-name="gr135" draw:text-style-name="P2" xml:id="id122" draw:id="id122" draw:layer="layout" svg:width="0.9cm" svg:height="0.732cm" svg:x="8.558cm" svg:y="11.92cm">
          <text:p text:style-name="P1"><text:span text:style-name="T1">19.1</text:span></text:p>
        </draw:rect>
        <draw:rect draw:style-name="gr136" draw:text-style-name="P2" xml:id="id127" draw:id="id127" draw:layer="layout" svg:width="0.886cm" svg:height="0.731cm" svg:x="8.166cm" svg:y="9.32cm">
          <text:p text:style-name="P1"><text:span text:style-name="T1">18.2</text:span></text:p>
        </draw:rect>
        <draw:rect draw:style-name="gr82" draw:text-style-name="P2" xml:id="id125" draw:id="id125" draw:layer="layout" svg:width="0.731cm" svg:height="0.731cm" svg:x="7.183cm" svg:y="5.419cm">
          <text:p text:style-name="P1"><text:span text:style-name="T1">18.1</text:span></text:p>
        </draw:rect>
        <draw:rect draw:style-name="gr137" draw:text-style-name="P2" xml:id="id128" draw:id="id128" draw:layer="layout" svg:width="0.731cm" svg:height="0.731cm" svg:x="9.621cm" svg:y="7.857cm">
          <text:p text:style-name="P1"><text:span text:style-name="T1">12.2</text:span></text:p>
        </draw:rect>
        <draw:rect draw:style-name="gr92" draw:text-style-name="P2" xml:id="id130" draw:id="id130" draw:layer="layout" svg:width="0.731cm" svg:height="0.731cm" svg:x="9.621cm" svg:y="8.67cm">
          <text:p text:style-name="P1"><text:span text:style-name="T1">17.1</text:span></text:p>
        </draw:rect>
        <draw:rect draw:style-name="gr138" draw:text-style-name="P2" xml:id="id133" draw:id="id133" draw:layer="layout" svg:width="0.855cm" svg:height="0.731cm" svg:x="11.041cm" svg:y="10.864cm">
          <text:p text:style-name="P1"><text:span text:style-name="T1">17.3</text:span></text:p>
        </draw:rect>
        <draw:rect draw:style-name="gr92" draw:text-style-name="P2" xml:id="id132" draw:id="id132" draw:layer="layout" svg:width="0.731cm" svg:height="0.731cm" svg:x="13.847cm" svg:y="9.564cm">
          <text:p text:style-name="P1"><text:span text:style-name="T1">17.2</text:span></text:p>
        </draw:rect>
        <draw:rect draw:style-name="gr84" draw:text-style-name="P2" xml:id="id136" draw:id="id136" draw:layer="layout" svg:width="0.731cm" svg:height="0.731cm" svg:x="15.797cm" svg:y="5.338cm">
          <text:p text:style-name="P1"><text:span text:style-name="T1">23.1</text:span></text:p>
        </draw:rect>
        <draw:rect draw:style-name="gr139" draw:text-style-name="P2" xml:id="id138" draw:id="id138" draw:layer="layout" svg:width="0.848cm" svg:height="0.731cm" svg:x="16.203cm" svg:y="8.67cm">
          <text:p text:style-name="P1"><text:span text:style-name="T1">22.1</text:span></text:p>
        </draw:rect>
        <draw:rect draw:style-name="gr86" draw:text-style-name="P2" xml:id="id134" draw:id="id134" draw:layer="layout" svg:width="0.833cm" svg:height="0.731cm" svg:x="16.61cm" svg:y="10.945cm">
          <text:p text:style-name="P1"><text:span text:style-name="T1">21.1</text:span></text:p>
        </draw:rect>
        <draw:rect draw:style-name="gr140" draw:text-style-name="P2" xml:id="id140" draw:id="id140" draw:layer="layout" svg:width="0.902cm" svg:height="0.732cm" svg:x="13.765cm" svg:y="11.92cm">
          <text:p text:style-name="P1"><text:span text:style-name="T1">20.1</text:span></text:p>
        </draw:rect>
        <draw:rect draw:style-name="gr133" draw:text-style-name="P2" xml:id="id142" draw:id="id142" draw:layer="layout" svg:width="0.731cm" svg:height="0.731cm" svg:x="19.698cm" svg:y="16.146cm">
          <text:p text:style-name="P1"><text:span text:style-name="T1">20.2</text:span></text:p>
        </draw:rect>
        <draw:connector draw:style-name="gr141" draw:text-style-name="P1" draw:layer="layout" draw:type="curve" svg:x1="8.558cm" svg:y1="12.286cm" svg:x2="6.82cm" svg:y2="14.416cm" draw:start-shape="id122" draw:start-glue-point="3" draw:end-shape="id123" draw:end-glue-point="0" svg:d="M8558 12286c-1159 0-1738 710-1738 2130">
          <text:p/>
        </draw:connector>
        <draw:connector draw:style-name="gr141" draw:text-style-name="P1" draw:layer="layout" draw:type="curve" svg:x1="3.724cm" svg:y1="16.43cm" svg:x2="6.133cm" svg:y2="15.103cm" draw:start-shape="id124" draw:start-glue-point="1" draw:end-shape="id123" draw:end-glue-point="3" svg:d="M3724 16430c1807 0 603-1327 2409-1327">
          <text:p/>
        </draw:connector>
        <draw:connector draw:style-name="gr142" draw:text-style-name="P1" draw:layer="layout" draw:type="curve" svg:x1="7.183cm" svg:y1="5.784cm" svg:x2="5.676cm" svg:y2="7.295cm" draw:start-shape="id125" draw:start-glue-point="3" draw:end-shape="id126" draw:end-glue-point="0" svg:d="M7183 5784c-1005 0-1507 503-1507 1511">
          <text:p/>
        </draw:connector>
        <draw:connector draw:style-name="gr143" draw:text-style-name="P1" draw:layer="layout" draw:type="curve" svg:x1="8.166cm" svg:y1="9.685cm" svg:x2="5.676cm" svg:y2="8.67cm" draw:start-shape="id127" draw:start-glue-point="3" draw:end-shape="id126" draw:end-glue-point="2" svg:d="M8166 9685c-1660 0-2490-338-2490-1015">
          <text:p/>
        </draw:connector>
        <draw:connector draw:style-name="gr144" draw:text-style-name="P1" draw:layer="layout" draw:type="curve" svg:x1="9.986cm" svg:y1="7.857cm" svg:x2="11.084cm" svg:y2="6.837cm" draw:start-shape="id128" draw:start-glue-point="0" draw:end-shape="id129" draw:end-glue-point="3" svg:d="M9986 7857c0-680 366-1020 1098-1020">
          <text:p/>
        </draw:connector>
        <draw:connector draw:style-name="gr145" draw:text-style-name="P1" draw:layer="layout" draw:type="curve" svg:x1="10.352cm" svg:y1="9.035cm" svg:x2="12.664cm" svg:y2="9.733cm" draw:start-shape="id130" draw:start-glue-point="1" draw:end-shape="id131" draw:end-glue-point="0" svg:d="M10352 9035c1542 0 2312 232 2312 698">
          <text:p/>
        </draw:connector>
        <draw:connector draw:style-name="gr145" draw:text-style-name="P1" draw:layer="layout" draw:type="curve" svg:x1="14.212cm" svg:y1="10.295cm" svg:x2="13.352cm" svg:y2="10.42cm" draw:start-shape="id132" draw:start-glue-point="2" draw:end-shape="id131" draw:end-glue-point="1" svg:d="M14212 10295c0 84-286 125-860 125">
          <text:p/>
        </draw:connector>
        <draw:connector draw:style-name="gr146" draw:text-style-name="P1" draw:layer="layout" draw:type="curve" svg:x1="11.468cm" svg:y1="10.864cm" svg:x2="11.977cm" svg:y2="10.42cm" draw:start-shape="id133" draw:start-glue-point="0" draw:end-shape="id131" draw:end-glue-point="3" svg:d="M11468 10864c0-296 169-444 509-444">
          <text:p/>
        </draw:connector>
        <draw:connector draw:style-name="gr147" draw:text-style-name="P1" draw:layer="layout" draw:type="curve" svg:x1="17.443cm" svg:y1="11.31cm" svg:x2="18.485cm" svg:y2="10.745cm" draw:start-shape="id134" draw:start-glue-point="1" draw:end-shape="id135" draw:end-glue-point="3" svg:d="M17443 11310c781 0 261-565 1042-565">
          <text:p/>
        </draw:connector>
        <draw:connector draw:style-name="gr148" draw:text-style-name="P1" draw:layer="layout" draw:type="curve" svg:x1="15.797cm" svg:y1="5.703cm" svg:x2="15.709cm" svg:y2="6.025cm" draw:start-shape="id136" draw:start-glue-point="3" draw:end-shape="id137" draw:end-glue-point="1" svg:d="M15797 5703c-66 0-22 322-88 322">
          <text:p/>
        </draw:connector>
        <draw:connector draw:style-name="gr149" draw:text-style-name="P1" draw:layer="layout" draw:type="curve" svg:x1="17.051cm" svg:y1="9.035cm" svg:x2="17.91cm" svg:y2="8.063cm" draw:start-shape="id138" draw:start-glue-point="1" draw:end-shape="id139" draw:end-glue-point="3" svg:d="M17051 9035c645 0 216-972 859-972">
          <text:p/>
        </draw:connector>
        <draw:connector draw:style-name="gr150" draw:text-style-name="P1" draw:layer="layout" draw:type="curve" svg:x1="14.667cm" svg:y1="12.286cm" svg:x2="15.797cm" svg:y2="15.208cm" draw:start-shape="id140" draw:start-glue-point="1" draw:end-shape="id141" draw:end-glue-point="3" svg:d="M14667 12286c847 0 283 2922 1130 2922">
          <text:p/>
        </draw:connector>
        <draw:connector draw:style-name="gr150" draw:text-style-name="P1" draw:layer="layout" draw:type="curve" svg:x1="17.172cm" svg:y1="15.208cm" svg:x2="19.698cm" svg:y2="16.511cm" draw:start-shape="id141" draw:start-glue-point="1" draw:end-shape="id142" draw:end-glue-point="3" svg:d="M17172 15208c1894 0 632 1303 2526 1303">
          <text:p/>
        </draw:connector>
        <draw:circle draw:style-name="gr123" draw:text-style-name="P2" draw:layer="layout" svg:width="0.487cm" svg:height="0.488cm" svg:x="8.402cm" svg:y="10.051cm">
          <text:p text:style-name="P1"><text:span text:style-name="T1">T3</text:span></text:p>
        </draw:circle>
        <draw:circle draw:style-name="gr123" draw:text-style-name="P2" draw:layer="layout" svg:width="0.488cm" svg:height="0.487cm" svg:x="8.808cm" svg:y="12.652cm">
          <text:p text:style-name="P1"><text:span text:style-name="T1">T5</text:span></text:p>
        </draw:circle>
        <draw:circle draw:style-name="gr123" draw:text-style-name="P2" draw:layer="layout" svg:width="0.487cm" svg:height="0.487cm" svg:x="13.847cm" svg:y="12.652cm">
          <text:p text:style-name="P1"><text:span text:style-name="T1">T6</text:span></text:p>
        </draw:circle>
        <draw:circle draw:style-name="gr123" draw:text-style-name="P2" draw:layer="layout" svg:width="0.488cm" svg:height="0.488cm" svg:x="10.465cm" svg:y="11.026cm">
          <text:p text:style-name="P1"><text:span text:style-name="T1">T4</text:span></text:p>
        </draw:circle>
        <draw:ellipse draw:style-name="gr124" draw:text-style-name="P2" draw:layer="layout" svg:width="0.636cm" svg:height="0.487cm" svg:x="16.136cm" svg:y="8.101cm">
          <text:p text:style-name="P1"><text:span text:style-name="T1">H2</text:span></text:p>
        </draw:ellipse>
        <draw:ellipse draw:style-name="gr122" draw:text-style-name="P2" draw:layer="layout" svg:width="0.769cm" svg:height="0.62cm" svg:x="11.896cm" svg:y="11.026cm">
          <text:p text:style-name="P1"><text:span text:style-name="T1">M11</text:span></text:p>
        </draw:ellipse>
        <draw:ellipse draw:style-name="Volet_20_roulant" xml:id="id148" draw:id="id148" draw:layer="layout" svg:width="0.675cm" svg:height="0.68cm" svg:x="17.154cm" svg:y="17.577cm">
          <text:p>V6</text:p>
        </draw:ellipse>
        <draw:ellipse draw:style-name="Volet_20_roulant" xml:id="id147" draw:id="id147" draw:layer="layout" svg:width="0.675cm" svg:height="0.68cm" svg:x="5.29cm" svg:y="17.578cm">
          <text:p>V5</text:p>
        </draw:ellipse>
        <draw:ellipse draw:style-name="Volet_20_roulant" xml:id="id146" draw:id="id146" draw:layer="layout" svg:width="0.676cm" svg:height="0.68cm" svg:x="2.609cm" svg:y="10.184cm">
          <text:p>V7</text:p>
        </draw:ellipse>
        <draw:circle draw:style-name="gr42" draw:text-style-name="P5" draw:layer="layout" svg:width="0.6cm" svg:height="0.6cm" svg:x="22.896cm" svg:y="1.7cm">
          <text:p text:style-name="P1"><text:span text:style-name="T4">M</text:span></text:p>
        </draw:circle>
        <draw:circle draw:style-name="gr43" draw:text-style-name="P6" draw:layer="layout" svg:width="0.6cm" svg:height="0.6cm" svg:x="22.896cm" svg:y="2.5cm">
          <text:p text:style-name="P1"><text:span text:style-name="T5">T</text:span></text:p>
        </draw:circle>
        <draw:circle draw:style-name="gr44" draw:text-style-name="P6" draw:layer="layout" svg:width="0.6cm" svg:height="0.6cm" svg:x="22.896cm" svg:y="3.2cm">
          <text:p text:style-name="P1"><text:span text:style-name="T5">H</text:span></text:p>
        </draw:circle>
        <draw:ellipse draw:style-name="gr45" draw:text-style-name="P7" draw:layer="layout" svg:width="0.831cm" svg:height="0.837cm" svg:x="22.767cm" svg:y="3.862cm">
          <text:p text:style-name="P1"><text:span text:style-name="T6">VR4</text:span></text:p>
        </draw:ellipse>
        <draw:circle draw:style-name="gr2" draw:text-style-name="P12" draw:layer="layout" svg:width="0.94cm" svg:height="0.94cm" svg:x="22.796cm" svg:y="4.76cm">
          <text:p text:style-name="P1"><text:span text:style-name="T10">6</text:span></text:p>
        </draw:circle>
        <draw:rect draw:style-name="gr2" draw:text-style-name="P8" draw:layer="layout" svg:width="0.5cm" svg:height="0.5cm" svg:x="22.996cm" svg:y="5.8cm">
          <text:p text:style-name="P1"><text:span text:style-name="T7">6</text:span></text:p>
        </draw:rect>
        <draw:frame draw:style-name="gr46" draw:text-style-name="P9" draw:layer="layout" svg:width="3.712cm" svg:height="0.658cm" svg:x="23.696cm" svg:y="1.691cm">
          <draw:text-box>
            <text:p><text:span text:style-name="T1">Capteur mouvement</text:span></text:p>
          </draw:text-box>
        </draw:frame>
        <draw:frame draw:style-name="gr47" draw:text-style-name="P9" draw:layer="layout" svg:width="3.767cm" svg:height="0.658cm" svg:x="23.696cm" svg:y="2.491cm">
          <draw:text-box>
            <text:p><text:span text:style-name="T1">Capteur température</text:span></text:p>
          </draw:text-box>
        </draw:frame>
        <draw:frame draw:style-name="gr48" draw:text-style-name="P9" draw:layer="layout" svg:width="2.734cm" svg:height="0.658cm" svg:x="23.696cm" svg:y="3.191cm">
          <draw:text-box>
            <text:p><text:span text:style-name="T1">Capteur hydro</text:span></text:p>
          </draw:text-box>
        </draw:frame>
        <draw:frame draw:style-name="gr49" draw:text-style-name="P9" draw:layer="layout" svg:width="3.339cm" svg:height="0.658cm" svg:x="23.696cm" svg:y="3.991cm">
          <draw:text-box>
            <text:p><text:span text:style-name="T1">Inter. Volet roulant</text:span></text:p>
          </draw:text-box>
        </draw:frame>
        <draw:frame draw:style-name="gr50" draw:text-style-name="P9" draw:layer="layout" svg:width="1.794cm" svg:height="0.658cm" svg:x="23.696cm" svg:y="4.991cm">
          <draw:text-box>
            <text:p><text:span text:style-name="T1">Lumière</text:span></text:p>
          </draw:text-box>
        </draw:frame>
        <draw:frame draw:style-name="gr51" draw:text-style-name="P9" draw:layer="layout" svg:width="3.589cm" svg:height="0.658cm" svg:x="23.696cm" svg:y="5.791cm">
          <draw:text-box>
            <text:p><text:span text:style-name="T1">Interrupteur lumière</text:span></text:p>
          </draw:text-box>
        </draw:frame>
        <draw:frame draw:style-name="gr79" draw:text-style-name="P10" draw:layer="layout" svg:width="2.624cm" svg:height="0.743cm" svg:x="16.5cm" svg:y="13.091cm">
          <draw:text-box>
            <text:p><text:span text:style-name="T7">Chambre 2</text:span></text:p>
          </draw:text-box>
        </draw:frame>
        <draw:frame draw:style-name="gr79" draw:text-style-name="P10" draw:layer="layout" svg:width="2.624cm" svg:height="0.743cm" svg:x="2.701cm" svg:y="12.392cm">
          <draw:text-box>
            <text:p><text:span text:style-name="T7">Chambre 1</text:span></text:p>
          </draw:text-box>
        </draw:frame>
        <draw:frame draw:style-name="gr80" draw:text-style-name="P10" draw:layer="layout" svg:width="1.892cm" svg:height="0.743cm" svg:x="4.002cm" svg:y="10.193cm">
          <draw:text-box>
            <text:p><text:span text:style-name="T7">Bureau</text:span></text:p>
          </draw:text-box>
        </draw:frame>
        <draw:frame draw:style-name="gr59" draw:text-style-name="P10" draw:layer="layout" svg:width="2.027cm" svg:height="0.743cm" svg:x="9.903cm" svg:y="5.294cm">
          <draw:text-box>
            <text:p><text:span text:style-name="T7">Escalier</text:span></text:p>
          </draw:text-box>
        </draw:frame>
        <draw:frame draw:style-name="gr56" draw:text-style-name="P10" draw:layer="layout" svg:width="1.324cm" svg:height="0.743cm" svg:x="16.204cm" svg:y="6.295cm">
          <draw:text-box>
            <text:p><text:span text:style-name="T7">SdB</text:span></text:p>
          </draw:text-box>
        </draw:frame>
        <draw:frame draw:style-name="gr52" draw:text-style-name="P10" draw:layer="layout" svg:width="1.151cm" svg:height="0.743cm" svg:x="16.605cm" svg:y="9.896cm">
          <draw:text-box>
            <text:p><text:span text:style-name="T7">Wc</text:span></text:p>
          </draw:text-box>
        </draw:frame>
        <draw:frame draw:style-name="gr81" draw:text-style-name="P10" draw:layer="layout" svg:width="1.604cm" svg:height="0.743cm" svg:x="13.606cm" svg:y="10.597cm">
          <draw:text-box>
            <text:p><text:span text:style-name="T7">Palier</text:span></text:p>
          </draw:text-box>
        </draw:frame>
        <draw:custom-shape draw:style-name="Module" draw:text-style-name="P15" xml:id="id149" draw:id="id149" draw:layer="layout" svg:width="0.915cm" svg:height="0.915cm" svg:x="10.201cm" svg:y="8.12cm">
          <text:p><text:span text:style-name="T13">M1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gr130" draw:layer="layout" svg:width="5.673cm" svg:height="6.152cm" svg:x="3.73cm" svg:y="4.622cm" svg:viewBox="0 0 5674 6153" draw:points="2773,0 0,2965 2550,6153 5674,6057 5323,3347 4590,128 2869,0">
          <text:p/>
        </draw:polygon>
        <draw:polygon draw:style-name="gr130" draw:layer="layout" svg:width="8.191cm" svg:height="5.865cm" svg:x="2.168cm" svg:y="11.38cm" svg:viewBox="0 0 8192 5866" draw:points="7172,0 8192,1339 6630,4463 3028,5802 127,5866 0,3953 3965,3036 5323,287 7236,32">
          <text:p/>
        </draw:polygon>
        <draw:polygon draw:style-name="gr130" draw:layer="layout" svg:width="8.414cm" svg:height="5.737cm" svg:x="12.815cm" svg:y="11.508cm" svg:viewBox="0 0 8415 5738" draw:points="0,414 1020,4016 3060,5515 5897,5642 8256,5738 8415,4144 5451,3219 3411,1944 2422,0 32,382">
          <text:p/>
        </draw:polygon>
        <draw:polygon draw:style-name="gr130" draw:layer="layout" svg:width="6.63cm" svg:height="4.972cm" svg:x="13.643cm" svg:y="4.654cm" svg:viewBox="0 0 6631 4973" draw:points="32,478 2200,4973 5005,4941 6631,3411 4176,574 1945,0 0,542">
          <text:p/>
        </draw:polygon>
        <draw:polygon draw:style-name="gr130" draw:layer="layout" svg:width="4.59cm" svg:height="2.294cm" svg:x="15.811cm" svg:y="9.818cm" svg:viewBox="0 0 4591 2295" draw:points="4049,0 1020,87 0,702 670,2295 3730,2072 4591,1052">
          <text:p/>
        </draw:polygon>
        <draw:polygon draw:style-name="gr130" draw:layer="layout" svg:width="4.876cm" svg:height="3.793cm" svg:x="10.201cm" svg:y="8.543cm" svg:viewBox="0 0 4877 3794" draw:points="2900,0 0,1785 159,3220 1466,3794 3405,2788 4877,1435 4112,160 2932,32">
          <text:p/>
        </draw:polygon>
        <draw:polygon draw:style-name="gr130" draw:layer="layout" svg:width="4.048cm" svg:height="4.355cm" svg:x="9.212cm" svg:y="5.303cm" svg:viewBox="0 0 4049 4356" draw:points="2700,0 0,1774 192,4356 1530,4228 2710,2858 4049,1487">
          <text:p/>
        </draw:polygon>
        <draw:custom-shape draw:style-name="Module" draw:text-style-name="P15" xml:id="id144" draw:id="id144" draw:layer="layout" svg:width="0.915cm" svg:height="0.915cm" svg:x="8.137cm" svg:y="8.405cm">
          <text:p><text:span text:style-name="T13">M1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5" xml:id="id145" draw:id="id145" draw:layer="layout" svg:width="0.915cm" svg:height="0.915cm" svg:x="7.643cm" svg:y="11.92cm">
          <text:p><text:span text:style-name="T13">M1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5" xml:id="id151" draw:id="id151" draw:layer="layout" svg:width="0.915cm" svg:height="0.915cm" svg:x="14.667cm" svg:y="11.92cm">
          <text:p><text:span text:style-name="T13">M1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5" xml:id="id152" draw:id="id152" draw:layer="layout" svg:width="0.915cm" svg:height="0.915cm" svg:x="17.281cm" svg:y="10.945cm">
          <text:p><text:span text:style-name="T13">M1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5" xml:id="id153" draw:id="id153" draw:layer="layout" svg:width="0.915cm" svg:height="0.915cm" svg:x="15.288cm" svg:y="8.588cm">
          <text:p><text:span text:style-name="T13">M1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1" draw:text-style-name="P15" xml:id="id150" draw:id="id150" draw:layer="layout" svg:width="0.915cm" svg:height="0.915cm" svg:x="10.953cm" svg:y="10.111cm">
          <text:p><text:span text:style-name="T13">M1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31" draw:text-style-name="P14" xml:id="id143" draw:id="id143" draw:layer="layout" svg:width="1.343cm" svg:height="0.847cm" svg:x="9.741cm" svg:y="5.303cm">
          <text:p text:style-name="P1"><text:span text:style-name="T12">RDC</text:span></text:p>
        </draw:rect>
        <draw:connector draw:style-name="BUS_20_RS485" draw:layer="layout" draw:type="curve" svg:x1="9.741cm" svg:y1="5.726cm" svg:x2="8.595cm" svg:y2="8.405cm" draw:start-shape="id143" draw:start-glue-point="3" draw:end-shape="id144" draw:end-glue-point="4" svg:d="M9741 5726c-764 0-1146 893-1146 2679">
          <text:p/>
        </draw:connector>
        <draw:connector draw:style-name="BUS_20_RS485" draw:layer="layout" draw:type="curve" svg:x1="7.643cm" svg:y1="12.378cm" svg:x2="2.947cm" svg:y2="10.184cm" draw:start-shape="id145" draw:start-glue-point="5" draw:end-shape="id146" draw:end-glue-point="0" svg:d="M7643 12378c-3292 0-2743-1352-3094-2091s-1602-866-1602-103">
          <text:p/>
        </draw:connector>
        <draw:connector draw:style-name="BUS_20_RS485" draw:layer="layout" draw:type="curve" svg:x1="2.947cm" svg:y1="10.864cm" svg:x2="5.29cm" svg:y2="17.918cm" draw:start-shape="id146" draw:start-glue-point="2" draw:end-shape="id147" draw:end-glue-point="3" svg:d="M2947 10864c0 4703 781 7054 2343 7054">
          <text:p/>
        </draw:connector>
        <draw:connector draw:style-name="BUS_20_RS485" draw:layer="layout" draw:type="curve" svg:x1="5.965cm" svg:y1="17.918cm" svg:x2="17.154cm" svg:y2="17.917cm" draw:start-shape="id147" draw:start-glue-point="1" draw:end-shape="id148" draw:end-glue-point="3" svg:d="M5965 17918c8392 0 2798-1 11189-1">
          <text:p/>
        </draw:connector>
        <draw:connector draw:style-name="BUS_20_RS485" draw:layer="layout" draw:type="curve" svg:x1="8.101cm" svg:y1="11.92cm" svg:x2="8.595cm" svg:y2="9.32cm" draw:start-shape="id145" draw:start-glue-point="4" draw:end-shape="id144" draw:end-glue-point="6" svg:d="M8101 11920c0-1950 494-650 494-2600">
          <text:p/>
        </draw:connector>
        <draw:connector draw:style-name="BUS_20_RS485" draw:layer="layout" draw:type="curve" svg:x1="11.084cm" svg:y1="5.726cm" svg:x2="10.659cm" svg:y2="8.12cm" draw:start-shape="id143" draw:start-glue-point="1" draw:end-shape="id149" draw:end-glue-point="4" svg:d="M11084 5726c763 0 636 697 339 920s-764-27-764 1474">
          <text:p/>
        </draw:connector>
        <draw:connector draw:style-name="BUS_20_RS485" draw:layer="layout" draw:type="curve" svg:x1="10.659cm" svg:y1="9.035cm" svg:x2="10.953cm" svg:y2="10.569cm" draw:start-shape="id149" draw:start-glue-point="6" draw:end-shape="id150" draw:end-glue-point="5" svg:d="M10659 9035c0 1023 98 1534 294 1534">
          <text:p/>
        </draw:connector>
        <draw:connector draw:style-name="BUS_20_RS485" draw:layer="layout" draw:type="curve" svg:x1="17.829cm" svg:y1="17.917cm" svg:x2="15.125cm" svg:y2="12.835cm" draw:start-shape="id148" draw:start-glue-point="1" draw:end-shape="id151" draw:end-glue-point="6" svg:d="M17829 17917c763 0 637-1347-230-1723s-2474 221-2474-3359">
          <text:p/>
        </draw:connector>
        <draw:connector draw:style-name="BUS_20_RS485" draw:layer="layout" draw:type="curve" svg:x1="15.125cm" svg:y1="11.92cm" svg:x2="17.739cm" svg:y2="11.86cm" draw:start-shape="id151" draw:start-glue-point="4" draw:end-shape="id152" draw:end-glue-point="6" svg:d="M15125 11920c0-813 1306-542 1306-31 0 512 1308 782 1308-29">
          <text:p/>
        </draw:connector>
        <draw:connector draw:style-name="BUS_20_RS485" draw:layer="layout" draw:type="curve" svg:x1="17.739cm" svg:y1="10.945cm" svg:x2="16.203cm" svg:y2="9.046cm" draw:start-shape="id152" draw:start-glue-point="4" draw:end-shape="id153" draw:end-glue-point="7" svg:d="M17739 10945c0-1266-512-1899-1536-1899">
          <text:p/>
        </draw:connector>
        <draw:connector draw:style-name="BUS_20_RS485" draw:layer="layout" draw:type="curve" svg:x1="11.868cm" svg:y1="10.569cm" svg:x2="15.288cm" svg:y2="9.046cm" draw:start-shape="id150" draw:start-glue-point="7" draw:end-shape="id153" draw:end-glue-point="5" svg:d="M11868 10569c2565 0 855-1523 3420-1523">
          <text:p/>
        </draw:connector>
        <draw:custom-shape draw:style-name="Module" draw:layer="layout" svg:width="0.915cm" svg:height="0.915cm" svg:x="22.737cm" svg:y="0.723cm">
          <text:p>x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6" draw:text-style-name="P9" draw:layer="layout" svg:width="3.712cm" svg:height="0.658cm" svg:x="23.804cm" svg:y="0.922cm">
          <draw:text-box>
            <text:p><text:span text:style-name="T1">Modu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Cyan_20_Gradient" draw:display-name="Cyan Gradient" draw:style="radial" draw:cx="0%" draw:cy="0%" draw:start-color="#00cccc" draw:end-color="#99ffff" draw:start-intensity="100%" draw:end-intensity="100%" draw:border="0%"/>
    <draw:gradient draw:name="Green_20_Gradient_20_3" draw:display-name="Green Gradient 3" draw:style="linear" draw:start-color="#ccff66" draw:end-color="#336600" draw:start-intensity="100%" draw:end-intensity="85%" draw:angle="900" draw:border="40%"/>
    <draw:gradient draw:name="Pink_20_Gradient" draw:display-name="Pink Gradient" draw:style="square" draw:cx="50%" draw:cy="50%" draw:start-color="#ff00ff" draw:end-color="#ffccff" draw:start-intensity="100%" draw:end-intensity="100%" draw:angle="1350" draw:border="15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.018cm" svg:stroke-color="#000000" draw:marker-start-width="0.227cm" draw:marker-start-center="false" draw:marker-end-width="0.227cm" draw:marker-end-center="false" svg:stroke-opacity="100%" draw:stroke-linejoin="round" svg:stroke-linecap="butt" draw:fill="solid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mite_20_module" style:display-name="Limite module" style:family="graphic" style:parent-style-name="objectwithoutfill">
      <style:graphic-properties draw:stroke="dash" draw:stroke-dash="Ultrafine_20_Dashed" svg:stroke-width="0.106cm" svg:stroke-color="#c5000b" draw:marker-start-width="0.359cm" draw:marker-end-width="0.359cm" draw:fill="none" draw:textarea-vertical-align="middle" fo:padding-top="0.178cm" fo:padding-bottom="0.178cm" fo:padding-left="0.303cm" fo:padding-right="0.303cm"/>
      <style:paragraph-properties fo:text-align="center"/>
    </style:style>
    <style:style style:name="Module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f420e" draw:textarea-horizontal-align="justify" draw:textarea-vertical-align="middle" draw:auto-grow-height="false" fo:min-height="0cm" fo:min-width="0cm" fo:padding-top="0.165cm" fo:padding-bottom="0.165cm" fo:padding-left="0.29cm" fo:padding-right="0.29cm"/>
      <style:paragraph-properties fo:text-align="center"/>
      <style:text-properties fo:color="#ffffff" fo:font-size="10pt" style:font-size-asian="10pt" style:font-size-complex="10pt"/>
    </style:style>
    <style:style style:name="BUS_20_RS485" style:display-name="BUS RS485" style:family="graphic" style:parent-style-name="objectwithoutfill">
      <style:graphic-properties svg:stroke-width="0.159cm" svg:stroke-color="#ff420e" draw:marker-start-width="0.438cm" draw:marker-end-width="0.438cm" draw:fill="none" draw:textarea-vertical-align="middle" fo:padding-top="0.204cm" fo:padding-bottom="0.204cm" fo:padding-left="0.329cm" fo:padding-right="0.329cm"/>
      <style:paragraph-properties fo:text-align="center"/>
    </style:style>
    <style:style style:name="Volet_20_roulant" style:display-name="Volet roulant" style:family="graphic" style:parent-style-name="standard">
      <style:graphic-properties draw:stroke="solid" svg:stroke-width="0.018cm" svg:stroke-color="#000000" draw:marker-start-width="0.095cm" draw:marker-start-center="false" draw:marker-end-width="0.095cm" draw:marker-end-center="false" svg:stroke-opacity="100%" draw:stroke-linejoin="round" svg:stroke-linecap="butt" draw:fill="solid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Volet_20_roulant" style:display-name="Volet roula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uch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éphane </meta:initial-creator>
    <meta:creation-date>2017-03-30T12:05:56.08</meta:creation-date>
    <dc:date>2017-04-10T14:44:42.15</dc:date>
    <dc:creator>Stéphane </dc:creator>
    <meta:editing-duration>P1DT4H12M28S</meta:editing-duration>
    <meta:editing-cycles>36</meta:editing-cycles>
    <meta:generator>OpenOffice/4.1.2$Win32 OpenOffice.org_project/412m3$Build-9782</meta:generator>
    <meta:printed-by>Stéphane </meta:printed-by>
    <meta:print-date>2017-03-30T13:42:33.36</meta:print-date>
    <meta:document-statistic meta:object-count="463"/>
  </office:meta>
</office:document-meta>
</file>